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Symbol" svg:font-family="OpenSymbol"/>
    <style:font-face style:name="Tahoma1" svg:font-family="Tahoma"/>
    <style:font-face style:name="Consolas1" svg:font-family="Consolas" style:font-family-generic="roman"/>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799cm" style:rel-column-width="14646*"/>
    </style:style>
    <style:style style:name="Tabelle1.B" style:family="table-column">
      <style:table-column-properties style:column-width="6.6cm" style:rel-column-width="25444*"/>
    </style:style>
    <style:style style:name="Tabelle1.C" style:family="table-column">
      <style:table-column-properties style:column-width="6.6cm" style:rel-column-width="254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799cm"/>
    </style:style>
    <style:style style:name="Tabelle2.B" style:family="table-column">
      <style:table-column-properties style:column-width="13.213cm"/>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3.799cm" style:rel-column-width="14646*"/>
    </style:style>
    <style:style style:name="Tabelle3.B" style:family="table-column">
      <style:table-column-properties style:column-width="6.6cm" style:rel-column-width="25444*"/>
    </style:style>
    <style:style style:name="Tabelle3.C" style:family="table-column">
      <style:table-column-properties style:column-width="6.6cm" style:rel-column-width="254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3.799cm"/>
    </style:style>
    <style:style style:name="Tabelle4.B" style:family="table-column">
      <style:table-column-properties style:column-width="13.213cm"/>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3.799cm" style:rel-column-width="14646*"/>
    </style:style>
    <style:style style:name="Tabelle5.B" style:family="table-column">
      <style:table-column-properties style:column-width="6.6cm" style:rel-column-width="25444*"/>
    </style:style>
    <style:style style:name="Tabelle5.C" style:family="table-column">
      <style:table-column-properties style:column-width="6.6cm" style:rel-column-width="2544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3.799cm"/>
    </style:style>
    <style:style style:name="Tabelle6.B" style:family="table-column">
      <style:table-column-properties style:column-width="13.213cm"/>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3.799cm" style:rel-column-width="14646*"/>
    </style:style>
    <style:style style:name="Tabelle7.B" style:family="table-column">
      <style:table-column-properties style:column-width="6.6cm" style:rel-column-width="25444*"/>
    </style:style>
    <style:style style:name="Tabelle7.C" style:family="table-column">
      <style:table-column-properties style:column-width="6.6cm" style:rel-column-width="25445*"/>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3.799cm"/>
    </style:style>
    <style:style style:name="Tabelle8.B" style:family="table-column">
      <style:table-column-properties style:column-width="13.213cm"/>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3.799cm" style:rel-column-width="14646*"/>
    </style:style>
    <style:style style:name="Tabelle9.B" style:family="table-column">
      <style:table-column-properties style:column-width="6.6cm" style:rel-column-width="25444*"/>
    </style:style>
    <style:style style:name="Tabelle9.C" style:family="table-column">
      <style:table-column-properties style:column-width="6.6cm" style:rel-column-width="25445*"/>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3.799cm"/>
    </style:style>
    <style:style style:name="Tabelle10.B" style:family="table-column">
      <style:table-column-properties style:column-width="13.213cm"/>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3.799cm" style:rel-column-width="14646*"/>
    </style:style>
    <style:style style:name="Tabelle11.B" style:family="table-column">
      <style:table-column-properties style:column-width="6.6cm" style:rel-column-width="25444*"/>
    </style:style>
    <style:style style:name="Tabelle11.C" style:family="table-column">
      <style:table-column-properties style:column-width="6.6cm" style:rel-column-width="25445*"/>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3.799cm"/>
    </style:style>
    <style:style style:name="Tabelle12.B" style:family="table-column">
      <style:table-column-properties style:column-width="13.213cm"/>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3.9cm" style:rel-column-width="15034*"/>
    </style:style>
    <style:style style:name="Tabelle13.B" style:family="table-column">
      <style:table-column-properties style:column-width="6.549cm" style:rel-column-width="25247*"/>
    </style:style>
    <style:style style:name="Tabelle13.C" style:family="table-column">
      <style:table-column-properties style:column-width="6.551cm" style:rel-column-width="25254*"/>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3cm" style:rel-column-width="11566*"/>
    </style:style>
    <style:style style:name="Tabelle15.C" style:family="table-column">
      <style:table-column-properties style:column-width="11cm" style:rel-column-width="42403*"/>
    </style:style>
    <style:style style:name="Tabelle15.A1" style:family="table-cell">
      <style:table-cell-properties fo:padding="0.097cm" fo:border-left="0.05pt solid #000000" fo:border-right="none" fo:border-top="0.05pt solid #000000" fo:border-bottom="0.05pt solid #000000"/>
    </style:style>
    <style:style style:name="Tabelle15.C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3cm" style:rel-column-width="11566*"/>
    </style:style>
    <style:style style:name="Tabelle16.C" style:family="table-column">
      <style:table-column-properties style:column-width="11cm" style:rel-column-width="42403*"/>
    </style:style>
    <style:style style:name="Tabelle16.A1" style:family="table-cell">
      <style:table-cell-properties fo:padding="0.097cm" fo:border-left="0.05pt solid #000000" fo:border-right="none" fo:border-top="0.05pt solid #000000" fo:border-bottom="0.05pt solid #000000"/>
    </style:style>
    <style:style style:name="Tabelle16.C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3cm" style:rel-column-width="11566*"/>
    </style:style>
    <style:style style:name="Tabelle17.C" style:family="table-column">
      <style:table-column-properties style:column-width="11cm" style:rel-column-width="42403*"/>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C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3.799cm"/>
    </style:style>
    <style:style style:name="Tabelle14.B" style:family="table-column">
      <style:table-column-properties style:column-width="13.213cm"/>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3.799cm" style:rel-column-width="14646*"/>
    </style:style>
    <style:style style:name="Tabelle18.B" style:family="table-column">
      <style:table-column-properties style:column-width="6.6cm" style:rel-column-width="25444*"/>
    </style:style>
    <style:style style:name="Tabelle18.C" style:family="table-column">
      <style:table-column-properties style:column-width="6.6cm" style:rel-column-width="25445*"/>
    </style:style>
    <style:style style:name="Tabelle18.A1" style:family="table-cell">
      <style:table-cell-properties fo:padding="0.097cm" fo:border-left="0.05pt solid #000000" fo:border-right="none" fo:border-top="0.05pt solid #000000" fo:border-bottom="0.05pt solid #000000"/>
    </style:style>
    <style:style style:name="Tabelle18.C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9" style:family="table">
      <style:table-properties style:width="17.013cm" fo:margin-left="0cm" table:align="left"/>
    </style:style>
    <style:style style:name="Tabelle19.A" style:family="table-column">
      <style:table-column-properties style:column-width="3.799cm"/>
    </style:style>
    <style:style style:name="Tabelle19.B" style:family="table-column">
      <style:table-column-properties style:column-width="13.213cm"/>
    </style:style>
    <style:style style:name="Tabelle19.A1" style:family="table-cell">
      <style:table-cell-properties fo:padding="0.097cm" fo:border-left="0.05pt solid #000000" fo:border-right="none" fo:border-top="0.05pt solid #000000" fo:border-bottom="none"/>
    </style:style>
    <style:style style:name="Tabelle19.B1" style:family="table-cell">
      <style:table-cell-properties fo:padding="0.097cm" fo:border-left="0.05pt solid #000000" fo:border-right="0.05pt solid #000000" fo:border-top="0.05pt solid #000000" fo:border-bottom="none"/>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2.499cm" style:rel-column-width="1417*"/>
    </style:style>
    <style:style style:name="Tabelle20.D" style:family="table-column">
      <style:table-column-properties style:column-width="9.502cm" style:rel-column-width="5387*"/>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2.499cm" style:rel-column-width="1417*"/>
    </style:style>
    <style:style style:name="Tabelle21.D" style:family="table-column">
      <style:table-column-properties style:column-width="9.502cm" style:rel-column-width="5387*"/>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2.499cm" style:rel-column-width="1417*"/>
    </style:style>
    <style:style style:name="Tabelle22.D" style:family="table-column">
      <style:table-column-properties style:column-width="9.502cm" style:rel-column-width="5387*"/>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0.05pt solid #000000" fo:border-top="none" fo:border-bottom="0.05pt solid #000000"/>
    </style:style>
    <style:style style:name="Tabelle23" style:family="table">
      <style:table-properties style:width="17cm" table:align="margins"/>
    </style:style>
    <style:style style:name="Tabelle23.A" style:family="table-column">
      <style:table-column-properties style:column-width="2.499cm" style:rel-column-width="1417*"/>
    </style:style>
    <style:style style:name="Tabelle23.D" style:family="table-column">
      <style:table-column-properties style:column-width="9.502cm" style:rel-column-width="5387*"/>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D2"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2.499cm" style:rel-column-width="1417*"/>
    </style:style>
    <style:style style:name="Tabelle24.D" style:family="table-column">
      <style:table-column-properties style:column-width="9.502cm" style:rel-column-width="5387*"/>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D2"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2.499cm" style:rel-column-width="1417*"/>
    </style:style>
    <style:style style:name="Tabelle25.D" style:family="table-column">
      <style:table-column-properties style:column-width="9.502cm" style:rel-column-width="5387*"/>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2.499cm" style:rel-column-width="1417*"/>
    </style:style>
    <style:style style:name="Tabelle26.B" style:family="table-column">
      <style:table-column-properties style:column-width="14.501cm" style:rel-column-width="8221*"/>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2.499cm" style:rel-column-width="1417*"/>
    </style:style>
    <style:style style:name="Tabelle27.B" style:family="table-column">
      <style:table-column-properties style:column-width="14.501cm" style:rel-column-width="8221*"/>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2.499cm" style:rel-column-width="1417*"/>
    </style:style>
    <style:style style:name="Tabelle28.D" style:family="table-column">
      <style:table-column-properties style:column-width="9.502cm" style:rel-column-width="5387*"/>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D2"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2.499cm" style:rel-column-width="1417*"/>
    </style:style>
    <style:style style:name="Tabelle29.B" style:family="table-column">
      <style:table-column-properties style:column-width="14.501cm" style:rel-column-width="8221*"/>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2.499cm" style:rel-column-width="1417*"/>
    </style:style>
    <style:style style:name="Tabelle30.D" style:family="table-column">
      <style:table-column-properties style:column-width="9.502cm" style:rel-column-width="5387*"/>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D2" style:family="table-cell">
      <style:table-cell-properties fo:padding="0.097cm" fo:border-left="0.05pt solid #000000" fo:border-right="0.05pt solid #000000" fo:border-top="none" fo:border-bottom="0.05pt solid #000000"/>
    </style:style>
    <style:style style:name="Tabelle31" style:family="table">
      <style:table-properties style:width="17cm" table:align="margins"/>
    </style:style>
    <style:style style:name="Tabelle31.A" style:family="table-column">
      <style:table-column-properties style:column-width="2.499cm" style:rel-column-width="1417*"/>
    </style:style>
    <style:style style:name="Tabelle31.D" style:family="table-column">
      <style:table-column-properties style:column-width="9.502cm" style:rel-column-width="5387*"/>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D2"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2.499cm" style:rel-column-width="1417*"/>
    </style:style>
    <style:style style:name="Tabelle32.D" style:family="table-column">
      <style:table-column-properties style:column-width="9.502cm" style:rel-column-width="5387*"/>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D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2.499cm" style:rel-column-width="1417*"/>
    </style:style>
    <style:style style:name="Tabelle33.D" style:family="table-column">
      <style:table-column-properties style:column-width="9.502cm" style:rel-column-width="5387*"/>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D2" style:family="table-cell">
      <style:table-cell-properties fo:padding="0.097cm" fo:border-left="0.05pt solid #000000" fo:border-right="0.05pt solid #000000" fo:border-top="none" fo:border-bottom="0.05pt solid #000000"/>
    </style:style>
    <style:style style:name="Tabelle34" style:family="table">
      <style:table-properties style:width="17cm" table:align="margins"/>
    </style:style>
    <style:style style:name="Tabelle34.A" style:family="table-column">
      <style:table-column-properties style:column-width="2.499cm" style:rel-column-width="1417*"/>
    </style:style>
    <style:style style:name="Tabelle34.D" style:family="table-column">
      <style:table-column-properties style:column-width="9.502cm" style:rel-column-width="5387*"/>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D2"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2.499cm" style:rel-column-width="1417*"/>
    </style:style>
    <style:style style:name="Tabelle35.D" style:family="table-column">
      <style:table-column-properties style:column-width="9.502cm" style:rel-column-width="5387*"/>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2.499cm" style:rel-column-width="1417*"/>
    </style:style>
    <style:style style:name="Tabelle36.D" style:family="table-column">
      <style:table-column-properties style:column-width="9.502cm" style:rel-column-width="5387*"/>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2.499cm" style:rel-column-width="1417*"/>
    </style:style>
    <style:style style:name="Tabelle37.D" style:family="table-column">
      <style:table-column-properties style:column-width="9.502cm" style:rel-column-width="5387*"/>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D2"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2.499cm" style:rel-column-width="1417*"/>
    </style:style>
    <style:style style:name="Tabelle38.D" style:family="table-column">
      <style:table-column-properties style:column-width="9.502cm" style:rel-column-width="5387*"/>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D2" style:family="table-cell">
      <style:table-cell-properties fo:padding="0.097cm" fo:border-left="0.05pt solid #000000" fo:border-right="0.05pt solid #000000" fo:border-top="none" fo:border-bottom="0.05pt solid #000000"/>
    </style:style>
    <style:style style:name="Tabelle39" style:family="table">
      <style:table-properties style:width="17cm" table:align="margins"/>
    </style:style>
    <style:style style:name="Tabelle39.A" style:family="table-column">
      <style:table-column-properties style:column-width="2.499cm" style:rel-column-width="1417*"/>
    </style:style>
    <style:style style:name="Tabelle39.D" style:family="table-column">
      <style:table-column-properties style:column-width="9.502cm" style:rel-column-width="5387*"/>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D2" style:family="table-cell">
      <style:table-cell-properties fo:padding="0.097cm" fo:border-left="0.05pt solid #000000" fo:border-right="0.05pt solid #000000" fo:border-top="none" fo:border-bottom="0.05pt solid #000000"/>
    </style:style>
    <style:style style:name="Tabelle40" style:family="table">
      <style:table-properties style:width="17cm" table:align="margins"/>
    </style:style>
    <style:style style:name="Tabelle40.A" style:family="table-column">
      <style:table-column-properties style:column-width="3cm" style:rel-column-width="11566*"/>
    </style:style>
    <style:style style:name="Tabelle40.C" style:family="table-column">
      <style:table-column-properties style:column-width="11cm" style:rel-column-width="42403*"/>
    </style:style>
    <style:style style:name="Tabelle40.A1" style:family="table-cell">
      <style:table-cell-properties fo:padding="0.097cm" fo:border-left="0.05pt solid #000000" fo:border-right="none" fo:border-top="0.05pt solid #000000" fo:border-bottom="0.05pt solid #000000"/>
    </style:style>
    <style:style style:name="Tabelle40.C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1" style:family="table">
      <style:table-properties style:width="17cm" table:align="margins"/>
    </style:style>
    <style:style style:name="Tabelle41.A" style:family="table-column">
      <style:table-column-properties style:column-width="4.001cm" style:rel-column-width="2268*"/>
    </style:style>
    <style:style style:name="Tabelle41.B" style:family="table-column">
      <style:table-column-properties style:column-width="13cm" style:rel-column-width="7370*"/>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2" style:family="table">
      <style:table-properties style:width="17cm" table:align="margins"/>
    </style:style>
    <style:style style:name="Tabelle42.A" style:family="table-column">
      <style:table-column-properties style:column-width="4.001cm" style:rel-column-width="2268*"/>
    </style:style>
    <style:style style:name="Tabelle42.B" style:family="table-column">
      <style:table-column-properties style:column-width="13cm" style:rel-column-width="7370*"/>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4.001cm" style:rel-column-width="2268*"/>
    </style:style>
    <style:style style:name="Tabelle43.B" style:family="table-column">
      <style:table-column-properties style:column-width="13cm" style:rel-column-width="7370*"/>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cm" table:align="margins"/>
    </style:style>
    <style:style style:name="Tabelle44.A" style:family="table-column">
      <style:table-column-properties style:column-width="4.001cm" style:rel-column-width="2268*"/>
    </style:style>
    <style:style style:name="Tabelle44.B" style:family="table-column">
      <style:table-column-properties style:column-width="13cm" style:rel-column-width="7370*"/>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7cm" table:align="margins"/>
    </style:style>
    <style:style style:name="Tabelle45.A" style:family="table-column">
      <style:table-column-properties style:column-width="4.001cm" style:rel-column-width="2268*"/>
    </style:style>
    <style:style style:name="Tabelle45.B" style:family="table-column">
      <style:table-column-properties style:column-width="13cm" style:rel-column-width="7370*"/>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6f982" officeooo:paragraph-rsid="0006f982"/>
    </style:style>
    <style:style style:name="P2" style:family="paragraph" style:parent-style-name="Standard">
      <style:paragraph-properties fo:text-align="justify" style:justify-single-word="false"/>
      <style:text-properties style:font-name="Arial" officeooo:rsid="0006f982" officeooo:paragraph-rsid="0006f982"/>
    </style:style>
    <style:style style:name="P3" style:family="paragraph" style:parent-style-name="Standard">
      <style:paragraph-properties>
        <style:tab-stops>
          <style:tab-stop style:position="3.016cm"/>
        </style:tab-stops>
      </style:paragraph-properties>
      <style:text-properties style:font-name="Arial" officeooo:rsid="0006f982" officeooo:paragraph-rsid="0006f982"/>
    </style:style>
    <style:style style:name="P4" style:family="paragraph" style:parent-style-name="Standard">
      <style:paragraph-properties>
        <style:tab-stops>
          <style:tab-stop style:position="3.016cm"/>
        </style:tab-stops>
      </style:paragraph-properties>
      <style:text-properties style:font-name="Arial" style:text-underline-style="solid" style:text-underline-width="auto" style:text-underline-color="font-color" officeooo:rsid="0006f982" officeooo:paragraph-rsid="0006f982"/>
    </style:style>
    <style:style style:name="P5" style:family="paragraph" style:parent-style-name="Text_20_body">
      <style:text-properties officeooo:paragraph-rsid="000eb55e"/>
    </style:style>
    <style:style style:name="P6" style:family="paragraph" style:parent-style-name="Text_20_body">
      <style:text-properties officeooo:paragraph-rsid="0010e3dd"/>
    </style:style>
    <style:style style:name="P7" style:family="paragraph" style:parent-style-name="Text_20_body">
      <style:text-properties officeooo:paragraph-rsid="00120300"/>
    </style:style>
    <style:style style:name="P8" style:family="paragraph" style:parent-style-name="Text_20_body">
      <style:text-properties officeooo:paragraph-rsid="0014cd51"/>
    </style:style>
    <style:style style:name="P9" style:family="paragraph" style:parent-style-name="Text_20_body">
      <style:text-properties officeooo:paragraph-rsid="001bd88a"/>
    </style:style>
    <style:style style:name="P10" style:family="paragraph" style:parent-style-name="Text_20_body">
      <style:text-properties officeooo:paragraph-rsid="001ca887"/>
    </style:style>
    <style:style style:name="P11" style:family="paragraph" style:parent-style-name="Text_20_body">
      <style:text-properties style:font-name="Arial" officeooo:rsid="00087413"/>
    </style:style>
    <style:style style:name="P12" style:family="paragraph" style:parent-style-name="Text_20_body">
      <style:text-properties style:font-name="Arial" officeooo:rsid="00087413" officeooo:paragraph-rsid="00087413"/>
    </style:style>
    <style:style style:name="P13" style:family="paragraph" style:parent-style-name="Text_20_body">
      <style:text-properties style:font-name="Arial" officeooo:rsid="00087413" officeooo:paragraph-rsid="000ba66f"/>
    </style:style>
    <style:style style:name="P14" style:family="paragraph" style:parent-style-name="Text_20_body">
      <style:text-properties style:font-name="Arial" officeooo:rsid="00087413" officeooo:paragraph-rsid="000eb55e"/>
    </style:style>
    <style:style style:name="P15" style:family="paragraph" style:parent-style-name="Text_20_body">
      <style:text-properties style:font-name="Arial" officeooo:rsid="00087413" officeooo:paragraph-rsid="0010e3dd"/>
    </style:style>
    <style:style style:name="P16" style:family="paragraph" style:parent-style-name="Text_20_body">
      <style:text-properties style:font-name="Arial" officeooo:rsid="00087413" officeooo:paragraph-rsid="00120300"/>
    </style:style>
    <style:style style:name="P17" style:family="paragraph" style:parent-style-name="Text_20_body">
      <style:text-properties style:font-name="Arial" fo:font-size="10pt" officeooo:rsid="0016cc7b" officeooo:paragraph-rsid="0016cc7b" style:font-size-asian="10pt" style:font-size-complex="10pt"/>
    </style:style>
    <style:style style:name="P18" style:family="paragraph" style:parent-style-name="Text_20_body">
      <style:text-properties style:font-name="Arial" fo:font-size="10pt" officeooo:rsid="0017596b" officeooo:paragraph-rsid="0017596b" style:font-size-asian="10pt" style:font-size-complex="10pt"/>
    </style:style>
    <style:style style:name="P19" style:family="paragraph" style:parent-style-name="Text_20_body">
      <style:text-properties style:font-name="Arial" fo:font-size="10pt" officeooo:rsid="00194d4f" officeooo:paragraph-rsid="00194d4f" style:font-size-asian="10pt" style:font-size-complex="10pt"/>
    </style:style>
    <style:style style:name="P20" style:family="paragraph" style:parent-style-name="Text_20_body">
      <style:text-properties style:font-name="Arial" fo:font-size="10pt" officeooo:rsid="002631ce" officeooo:paragraph-rsid="002631ce" style:font-size-asian="10pt" style:font-size-complex="10pt"/>
    </style:style>
    <style:style style:name="P21" style:family="paragraph" style:parent-style-name="Text_20_body">
      <style:text-properties fo:color="#000000" officeooo:rsid="000ba66f"/>
    </style:style>
    <style:style style:name="P22" style:family="paragraph" style:parent-style-name="Text_20_body">
      <style:text-properties fo:color="#000000" officeooo:rsid="000ba66f" officeooo:paragraph-rsid="000ba66f"/>
    </style:style>
    <style:style style:name="P23" style:family="paragraph" style:parent-style-name="Text_20_body">
      <style:text-properties fo:color="#000000" officeooo:rsid="00120300" officeooo:paragraph-rsid="00120300"/>
    </style:style>
    <style:style style:name="P24" style:family="paragraph" style:parent-style-name="Text_20_body">
      <style:text-properties fo:color="#000000" officeooo:rsid="001293a1" officeooo:paragraph-rsid="001293a1"/>
    </style:style>
    <style:style style:name="P25" style:family="paragraph" style:parent-style-name="Text_20_body">
      <style:text-properties officeooo:rsid="0010e3dd"/>
    </style:style>
    <style:style style:name="P26" style:family="paragraph" style:parent-style-name="Text_20_body">
      <style:text-properties officeooo:rsid="0010e3dd" officeooo:paragraph-rsid="0010e3dd"/>
    </style:style>
    <style:style style:name="P27" style:family="paragraph" style:parent-style-name="Text_20_body">
      <style:text-properties officeooo:rsid="0014cd51" officeooo:paragraph-rsid="0014cd51"/>
    </style:style>
    <style:style style:name="P28" style:family="paragraph" style:parent-style-name="Text_20_body">
      <style:text-properties officeooo:rsid="0016cc7b" officeooo:paragraph-rsid="0016cc7b"/>
    </style:style>
    <style:style style:name="P29" style:family="paragraph" style:parent-style-name="Text_20_body">
      <style:text-properties officeooo:rsid="0017596b" officeooo:paragraph-rsid="0017596b"/>
    </style:style>
    <style:style style:name="P30" style:family="paragraph" style:parent-style-name="Text_20_body">
      <style:text-properties officeooo:rsid="0017f49a" officeooo:paragraph-rsid="0017f49a"/>
    </style:style>
    <style:style style:name="P31" style:family="paragraph" style:parent-style-name="Text_20_body">
      <style:text-properties officeooo:rsid="00194d4f" officeooo:paragraph-rsid="00194d4f"/>
    </style:style>
    <style:style style:name="P32" style:family="paragraph" style:parent-style-name="Text_20_body">
      <style:text-properties officeooo:rsid="001a4edf" officeooo:paragraph-rsid="001a4edf"/>
    </style:style>
    <style:style style:name="P33" style:family="paragraph" style:parent-style-name="Text_20_body">
      <style:text-properties officeooo:rsid="001bd88a" officeooo:paragraph-rsid="001bd88a"/>
    </style:style>
    <style:style style:name="P34" style:family="paragraph" style:parent-style-name="Text_20_body">
      <style:text-properties officeooo:rsid="001ca887" officeooo:paragraph-rsid="001ca887"/>
    </style:style>
    <style:style style:name="P35" style:family="paragraph" style:parent-style-name="Text_20_body">
      <style:text-properties officeooo:paragraph-rsid="00239caa"/>
    </style:style>
    <style:style style:name="P36" style:family="paragraph" style:parent-style-name="Text_20_body">
      <style:text-properties officeooo:paragraph-rsid="0023b875"/>
    </style:style>
    <style:style style:name="P37" style:family="paragraph" style:parent-style-name="Text_20_body">
      <style:text-properties fo:font-weight="bold" officeooo:paragraph-rsid="002631ce" style:font-weight-asian="bold" style:font-weight-complex="bold"/>
    </style:style>
    <style:style style:name="P38" style:family="paragraph" style:parent-style-name="Text_20_body">
      <style:text-properties officeooo:rsid="001cb171"/>
    </style:style>
    <style:style style:name="P39" style:family="paragraph" style:parent-style-name="Text_20_body">
      <style:text-properties officeooo:rsid="001cb171" officeooo:paragraph-rsid="001cb171"/>
    </style:style>
    <style:style style:name="P40" style:family="paragraph" style:parent-style-name="Text_20_body">
      <style:text-properties officeooo:rsid="001da177" officeooo:paragraph-rsid="001da177"/>
    </style:style>
    <style:style style:name="P41" style:family="paragraph" style:parent-style-name="Text_20_body">
      <style:text-properties officeooo:rsid="001f738c" officeooo:paragraph-rsid="001f738c"/>
    </style:style>
    <style:style style:name="P42" style:family="paragraph" style:parent-style-name="Text_20_body">
      <style:text-properties officeooo:rsid="002166bb" officeooo:paragraph-rsid="002166bb"/>
    </style:style>
    <style:style style:name="P43" style:family="paragraph" style:parent-style-name="Text_20_body">
      <style:text-properties officeooo:rsid="0023b875" officeooo:paragraph-rsid="0023b875"/>
    </style:style>
    <style:style style:name="P44" style:family="paragraph" style:parent-style-name="Text_20_body">
      <style:text-properties officeooo:rsid="002631ce" officeooo:paragraph-rsid="002631ce"/>
    </style:style>
    <style:style style:name="P45" style:family="paragraph" style:parent-style-name="Text_20_body">
      <style:text-properties officeooo:rsid="002e2551" officeooo:paragraph-rsid="002e2551"/>
    </style:style>
    <style:style style:name="P46" style:family="paragraph" style:parent-style-name="Text_20_body">
      <style:text-properties officeooo:paragraph-rsid="002e9f8f"/>
    </style:style>
    <style:style style:name="P47" style:family="paragraph" style:parent-style-name="Table_20_Contents">
      <style:text-properties style:font-name="Arial" fo:font-size="10pt" officeooo:paragraph-rsid="000ba66f" style:font-size-asian="10pt" style:font-size-complex="10pt"/>
    </style:style>
    <style:style style:name="P48" style:family="paragraph" style:parent-style-name="Table_20_Contents">
      <style:text-properties style:font-name="Arial" fo:font-size="10pt" officeooo:paragraph-rsid="000d65a8" style:font-size-asian="10pt" style:font-size-complex="10pt"/>
    </style:style>
    <style:style style:name="P49" style:family="paragraph" style:parent-style-name="Table_20_Contents">
      <style:text-properties style:font-name="Arial" fo:font-size="10pt" officeooo:paragraph-rsid="000eb55e" style:font-size-asian="10pt" style:font-size-complex="10pt"/>
    </style:style>
    <style:style style:name="P50" style:family="paragraph" style:parent-style-name="Table_20_Contents">
      <style:text-properties style:font-name="Arial" fo:font-size="10pt" officeooo:paragraph-rsid="0010e3dd" style:font-size-asian="10pt" style:font-size-complex="10pt"/>
    </style:style>
    <style:style style:name="P51" style:family="paragraph" style:parent-style-name="Table_20_Contents">
      <style:text-properties style:font-name="Arial" fo:font-size="10pt" officeooo:paragraph-rsid="00120300" style:font-size-asian="10pt" style:font-size-complex="10pt"/>
    </style:style>
    <style:style style:name="P52" style:family="paragraph" style:parent-style-name="Table_20_Contents">
      <style:text-properties style:font-name="Arial" fo:font-size="10pt" officeooo:paragraph-rsid="001293a1" style:font-size-asian="10pt" style:font-size-complex="10pt"/>
    </style:style>
    <style:style style:name="P53" style:family="paragraph" style:parent-style-name="Table_20_Contents">
      <style:text-properties style:font-name="Arial" fo:font-size="10pt" officeooo:paragraph-rsid="0013bbc2" style:font-size-asian="10pt" style:font-size-complex="10pt"/>
    </style:style>
    <style:style style:name="P54" style:family="paragraph" style:parent-style-name="Table_20_Contents">
      <style:text-properties style:font-name="Arial" fo:font-size="10pt" officeooo:paragraph-rsid="0016cc7b" style:font-size-asian="10pt" style:font-size-complex="10pt"/>
    </style:style>
    <style:style style:name="P55" style:family="paragraph" style:parent-style-name="Table_20_Contents">
      <style:text-properties style:font-name="Arial" fo:font-size="10pt" officeooo:rsid="000ba66f" officeooo:paragraph-rsid="000ba66f" style:font-size-asian="10pt" style:font-size-complex="10pt"/>
    </style:style>
    <style:style style:name="P56" style:family="paragraph" style:parent-style-name="Table_20_Contents">
      <style:text-properties style:font-name="Arial" fo:font-size="10pt" officeooo:rsid="000ba66f" officeooo:paragraph-rsid="000ba993" style:font-size-asian="10pt" style:font-size-complex="10pt"/>
    </style:style>
    <style:style style:name="P57" style:family="paragraph" style:parent-style-name="Table_20_Contents">
      <style:text-properties style:font-name="Arial" fo:font-size="10pt" officeooo:rsid="000ba66f" officeooo:paragraph-rsid="000eb55e" style:font-size-asian="10pt" style:font-size-complex="10pt"/>
    </style:style>
    <style:style style:name="P58" style:family="paragraph" style:parent-style-name="Table_20_Contents">
      <style:text-properties style:font-name="Arial" fo:font-size="10pt" officeooo:rsid="000ba66f" officeooo:paragraph-rsid="0010e3dd" style:font-size-asian="10pt" style:font-size-complex="10pt"/>
    </style:style>
    <style:style style:name="P59" style:family="paragraph" style:parent-style-name="Table_20_Contents">
      <style:text-properties style:font-name="Arial" fo:font-size="10pt" officeooo:rsid="000ba66f" officeooo:paragraph-rsid="00120300" style:font-size-asian="10pt" style:font-size-complex="10pt"/>
    </style:style>
    <style:style style:name="P60" style:family="paragraph" style:parent-style-name="Table_20_Contents">
      <style:text-properties style:font-name="Arial" fo:font-size="10pt" officeooo:rsid="000ba66f" officeooo:paragraph-rsid="001293a1" style:font-size-asian="10pt" style:font-size-complex="10pt"/>
    </style:style>
    <style:style style:name="P61" style:family="paragraph" style:parent-style-name="Table_20_Contents">
      <style:text-properties style:font-name="Arial" fo:font-size="10pt" officeooo:rsid="000ba993" officeooo:paragraph-rsid="000ba993" style:font-size-asian="10pt" style:font-size-complex="10pt"/>
    </style:style>
    <style:style style:name="P62" style:family="paragraph" style:parent-style-name="Table_20_Contents">
      <style:text-properties style:font-name="Arial" fo:font-size="10pt" officeooo:rsid="000d65a8" officeooo:paragraph-rsid="000d65a8" style:font-size-asian="10pt" style:font-size-complex="10pt"/>
    </style:style>
    <style:style style:name="P63" style:family="paragraph" style:parent-style-name="Table_20_Contents">
      <style:text-properties style:font-name="Arial" fo:font-size="10pt" officeooo:rsid="000d65a8" officeooo:paragraph-rsid="000eb55e" style:font-size-asian="10pt" style:font-size-complex="10pt"/>
    </style:style>
    <style:style style:name="P64" style:family="paragraph" style:parent-style-name="Table_20_Contents">
      <style:text-properties style:font-name="Arial" fo:font-size="10pt" officeooo:rsid="000eb55e" officeooo:paragraph-rsid="000eb55e" style:font-size-asian="10pt" style:font-size-complex="10pt"/>
    </style:style>
    <style:style style:name="P65" style:family="paragraph" style:parent-style-name="Table_20_Contents">
      <style:text-properties style:font-name="Arial" fo:font-size="10pt" officeooo:rsid="0010e3dd" officeooo:paragraph-rsid="0010e3dd" style:font-size-asian="10pt" style:font-size-complex="10pt"/>
    </style:style>
    <style:style style:name="P66" style:family="paragraph" style:parent-style-name="Table_20_Contents">
      <style:text-properties style:font-name="Arial" fo:font-size="10pt" officeooo:rsid="0010e3dd" officeooo:paragraph-rsid="00120300" style:font-size-asian="10pt" style:font-size-complex="10pt"/>
    </style:style>
    <style:style style:name="P67" style:family="paragraph" style:parent-style-name="Table_20_Contents">
      <style:text-properties style:font-name="Arial" fo:font-size="10pt" officeooo:rsid="00120300" officeooo:paragraph-rsid="00120300" style:font-size-asian="10pt" style:font-size-complex="10pt"/>
    </style:style>
    <style:style style:name="P68" style:family="paragraph" style:parent-style-name="Table_20_Contents">
      <style:text-properties style:font-name="Arial" fo:font-size="10pt" officeooo:rsid="00120300" officeooo:paragraph-rsid="001293a1" style:font-size-asian="10pt" style:font-size-complex="10pt"/>
    </style:style>
    <style:style style:name="P69" style:family="paragraph" style:parent-style-name="Table_20_Contents">
      <style:text-properties style:font-name="Arial" fo:font-size="10pt" officeooo:rsid="001293a1" officeooo:paragraph-rsid="001293a1" style:font-size-asian="10pt" style:font-size-complex="10pt"/>
    </style:style>
    <style:style style:name="P70" style:family="paragraph" style:parent-style-name="Table_20_Contents">
      <style:text-properties style:font-name="Arial" fo:font-size="10pt" officeooo:rsid="0013bbc2" officeooo:paragraph-rsid="0013bbc2" style:font-size-asian="10pt" style:font-size-complex="10pt"/>
    </style:style>
    <style:style style:name="P71" style:family="paragraph" style:parent-style-name="Table_20_Contents">
      <style:text-properties style:font-name="Arial" fo:font-size="10pt" officeooo:rsid="0016cc7b" officeooo:paragraph-rsid="0016cc7b" style:font-size-asian="10pt" style:font-size-complex="10pt"/>
    </style:style>
    <style:style style:name="P72" style:family="paragraph" style:parent-style-name="Table_20_Contents">
      <style:text-properties style:font-name="Arial" fo:font-size="10pt" officeooo:rsid="0017596b" officeooo:paragraph-rsid="0017596b" style:font-size-asian="10pt" style:font-size-complex="10pt"/>
    </style:style>
    <style:style style:name="P73" style:family="paragraph" style:parent-style-name="Table_20_Contents">
      <style:text-properties style:font-name="Arial" fo:font-size="10pt" officeooo:rsid="00194d4f" officeooo:paragraph-rsid="00194d4f" style:font-size-asian="10pt" style:font-size-complex="10pt"/>
    </style:style>
    <style:style style:name="P74" style:family="paragraph" style:parent-style-name="Table_20_Contents">
      <style:text-properties style:font-name="Arial" fo:font-size="10pt" officeooo:rsid="00194d4f" officeooo:paragraph-rsid="002631ce" style:font-size-asian="10pt" style:font-size-complex="10pt"/>
    </style:style>
    <style:style style:name="P75" style:family="paragraph" style:parent-style-name="Table_20_Contents">
      <style:text-properties style:font-name="Arial" fo:font-size="10pt" officeooo:rsid="00239caa" officeooo:paragraph-rsid="00239caa" style:font-size-asian="10pt" style:font-size-complex="10pt"/>
    </style:style>
    <style:style style:name="P76" style:family="paragraph" style:parent-style-name="Table_20_Contents">
      <style:text-properties style:font-name="Arial" fo:font-size="10pt" officeooo:rsid="002631ce" officeooo:paragraph-rsid="002631ce" style:font-size-asian="10pt" style:font-size-complex="10pt"/>
    </style:style>
    <style:style style:name="P77" style:family="paragraph" style:parent-style-name="Table_20_Contents">
      <style:text-properties style:font-name="Arial" fo:font-size="10pt" officeooo:rsid="00277003" officeooo:paragraph-rsid="00277003" style:font-size-asian="10pt" style:font-size-complex="10pt"/>
    </style:style>
    <style:style style:name="P78" style:family="paragraph" style:parent-style-name="Table_20_Contents">
      <style:text-properties style:font-name="Arial" fo:font-size="10pt" fo:font-weight="bold" officeooo:rsid="000ba66f" officeooo:paragraph-rsid="000ba66f" style:font-size-asian="10pt" style:font-weight-asian="bold" style:font-size-complex="10pt" style:font-weight-complex="bold"/>
    </style:style>
    <style:style style:name="P79" style:family="paragraph" style:parent-style-name="Table_20_Contents">
      <style:text-properties style:font-name="Arial" fo:font-size="10pt" fo:font-weight="bold" officeooo:rsid="000ba66f" officeooo:paragraph-rsid="000eb55e" style:font-size-asian="10pt" style:font-weight-asian="bold" style:font-size-complex="10pt" style:font-weight-complex="bold"/>
    </style:style>
    <style:style style:name="P80" style:family="paragraph" style:parent-style-name="Table_20_Contents">
      <style:text-properties style:font-name="Arial" fo:font-size="10pt" fo:font-weight="bold" officeooo:rsid="000ba66f" officeooo:paragraph-rsid="0010e3dd" style:font-size-asian="10pt" style:font-weight-asian="bold" style:font-size-complex="10pt" style:font-weight-complex="bold"/>
    </style:style>
    <style:style style:name="P81" style:family="paragraph" style:parent-style-name="Table_20_Contents">
      <style:text-properties style:font-name="Arial" fo:font-size="10pt" fo:font-weight="bold" officeooo:rsid="000ba66f" officeooo:paragraph-rsid="00120300" style:font-size-asian="10pt" style:font-weight-asian="bold" style:font-size-complex="10pt" style:font-weight-complex="bold"/>
    </style:style>
    <style:style style:name="P82" style:family="paragraph" style:parent-style-name="Table_20_Contents">
      <style:text-properties style:font-name="Arial" fo:font-size="10pt" fo:font-weight="bold" officeooo:rsid="0016cc7b" officeooo:paragraph-rsid="0016cc7b" style:font-size-asian="10pt" style:font-weight-asian="bold" style:font-size-complex="10pt" style:font-weight-complex="bold"/>
    </style:style>
    <style:style style:name="P83" style:family="paragraph" style:parent-style-name="Table_20_Contents">
      <style:text-properties style:font-name="Arial" fo:font-size="10pt" fo:font-weight="bold" officeooo:rsid="0016cc7b" officeooo:paragraph-rsid="00194d4f" style:font-size-asian="10pt" style:font-weight-asian="bold" style:font-size-complex="10pt" style:font-weight-complex="bold"/>
    </style:style>
    <style:style style:name="P84" style:family="paragraph" style:parent-style-name="Table_20_Contents">
      <style:text-properties style:font-name="Arial" fo:font-size="10pt" fo:font-weight="bold" officeooo:rsid="0016cc7b" officeooo:paragraph-rsid="002631ce" style:font-size-asian="10pt" style:font-weight-asian="bold" style:font-size-complex="10pt" style:font-weight-complex="bold"/>
    </style:style>
    <style:style style:name="P85" style:family="paragraph" style:parent-style-name="Code">
      <style:text-properties officeooo:paragraph-rsid="0025196e"/>
    </style:style>
    <style:style style:name="P86" style:family="paragraph" style:parent-style-name="Code">
      <style:text-properties officeooo:rsid="001da177"/>
    </style:style>
    <style:style style:name="P87" style:family="paragraph" style:parent-style-name="Code">
      <style:text-properties style:font-name="Courier New" fo:font-size="10pt" officeooo:rsid="001da177" style:font-size-asian="10pt" style:font-size-complex="10pt"/>
    </style:style>
    <style:style style:name="P88" style:family="paragraph" style:parent-style-name="Code">
      <style:text-properties officeooo:rsid="002166bb"/>
    </style:style>
    <style:style style:name="P89" style:family="paragraph" style:parent-style-name="Code">
      <style:text-properties officeooo:rsid="002166bb" officeooo:paragraph-rsid="0023b875"/>
    </style:style>
    <style:style style:name="P90" style:family="paragraph" style:parent-style-name="Code">
      <style:text-properties officeooo:rsid="0023b875"/>
    </style:style>
    <style:style style:name="P91" style:family="paragraph" style:parent-style-name="Code">
      <style:text-properties officeooo:rsid="002631ce" officeooo:paragraph-rsid="002631ce"/>
    </style:style>
    <style:style style:name="P92" style:family="paragraph" style:parent-style-name="Code">
      <style:text-properties officeooo:rsid="002e2551"/>
    </style:style>
    <style:style style:name="P93" style:family="paragraph" style:parent-style-name="Table_20_Contents" style:master-page-name="Standard">
      <style:paragraph-properties style:page-number="auto"/>
      <style:text-properties fo:color="#000000" style:font-name="Arial" fo:font-size="10pt" officeooo:rsid="0016cc7b" officeooo:paragraph-rsid="0016cc7b" style:font-size-asian="10pt" style:font-size-complex="10pt"/>
    </style:style>
    <style:style style:name="P94" style:family="paragraph" style:parent-style-name="Table_20_Contents" style:master-page-name="Standard">
      <style:paragraph-properties style:page-number="auto"/>
      <style:text-properties fo:color="#000000" style:font-name="Arial" fo:font-size="10pt" officeooo:rsid="0017596b" officeooo:paragraph-rsid="0017596b" style:font-size-asian="10pt" style:font-size-complex="10pt"/>
    </style:style>
    <style:style style:name="P95" style:family="paragraph" style:parent-style-name="Table_20_Contents" style:master-page-name="Standard">
      <style:paragraph-properties style:page-number="auto"/>
      <style:text-properties style:font-name="Arial" fo:font-size="10pt" officeooo:rsid="0017596b" officeooo:paragraph-rsid="0017596b" style:font-size-asian="10pt" style:font-size-complex="10pt"/>
    </style:style>
    <style:style style:name="P96" style:family="paragraph" style:parent-style-name="Table_20_Contents">
      <style:text-properties style:font-name="Arial" fo:font-size="10pt" officeooo:rsid="000ba66f" officeooo:paragraph-rsid="000ba66f" style:font-size-asian="10pt" style:font-size-complex="10pt"/>
    </style:style>
    <style:style style:name="P97" style:family="paragraph" style:parent-style-name="Table_20_Contents">
      <style:text-properties style:font-name="Arial" fo:font-size="10pt" officeooo:rsid="000ba66f" officeooo:paragraph-rsid="002f59b1" style:font-size-asian="10pt" style:font-size-complex="10pt"/>
    </style:style>
    <style:style style:name="P98" style:family="paragraph" style:parent-style-name="Table_20_Contents">
      <style:text-properties style:font-name="Arial" fo:font-size="10pt" officeooo:rsid="000ba66f" officeooo:paragraph-rsid="000eb55e" style:font-size-asian="10pt" style:font-size-complex="10pt"/>
    </style:style>
    <style:style style:name="P99" style:family="paragraph" style:parent-style-name="Table_20_Contents">
      <style:text-properties style:font-name="Arial" fo:font-size="10pt" officeooo:rsid="000ba66f" officeooo:paragraph-rsid="0030c969" style:font-size-asian="10pt" style:font-size-complex="10pt"/>
    </style:style>
    <style:style style:name="P100" style:family="paragraph" style:parent-style-name="Table_20_Contents">
      <style:text-properties style:font-name="Arial" fo:font-size="10pt" officeooo:rsid="000ba66f" officeooo:paragraph-rsid="003c4d6f" style:font-size-asian="10pt" style:font-size-complex="10pt"/>
    </style:style>
    <style:style style:name="P101" style:family="paragraph" style:parent-style-name="Table_20_Contents">
      <style:text-properties style:font-name="Arial" fo:font-size="10pt" officeooo:rsid="0010e3dd" officeooo:paragraph-rsid="0030c969" style:font-size-asian="10pt" style:font-size-complex="10pt"/>
    </style:style>
    <style:style style:name="P102" style:family="paragraph" style:parent-style-name="Table_20_Contents">
      <style:text-properties style:font-name="Arial" fo:font-size="10pt" officeooo:rsid="0010e3dd" officeooo:paragraph-rsid="003842fd" style:font-size-asian="10pt" style:font-size-complex="10pt"/>
    </style:style>
    <style:style style:name="P103" style:family="paragraph" style:parent-style-name="Table_20_Contents">
      <style:text-properties style:font-name="Arial" fo:font-size="10pt" officeooo:rsid="000eb55e" officeooo:paragraph-rsid="000eb55e" style:font-size-asian="10pt" style:font-size-complex="10pt"/>
    </style:style>
    <style:style style:name="P104" style:family="paragraph" style:parent-style-name="Table_20_Contents">
      <style:text-properties style:font-name="Arial" fo:font-size="10pt" officeooo:rsid="000eb55e" officeooo:paragraph-rsid="0032c45c" style:font-size-asian="10pt" style:font-size-complex="10pt"/>
    </style:style>
    <style:style style:name="P105" style:family="paragraph" style:parent-style-name="Table_20_Contents">
      <style:text-properties style:font-name="Arial" fo:font-size="10pt" officeooo:rsid="000eb55e" officeooo:paragraph-rsid="0034beb0" style:font-size-asian="10pt" style:font-size-complex="10pt"/>
    </style:style>
    <style:style style:name="P106" style:family="paragraph" style:parent-style-name="Table_20_Contents">
      <style:text-properties style:font-name="Arial" fo:font-size="10pt" officeooo:rsid="000eb55e" officeooo:paragraph-rsid="0036b35b" style:font-size-asian="10pt" style:font-size-complex="10pt"/>
    </style:style>
    <style:style style:name="P107" style:family="paragraph" style:parent-style-name="Table_20_Contents">
      <style:text-properties style:font-name="Arial" fo:font-size="10pt" officeooo:rsid="000eb55e" officeooo:paragraph-rsid="0037adc8" style:font-size-asian="10pt" style:font-size-complex="10pt"/>
    </style:style>
    <style:style style:name="P108" style:family="paragraph" style:parent-style-name="Table_20_Contents">
      <style:text-properties style:font-name="Arial" fo:font-size="10pt" officeooo:rsid="000eb55e" officeooo:paragraph-rsid="003842fd" style:font-size-asian="10pt" style:font-size-complex="10pt"/>
    </style:style>
    <style:style style:name="P109" style:family="paragraph" style:parent-style-name="Table_20_Contents">
      <style:text-properties style:font-name="Arial" fo:font-size="10pt" officeooo:rsid="000d65a8" officeooo:paragraph-rsid="000d65a8" style:font-size-asian="10pt" style:font-size-complex="10pt"/>
    </style:style>
    <style:style style:name="P110" style:family="paragraph" style:parent-style-name="Table_20_Contents">
      <style:text-properties style:font-name="Arial" fo:font-size="10pt" officeooo:rsid="000d65a8" officeooo:paragraph-rsid="003c4d6f" style:font-size-asian="10pt" style:font-size-complex="10pt"/>
    </style:style>
    <style:style style:name="P111" style:family="paragraph" style:parent-style-name="Table_20_Contents">
      <style:text-properties style:font-name="Arial" fo:font-size="10pt" officeooo:paragraph-rsid="003842fd" style:font-size-asian="10pt" style:font-size-complex="10pt"/>
    </style:style>
    <style:style style:name="P112" style:family="paragraph" style:parent-style-name="Table_20_Contents">
      <style:text-properties style:font-name="Arial" fo:font-size="10pt" officeooo:rsid="0016cc7b" officeooo:paragraph-rsid="0072bba7" style:font-size-asian="10pt" style:font-size-complex="10pt"/>
    </style:style>
    <style:style style:name="P113" style:family="paragraph" style:parent-style-name="Table_20_Contents">
      <style:text-properties style:font-name="Arial" fo:font-size="10pt" fo:font-weight="bold" officeooo:rsid="000ba66f" officeooo:paragraph-rsid="0030c969" style:font-size-asian="10pt" style:font-weight-asian="bold" style:font-size-complex="10pt" style:font-weight-complex="bold"/>
    </style:style>
    <style:style style:name="P114" style:family="paragraph" style:parent-style-name="Table_20_Contents">
      <style:text-properties style:font-name="Arial" fo:font-size="10pt" fo:font-weight="bold" officeooo:rsid="0016cc7b" officeooo:paragraph-rsid="0072bba7" style:font-size-asian="10pt" style:font-weight-asian="bold" style:font-size-complex="10pt" style:font-weight-complex="bold"/>
    </style:style>
    <style:style style:name="P115" style:family="paragraph" style:parent-style-name="Table_20_Contents">
      <style:paragraph-properties fo:text-align="justify" style:justify-single-word="false"/>
      <style:text-properties style:font-name="Arial" officeooo:paragraph-rsid="00400baf"/>
    </style:style>
    <style:style style:name="P116" style:family="paragraph" style:parent-style-name="Table_20_Contents">
      <style:paragraph-properties fo:text-align="justify" style:justify-single-word="false"/>
      <style:text-properties style:font-name="Arial" officeooo:paragraph-rsid="0041c1ad"/>
    </style:style>
    <style:style style:name="P117" style:family="paragraph" style:parent-style-name="Table_20_Contents">
      <style:paragraph-properties fo:text-align="justify" style:justify-single-word="false"/>
      <style:text-properties style:font-name="Arial" officeooo:paragraph-rsid="00436cfc"/>
    </style:style>
    <style:style style:name="P118" style:family="paragraph" style:parent-style-name="Table_20_Contents">
      <style:paragraph-properties fo:text-align="justify" style:justify-single-word="false"/>
      <style:text-properties style:font-name="Arial" officeooo:paragraph-rsid="0047fe50"/>
    </style:style>
    <style:style style:name="P119" style:family="paragraph" style:parent-style-name="Table_20_Contents">
      <style:paragraph-properties fo:text-align="justify" style:justify-single-word="false"/>
      <style:text-properties style:font-name="Arial" officeooo:paragraph-rsid="004b6979"/>
    </style:style>
    <style:style style:name="P120" style:family="paragraph" style:parent-style-name="Table_20_Contents">
      <style:paragraph-properties fo:text-align="justify" style:justify-single-word="false"/>
      <style:text-properties style:font-name="Arial" officeooo:paragraph-rsid="004e1fd8"/>
    </style:style>
    <style:style style:name="P121" style:family="paragraph" style:parent-style-name="Table_20_Contents">
      <style:paragraph-properties fo:text-align="justify" style:justify-single-word="false"/>
      <style:text-properties style:font-name="Arial" officeooo:paragraph-rsid="004fb2a1"/>
    </style:style>
    <style:style style:name="P122" style:family="paragraph" style:parent-style-name="Table_20_Contents">
      <style:paragraph-properties fo:text-align="justify" style:justify-single-word="false"/>
      <style:text-properties style:font-name="Arial" officeooo:paragraph-rsid="0052905b"/>
    </style:style>
    <style:style style:name="P123" style:family="paragraph" style:parent-style-name="Table_20_Contents">
      <style:paragraph-properties fo:text-align="justify" style:justify-single-word="false"/>
      <style:text-properties style:font-name="Arial" officeooo:paragraph-rsid="0054a5fd"/>
    </style:style>
    <style:style style:name="P124" style:family="paragraph" style:parent-style-name="Table_20_Contents">
      <style:paragraph-properties fo:text-align="justify" style:justify-single-word="false"/>
      <style:text-properties style:font-name="Arial" officeooo:paragraph-rsid="0055dd06"/>
    </style:style>
    <style:style style:name="P125" style:family="paragraph" style:parent-style-name="Table_20_Contents">
      <style:paragraph-properties fo:text-align="justify" style:justify-single-word="false"/>
      <style:text-properties style:font-name="Arial" officeooo:paragraph-rsid="005d81b4"/>
    </style:style>
    <style:style style:name="P126" style:family="paragraph" style:parent-style-name="Table_20_Contents">
      <style:paragraph-properties fo:text-align="justify" style:justify-single-word="false"/>
      <style:text-properties style:font-name="Arial" officeooo:paragraph-rsid="005d9ba1"/>
    </style:style>
    <style:style style:name="P127" style:family="paragraph" style:parent-style-name="Table_20_Contents">
      <style:paragraph-properties fo:text-align="justify" style:justify-single-word="false"/>
      <style:text-properties style:font-name="Arial" officeooo:paragraph-rsid="005e41a5"/>
    </style:style>
    <style:style style:name="P128" style:family="paragraph" style:parent-style-name="Table_20_Contents">
      <style:paragraph-properties fo:text-align="justify" style:justify-single-word="false"/>
      <style:text-properties style:font-name="Arial" officeooo:paragraph-rsid="005ff9ee"/>
    </style:style>
    <style:style style:name="P129" style:family="paragraph" style:parent-style-name="Table_20_Contents">
      <style:paragraph-properties fo:text-align="justify" style:justify-single-word="false"/>
      <style:text-properties style:font-name="Arial" officeooo:paragraph-rsid="0060f9ff"/>
    </style:style>
    <style:style style:name="P130" style:family="paragraph" style:parent-style-name="Table_20_Contents">
      <style:paragraph-properties fo:text-align="justify" style:justify-single-word="false"/>
      <style:text-properties style:font-name="Arial" officeooo:paragraph-rsid="0061b2ad"/>
    </style:style>
    <style:style style:name="P131" style:family="paragraph" style:parent-style-name="Table_20_Contents">
      <style:paragraph-properties fo:text-align="justify" style:justify-single-word="false"/>
      <style:text-properties style:font-name="Arial" officeooo:paragraph-rsid="0066a47a"/>
    </style:style>
    <style:style style:name="P132" style:family="paragraph" style:parent-style-name="Table_20_Contents">
      <style:paragraph-properties fo:text-align="justify" style:justify-single-word="false"/>
      <style:text-properties style:font-name="Arial" officeooo:paragraph-rsid="006862d5"/>
    </style:style>
    <style:style style:name="P133" style:family="paragraph" style:parent-style-name="Table_20_Contents">
      <style:paragraph-properties fo:text-align="justify" style:justify-single-word="false"/>
      <style:text-properties style:font-name="Arial" officeooo:paragraph-rsid="0068b211"/>
    </style:style>
    <style:style style:name="P134" style:family="paragraph" style:parent-style-name="Table_20_Contents">
      <style:paragraph-properties fo:text-align="justify" style:justify-single-word="false"/>
      <style:text-properties style:font-name="Arial" officeooo:paragraph-rsid="00690e1e"/>
    </style:style>
    <style:style style:name="P135" style:family="paragraph" style:parent-style-name="Table_20_Contents">
      <style:paragraph-properties fo:text-align="justify" style:justify-single-word="false"/>
      <style:text-properties style:font-name="Arial" officeooo:paragraph-rsid="006b7ade"/>
    </style:style>
    <style:style style:name="P136" style:family="paragraph" style:parent-style-name="Table_20_Contents">
      <style:paragraph-properties fo:text-align="justify" style:justify-single-word="false"/>
      <style:text-properties style:font-name="Arial" officeooo:paragraph-rsid="006db05c"/>
    </style:style>
    <style:style style:name="P137" style:family="paragraph" style:parent-style-name="Table_20_Contents">
      <style:paragraph-properties fo:text-align="justify" style:justify-single-word="false"/>
      <style:text-properties style:font-name="Arial" officeooo:paragraph-rsid="0073593c"/>
    </style:style>
    <style:style style:name="P138" style:family="paragraph" style:parent-style-name="Table_20_Contents">
      <style:paragraph-properties fo:text-align="justify" style:justify-single-word="false"/>
      <style:text-properties style:font-name="Arial" officeooo:paragraph-rsid="0075ba7f"/>
    </style:style>
    <style:style style:name="P139" style:family="paragraph" style:parent-style-name="Table_20_Contents">
      <style:paragraph-properties fo:text-align="justify" style:justify-single-word="false"/>
      <style:text-properties style:font-name="Arial" officeooo:paragraph-rsid="0076a42b"/>
    </style:style>
    <style:style style:name="P140" style:family="paragraph" style:parent-style-name="Heading_20_1" style:list-style-name="">
      <style:text-properties officeooo:rsid="002a17e3"/>
    </style:style>
    <style:style style:name="P141" style:family="paragraph" style:parent-style-name="Heading_20_1" style:list-style-name="">
      <style:text-properties officeooo:rsid="002e9f8f"/>
    </style:style>
    <style:style style:name="P142" style:family="paragraph" style:parent-style-name="Heading_20_1" style:list-style-name="">
      <style:text-properties officeooo:rsid="0006f982"/>
    </style:style>
    <style:style style:name="P143" style:family="paragraph" style:parent-style-name="Heading_20_1" style:list-style-name=""/>
    <style:style style:name="P144" style:family="paragraph" style:parent-style-name="Heading_20_1" style:list-style-name="">
      <style:text-properties officeooo:paragraph-rsid="0076a42b"/>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06f982"/>
    </style:style>
    <style:style style:name="P147" style:family="paragraph" style:parent-style-name="Heading_20_1">
      <style:paragraph-properties fo:break-before="page"/>
      <style:text-properties officeooo:rsid="002a17e3"/>
    </style:style>
    <style:style style:name="P148" style:family="paragraph" style:parent-style-name="Heading_20_1">
      <style:paragraph-properties fo:break-before="page"/>
      <style:text-properties officeooo:rsid="002e9f8f"/>
    </style:style>
    <style:style style:name="P149" style:family="paragraph" style:parent-style-name="Heading_20_1">
      <style:paragraph-properties fo:break-before="page"/>
      <style:text-properties officeooo:paragraph-rsid="0076a42b"/>
    </style:style>
    <style:style style:name="P150" style:family="paragraph" style:parent-style-name="Standard">
      <style:paragraph-properties>
        <style:tab-stops>
          <style:tab-stop style:position="3.016cm"/>
        </style:tab-stops>
      </style:paragraph-properties>
      <style:text-properties officeooo:paragraph-rsid="0006f982"/>
    </style:style>
    <style:style style:name="P151" style:family="paragraph" style:parent-style-name="Standard">
      <style:paragraph-properties fo:margin-left="0cm" fo:margin-right="0cm" fo:text-align="start" style:justify-single-word="false" fo:text-indent="0cm" style:auto-text-indent="false"/>
    </style:style>
    <style:style style:name="P152" style:family="paragraph" style:parent-style-name="Heading_20_2">
      <style:text-properties officeooo:rsid="0006f982"/>
    </style:style>
    <style:style style:name="P153" style:family="paragraph" style:parent-style-name="Heading_20_2">
      <style:text-properties officeooo:rsid="002e2551" officeooo:paragraph-rsid="002e2551"/>
    </style:style>
    <style:style style:name="P154" style:family="paragraph" style:parent-style-name="Heading_20_2">
      <style:text-properties officeooo:rsid="00087413"/>
    </style:style>
    <style:style style:name="P155" style:family="paragraph" style:parent-style-name="Heading_20_2" style:list-style-name="">
      <style:text-properties fo:color="#000000" officeooo:rsid="000ba66f"/>
    </style:style>
    <style:style style:name="P156" style:family="paragraph" style:parent-style-name="Heading_20_2" style:list-style-name="">
      <style:text-properties fo:color="#000000" officeooo:rsid="00120300"/>
    </style:style>
    <style:style style:name="P157" style:family="paragraph" style:parent-style-name="Heading_20_2">
      <style:text-properties officeooo:rsid="00285a09"/>
    </style:style>
    <style:style style:name="P158" style:family="paragraph" style:parent-style-name="Heading_20_2">
      <style:text-properties officeooo:rsid="002a0929"/>
    </style:style>
    <style:style style:name="P159" style:family="paragraph" style:parent-style-name="Heading_20_2">
      <style:text-properties officeooo:rsid="002a17e3"/>
    </style:style>
    <style:style style:name="P160" style:family="paragraph" style:parent-style-name="Heading_20_2">
      <style:text-properties officeooo:rsid="002a17e3" officeooo:paragraph-rsid="00400baf"/>
    </style:style>
    <style:style style:name="P161" style:family="paragraph" style:parent-style-name="Heading_20_2" style:list-style-name="">
      <style:paragraph-properties>
        <style:tab-stops/>
      </style:paragraph-properties>
      <style:text-properties officeooo:rsid="002a17e3"/>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fo:color="#000000" officeooo:rsid="000ba66f"/>
    </style:style>
    <style:style style:name="P164" style:family="paragraph" style:parent-style-name="Heading_20_2">
      <style:paragraph-properties fo:break-before="page"/>
      <style:text-properties fo:color="#000000" officeooo:rsid="00120300"/>
    </style:style>
    <style:style style:name="P165" style:family="paragraph" style:parent-style-name="Heading_20_2">
      <style:paragraph-properties fo:break-before="page"/>
      <style:text-properties officeooo:rsid="002a17e3"/>
    </style:style>
    <style:style style:name="P166" style:family="paragraph" style:parent-style-name="Code">
      <style:text-properties officeooo:rsid="002e9f8f"/>
    </style:style>
    <style:style style:name="P167" style:family="paragraph" style:parent-style-name="Code">
      <style:text-properties officeooo:paragraph-rsid="003a9bce"/>
    </style:style>
    <style:style style:name="P168" style:family="paragraph" style:parent-style-name="Code">
      <style:text-properties officeooo:paragraph-rsid="0041c1ad"/>
    </style:style>
    <style:style style:name="P169" style:family="paragraph" style:parent-style-name="Code">
      <style:text-properties officeooo:paragraph-rsid="00436cfc"/>
    </style:style>
    <style:style style:name="P170" style:family="paragraph" style:parent-style-name="Code">
      <style:text-properties officeooo:paragraph-rsid="0047fe50"/>
    </style:style>
    <style:style style:name="P171" style:family="paragraph" style:parent-style-name="Code">
      <style:text-properties officeooo:paragraph-rsid="004c6585"/>
    </style:style>
    <style:style style:name="P172" style:family="paragraph" style:parent-style-name="Code">
      <style:text-properties officeooo:paragraph-rsid="004e1fd8"/>
    </style:style>
    <style:style style:name="P173" style:family="paragraph" style:parent-style-name="Code">
      <style:text-properties officeooo:paragraph-rsid="004fb2a1"/>
    </style:style>
    <style:style style:name="P174" style:family="paragraph" style:parent-style-name="Code">
      <style:text-properties officeooo:paragraph-rsid="0054a5fd"/>
    </style:style>
    <style:style style:name="P175" style:family="paragraph" style:parent-style-name="Code">
      <style:text-properties officeooo:paragraph-rsid="0055dd06"/>
    </style:style>
    <style:style style:name="P176" style:family="paragraph" style:parent-style-name="Code">
      <style:text-properties officeooo:paragraph-rsid="005811d1"/>
    </style:style>
    <style:style style:name="P177" style:family="paragraph" style:parent-style-name="Code">
      <style:text-properties officeooo:paragraph-rsid="005d81b4"/>
    </style:style>
    <style:style style:name="P178" style:family="paragraph" style:parent-style-name="Code">
      <style:text-properties officeooo:paragraph-rsid="005e41a5"/>
    </style:style>
    <style:style style:name="P179" style:family="paragraph" style:parent-style-name="Code">
      <style:text-properties officeooo:paragraph-rsid="005ff9ee"/>
    </style:style>
    <style:style style:name="P180" style:family="paragraph" style:parent-style-name="Code">
      <style:text-properties officeooo:paragraph-rsid="0061b2ad"/>
    </style:style>
    <style:style style:name="P181" style:family="paragraph" style:parent-style-name="Code">
      <style:text-properties officeooo:paragraph-rsid="00653539"/>
    </style:style>
    <style:style style:name="P182" style:family="paragraph" style:parent-style-name="Code">
      <style:text-properties officeooo:paragraph-rsid="0066a47a"/>
    </style:style>
    <style:style style:name="P183" style:family="paragraph" style:parent-style-name="Code">
      <style:text-properties officeooo:paragraph-rsid="0068b211"/>
    </style:style>
    <style:style style:name="P184" style:family="paragraph" style:parent-style-name="Code">
      <style:text-properties officeooo:paragraph-rsid="00690e1e"/>
    </style:style>
    <style:style style:name="P185" style:family="paragraph" style:parent-style-name="Code">
      <style:text-properties officeooo:paragraph-rsid="006b7ade"/>
    </style:style>
    <style:style style:name="P186" style:family="paragraph" style:parent-style-name="Code">
      <style:text-properties officeooo:paragraph-rsid="006db05c"/>
    </style:style>
    <style:style style:name="P187" style:family="paragraph" style:parent-style-name="Code">
      <style:text-properties officeooo:paragraph-rsid="006f6c24"/>
    </style:style>
    <style:style style:name="P188" style:family="paragraph" style:parent-style-name="Code">
      <style:text-properties officeooo:paragraph-rsid="00700c5a"/>
    </style:style>
    <style:style style:name="P189" style:family="paragraph" style:parent-style-name="Code">
      <style:text-properties officeooo:paragraph-rsid="0075ba7f"/>
    </style:style>
    <style:style style:name="P190" style:family="paragraph" style:parent-style-name="Heading_20_4">
      <style:text-properties officeooo:rsid="00087413"/>
    </style:style>
    <style:style style:name="P191" style:family="paragraph" style:parent-style-name="Heading_20_4">
      <style:text-properties officeooo:rsid="00087413" officeooo:paragraph-rsid="000ba66f"/>
    </style:style>
    <style:style style:name="P192" style:family="paragraph" style:parent-style-name="Heading_20_4">
      <style:text-properties officeooo:rsid="00087413" officeooo:paragraph-rsid="000eb55e"/>
    </style:style>
    <style:style style:name="P193" style:family="paragraph" style:parent-style-name="Heading_20_4">
      <style:text-properties officeooo:rsid="00087413" officeooo:paragraph-rsid="0010e3dd"/>
    </style:style>
    <style:style style:name="P194" style:family="paragraph" style:parent-style-name="Heading_20_4">
      <style:text-properties officeooo:rsid="00087413" officeooo:paragraph-rsid="00120300"/>
    </style:style>
    <style:style style:name="P195" style:family="paragraph" style:parent-style-name="Heading_20_4">
      <style:text-properties officeooo:rsid="00087413" officeooo:paragraph-rsid="0030c969"/>
    </style:style>
    <style:style style:name="P196" style:family="paragraph" style:parent-style-name="Heading_20_4">
      <style:text-properties officeooo:rsid="000eb55e"/>
    </style:style>
    <style:style style:name="P197" style:family="paragraph" style:parent-style-name="Heading_20_4">
      <style:text-properties officeooo:rsid="000eb55e" officeooo:paragraph-rsid="003a9bce"/>
    </style:style>
    <style:style style:name="P198" style:family="paragraph" style:parent-style-name="Heading_20_4">
      <style:text-properties officeooo:rsid="0017f49a"/>
    </style:style>
    <style:style style:name="P199" style:family="paragraph" style:parent-style-name="Heading_20_4">
      <style:text-properties officeooo:rsid="0017596b"/>
    </style:style>
    <style:style style:name="P200" style:family="paragraph" style:parent-style-name="Heading_20_4">
      <style:text-properties officeooo:rsid="001293a1"/>
    </style:style>
    <style:style style:name="P201" style:family="paragraph" style:parent-style-name="Heading_20_4">
      <style:text-properties officeooo:paragraph-rsid="0030c969"/>
    </style:style>
    <style:style style:name="P202" style:family="paragraph" style:parent-style-name="Heading_20_4">
      <style:text-properties officeooo:paragraph-rsid="0075ba7f"/>
    </style:style>
    <style:style style:name="P203" style:family="paragraph" style:parent-style-name="Heading_20_3">
      <style:text-properties fo:color="#000000" officeooo:rsid="000ba66f"/>
    </style:style>
    <style:style style:name="P204" style:family="paragraph" style:parent-style-name="Heading_20_3" style:list-style-name="">
      <style:paragraph-properties>
        <style:tab-stops/>
      </style:paragraph-properties>
      <style:text-properties fo:color="#000000" officeooo:rsid="000eb55e" officeooo:paragraph-rsid="000eb55e"/>
    </style:style>
    <style:style style:name="P205" style:family="paragraph" style:parent-style-name="Heading_20_3" style:list-style-name="">
      <style:paragraph-properties>
        <style:tab-stops/>
      </style:paragraph-properties>
      <style:text-properties fo:color="#000000" officeooo:rsid="0010e3dd" officeooo:paragraph-rsid="0010e3dd"/>
    </style:style>
    <style:style style:name="P206" style:family="paragraph" style:parent-style-name="Heading_20_3" style:list-style-name="">
      <style:paragraph-properties>
        <style:tab-stops/>
      </style:paragraph-properties>
      <style:text-properties fo:color="#000000" officeooo:rsid="0010e3dd" officeooo:paragraph-rsid="0030c969"/>
    </style:style>
    <style:style style:name="P207" style:family="paragraph" style:parent-style-name="Heading_20_3" style:list-style-name="">
      <style:paragraph-properties>
        <style:tab-stops/>
      </style:paragraph-properties>
      <style:text-properties fo:color="#000000" officeooo:rsid="00120300" officeooo:paragraph-rsid="00120300"/>
    </style:style>
    <style:style style:name="P208" style:family="paragraph" style:parent-style-name="Heading_20_3">
      <style:text-properties officeooo:rsid="00087413"/>
    </style:style>
    <style:style style:name="P209" style:family="paragraph" style:parent-style-name="Heading_20_3" style:list-style-name="">
      <style:paragraph-properties>
        <style:tab-stops/>
      </style:paragraph-properties>
      <style:text-properties officeooo:rsid="00087413" officeooo:paragraph-rsid="002631ce"/>
    </style:style>
    <style:style style:name="P210" style:family="paragraph" style:parent-style-name="Heading_20_3">
      <style:text-properties officeooo:rsid="001293a1"/>
    </style:style>
    <style:style style:name="P211" style:family="paragraph" style:parent-style-name="Heading_20_3" style:list-style-name="">
      <style:paragraph-properties>
        <style:tab-stops/>
      </style:paragraph-properties>
      <style:text-properties officeooo:rsid="001293a1" officeooo:paragraph-rsid="001293a1"/>
    </style:style>
    <style:style style:name="P212" style:family="paragraph" style:parent-style-name="Heading_20_3">
      <style:text-properties officeooo:rsid="0016cc7b" officeooo:paragraph-rsid="0016cc7b"/>
    </style:style>
    <style:style style:name="P213" style:family="paragraph" style:parent-style-name="Heading_20_3">
      <style:text-properties officeooo:rsid="002166bb" officeooo:paragraph-rsid="002166bb"/>
    </style:style>
    <style:style style:name="P214" style:family="paragraph" style:parent-style-name="Heading_20_3">
      <style:text-properties officeooo:rsid="00285a09"/>
    </style:style>
    <style:style style:name="P215" style:family="paragraph" style:parent-style-name="Heading_20_3">
      <style:text-properties officeooo:rsid="002a0929"/>
    </style:style>
    <style:style style:name="P216" style:family="paragraph" style:parent-style-name="Heading_20_3">
      <style:text-properties officeooo:rsid="002a17e3"/>
    </style:style>
    <style:style style:name="P217" style:family="paragraph" style:parent-style-name="Heading_20_3">
      <style:text-properties officeooo:rsid="002a17e3" officeooo:paragraph-rsid="004ef152"/>
    </style:style>
    <style:style style:name="P218" style:family="paragraph" style:parent-style-name="Heading_20_3">
      <style:text-properties officeooo:rsid="002a17e3" officeooo:paragraph-rsid="004fb2a1"/>
    </style:style>
    <style:style style:name="P219" style:family="paragraph" style:parent-style-name="Heading_20_3">
      <style:text-properties officeooo:rsid="002a17e3" officeooo:paragraph-rsid="0054a5fd"/>
    </style:style>
    <style:style style:name="P220" style:family="paragraph" style:parent-style-name="Heading_20_3">
      <style:text-properties officeooo:rsid="002a17e3" officeooo:paragraph-rsid="0068b211"/>
    </style:style>
    <style:style style:name="P221" style:family="paragraph" style:parent-style-name="Heading_20_3">
      <style:text-properties officeooo:paragraph-rsid="0072bba7"/>
    </style:style>
    <style:style style:name="P222" style:family="paragraph" style:parent-style-name="Heading_20_3">
      <style:paragraph-properties fo:break-before="page"/>
      <style:text-properties fo:color="#000000" officeooo:rsid="000eb55e" officeooo:paragraph-rsid="000eb55e"/>
    </style:style>
    <style:style style:name="P223" style:family="paragraph" style:parent-style-name="Heading_20_3">
      <style:paragraph-properties fo:break-before="page"/>
      <style:text-properties fo:color="#000000" officeooo:rsid="0010e3dd" officeooo:paragraph-rsid="0030c969"/>
    </style:style>
    <style:style style:name="P224" style:family="paragraph" style:parent-style-name="Heading_20_3">
      <style:paragraph-properties fo:break-before="page"/>
      <style:text-properties fo:color="#000000" officeooo:rsid="00120300" officeooo:paragraph-rsid="00120300"/>
    </style:style>
    <style:style style:name="P225" style:family="paragraph" style:parent-style-name="Heading_20_3">
      <style:paragraph-properties fo:break-before="page"/>
      <style:text-properties officeooo:rsid="001293a1" officeooo:paragraph-rsid="001293a1"/>
    </style:style>
    <style:style style:name="P226" style:family="paragraph" style:parent-style-name="Heading_20_3">
      <style:paragraph-properties fo:break-before="page"/>
      <style:text-properties officeooo:rsid="00087413" officeooo:paragraph-rsid="002631ce"/>
    </style:style>
    <style:style style:name="P227" style:family="paragraph" style:parent-style-name="Text_20_body">
      <style:text-properties style:font-name="Arial" fo:font-size="10pt" officeooo:rsid="0016cc7b" officeooo:paragraph-rsid="0072bba7" style:font-size-asian="10pt" style:font-size-complex="10pt"/>
    </style:style>
    <style:style style:name="P228" style:family="paragraph" style:parent-style-name="Text_20_body">
      <style:paragraph-properties fo:text-align="justify" style:justify-single-word="false"/>
      <style:text-properties style:font-name="Arial" officeooo:paragraph-rsid="0073593c"/>
    </style:style>
    <style:style style:name="P229" style:family="paragraph" style:parent-style-name="Text_20_body">
      <style:text-properties officeooo:rsid="002e9f8f" officeooo:paragraph-rsid="002e9f8f"/>
    </style:style>
    <style:style style:name="P230" style:family="paragraph" style:parent-style-name="Text_20_body">
      <style:text-properties fo:color="#000000" officeooo:rsid="0010e3dd" officeooo:paragraph-rsid="0030c969"/>
    </style:style>
    <style:style style:name="P231" style:family="paragraph" style:parent-style-name="Text_20_body">
      <style:text-properties officeooo:paragraph-rsid="0030c969"/>
    </style:style>
    <style:style style:name="P232" style:family="paragraph" style:parent-style-name="Text_20_body">
      <style:text-properties officeooo:rsid="0010e3dd" officeooo:paragraph-rsid="003a9bce"/>
    </style:style>
    <style:style style:name="P233" style:family="paragraph" style:parent-style-name="Text_20_body">
      <style:text-properties officeooo:paragraph-rsid="003c54ac"/>
    </style:style>
    <style:style style:name="P234" style:family="paragraph" style:parent-style-name="Text_20_body" style:list-style-name="">
      <style:text-properties fo:language="zxx" fo:country="none" officeooo:paragraph-rsid="003c6c19" style:language-asian="zxx" style:country-asian="none" style:language-complex="zxx" style:country-complex="none"/>
    </style:style>
    <style:style style:name="P235" style:family="paragraph" style:parent-style-name="Text_20_body">
      <style:text-properties officeooo:paragraph-rsid="003da418"/>
    </style:style>
    <style:style style:name="P236" style:family="paragraph" style:parent-style-name="Text_20_body">
      <style:text-properties officeooo:paragraph-rsid="003f1a1e"/>
    </style:style>
    <style:style style:name="P237" style:family="paragraph" style:parent-style-name="Text_20_body">
      <style:text-properties officeooo:paragraph-rsid="00400baf"/>
    </style:style>
    <style:style style:name="P238" style:family="paragraph" style:parent-style-name="Text_20_body">
      <style:text-properties officeooo:paragraph-rsid="0041c1ad"/>
    </style:style>
    <style:style style:name="P239" style:family="paragraph" style:parent-style-name="Text_20_body">
      <style:text-properties officeooo:paragraph-rsid="00436cfc"/>
    </style:style>
    <style:style style:name="P240" style:family="paragraph" style:parent-style-name="Text_20_body">
      <style:text-properties officeooo:paragraph-rsid="004414cf"/>
    </style:style>
    <style:style style:name="P241" style:family="paragraph" style:parent-style-name="Text_20_body">
      <style:text-properties officeooo:paragraph-rsid="0047fe50"/>
    </style:style>
    <style:style style:name="P242" style:family="paragraph" style:parent-style-name="Text_20_body">
      <style:text-properties officeooo:paragraph-rsid="004b6979"/>
    </style:style>
    <style:style style:name="P243" style:family="paragraph" style:parent-style-name="Text_20_body">
      <style:text-properties officeooo:paragraph-rsid="004e1fd8"/>
    </style:style>
    <style:style style:name="P244" style:family="paragraph" style:parent-style-name="Text_20_body">
      <style:text-properties officeooo:paragraph-rsid="004ef152"/>
    </style:style>
    <style:style style:name="P245" style:family="paragraph" style:parent-style-name="Text_20_body">
      <style:text-properties officeooo:paragraph-rsid="004fb2a1"/>
    </style:style>
    <style:style style:name="P246" style:family="paragraph" style:parent-style-name="Text_20_body">
      <style:text-properties officeooo:paragraph-rsid="004fed28"/>
    </style:style>
    <style:style style:name="P247" style:family="paragraph" style:parent-style-name="Text_20_body">
      <style:text-properties officeooo:paragraph-rsid="00524827"/>
    </style:style>
    <style:style style:name="P248" style:family="paragraph" style:parent-style-name="Text_20_body">
      <style:text-properties officeooo:paragraph-rsid="0055dd06"/>
    </style:style>
    <style:style style:name="P249" style:family="paragraph" style:parent-style-name="Text_20_body">
      <style:text-properties officeooo:paragraph-rsid="002e2551"/>
    </style:style>
    <style:style style:name="P250" style:family="paragraph" style:parent-style-name="Text_20_body">
      <style:text-properties officeooo:paragraph-rsid="002631ce"/>
    </style:style>
    <style:style style:name="P251" style:family="paragraph" style:parent-style-name="Text_20_body">
      <style:text-properties officeooo:paragraph-rsid="005d81b4"/>
    </style:style>
    <style:style style:name="P252" style:family="paragraph" style:parent-style-name="Text_20_body">
      <style:text-properties officeooo:paragraph-rsid="005e41a5"/>
    </style:style>
    <style:style style:name="P253" style:family="paragraph" style:parent-style-name="Text_20_body">
      <style:text-properties officeooo:paragraph-rsid="005ff9ee"/>
    </style:style>
    <style:style style:name="P254" style:family="paragraph" style:parent-style-name="Text_20_body">
      <style:text-properties officeooo:paragraph-rsid="0061b2ad"/>
    </style:style>
    <style:style style:name="P255" style:family="paragraph" style:parent-style-name="Text_20_body">
      <style:text-properties officeooo:paragraph-rsid="00653539"/>
    </style:style>
    <style:style style:name="P256" style:family="paragraph" style:parent-style-name="Text_20_body">
      <style:text-properties officeooo:paragraph-rsid="0066a47a"/>
    </style:style>
    <style:style style:name="P257" style:family="paragraph" style:parent-style-name="Text_20_body">
      <style:text-properties officeooo:paragraph-rsid="0068b211"/>
    </style:style>
    <style:style style:name="P258" style:family="paragraph" style:parent-style-name="Text_20_body">
      <style:text-properties officeooo:paragraph-rsid="00690e1e"/>
    </style:style>
    <style:style style:name="P259" style:family="paragraph" style:parent-style-name="Text_20_body">
      <style:text-properties officeooo:paragraph-rsid="006982d1"/>
    </style:style>
    <style:style style:name="P260" style:family="paragraph" style:parent-style-name="Text_20_body">
      <style:text-properties officeooo:paragraph-rsid="006b7ade"/>
    </style:style>
    <style:style style:name="P261" style:family="paragraph" style:parent-style-name="Text_20_body">
      <style:text-properties officeooo:paragraph-rsid="006db05c"/>
    </style:style>
    <style:style style:name="P262" style:family="paragraph" style:parent-style-name="Text_20_body">
      <style:text-properties officeooo:paragraph-rsid="006f6c24"/>
    </style:style>
    <style:style style:name="P263" style:family="paragraph" style:parent-style-name="Text_20_body">
      <style:text-properties officeooo:paragraph-rsid="00700c5a"/>
    </style:style>
    <style:style style:name="P264" style:family="paragraph" style:parent-style-name="Text_20_body">
      <style:text-properties officeooo:paragraph-rsid="0070f3ea"/>
    </style:style>
    <style:style style:name="P265" style:family="paragraph" style:parent-style-name="Text_20_body">
      <style:text-properties officeooo:paragraph-rsid="0072bba7"/>
    </style:style>
    <style:style style:name="P266" style:family="paragraph" style:parent-style-name="Text_20_body">
      <style:text-properties officeooo:paragraph-rsid="0073593c"/>
    </style:style>
    <style:style style:name="P267" style:family="paragraph" style:parent-style-name="Text_20_body">
      <style:text-properties officeooo:paragraph-rsid="0075ba7f"/>
    </style:style>
    <style:style style:name="P268" style:family="paragraph" style:parent-style-name="Text_20_body">
      <style:text-properties officeooo:paragraph-rsid="0076a42b"/>
    </style:style>
    <style:style style:name="P269" style:family="paragraph" style:parent-style-name="Text_20_body">
      <style:text-properties officeooo:paragraph-rsid="007c09e4"/>
    </style:style>
    <style:style style:name="P270" style:family="paragraph" style:parent-style-name="Text_20_body">
      <style:paragraph-properties fo:margin-left="3.512cm" fo:margin-right="0cm" fo:text-indent="-3.512cm" style:auto-text-indent="false">
        <style:tab-stops/>
      </style:paragraph-properties>
      <style:text-properties officeooo:paragraph-rsid="003da418"/>
    </style:style>
    <style:style style:name="P271" style:family="paragraph" style:parent-style-name="Text_20_body" style:master-page-name="Standard">
      <style:paragraph-properties style:page-number="auto"/>
    </style:style>
    <style:style style:name="P272" style:family="paragraph" style:parent-style-name="Text_20_body">
      <style:paragraph-properties fo:margin-left="2.007cm" fo:margin-right="0cm" fo:text-align="start" style:justify-single-word="false" fo:text-indent="-2.007cm" style:auto-text-indent="false">
        <style:tab-stops/>
      </style:paragraph-properties>
      <style:text-properties officeooo:paragraph-rsid="0076a42b"/>
    </style:style>
    <style:style style:name="P273" style:family="paragraph" style:parent-style-name="Text_20_body">
      <style:paragraph-properties fo:margin-left="2.007cm" fo:margin-right="0cm" fo:text-align="start" style:justify-single-word="false" fo:text-indent="-2.007cm" style:auto-text-indent="false">
        <style:tab-stops/>
      </style:paragraph-properties>
      <style:text-properties officeooo:paragraph-rsid="00775b1c"/>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7cm" style:type="right" style:leader-style="dotted" style:leader-text="."/>
        </style:tab-stops>
      </style:paragraph-properties>
    </style:style>
    <style:style style:name="P276" style:family="paragraph" style:parent-style-name="Contents_20_2">
      <style:paragraph-properties>
        <style:tab-stops>
          <style:tab-stop style:position="17cm" style:type="right" style:leader-style="dotted" style:leader-text="."/>
        </style:tab-stops>
      </style:paragraph-properties>
    </style:style>
    <style:style style:name="P27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06f982"/>
    </style:style>
    <style:style style:name="T2" style:family="text">
      <style:text-properties officeooo:rsid="00087413"/>
    </style:style>
    <style:style style:name="T3" style:family="text">
      <style:text-properties fo:color="#000000" officeooo:rsid="000ba66f"/>
    </style:style>
    <style:style style:name="T4" style:family="text">
      <style:text-properties fo:color="#000000" officeooo:rsid="000eb55e"/>
    </style:style>
    <style:style style:name="T5" style:family="text">
      <style:text-properties fo:color="#000000" officeooo:rsid="0010e3dd"/>
    </style:style>
    <style:style style:name="T6" style:family="text">
      <style:text-properties fo:color="#000000" officeooo:rsid="00120300"/>
    </style:style>
    <style:style style:name="T7" style:family="text">
      <style:text-properties fo:color="#000000" officeooo:rsid="001293a1"/>
    </style:style>
    <style:style style:name="T8" style:family="text">
      <style:text-properties fo:color="#000000" style:font-name="Consolas1" fo:font-size="10pt" style:font-size-asian="10pt"/>
    </style:style>
    <style:style style:name="T9" style:family="text">
      <style:text-properties fo:color="#000000" officeooo:rsid="0032c45c"/>
    </style:style>
    <style:style style:name="T10" style:family="text">
      <style:text-properties officeooo:rsid="000ba66f"/>
    </style:style>
    <style:style style:name="T11" style:family="text">
      <style:text-properties officeooo:rsid="000ba993"/>
    </style:style>
    <style:style style:name="T12" style:family="text">
      <style:text-properties officeooo:rsid="000d65a8"/>
    </style:style>
    <style:style style:name="T13" style:family="text">
      <style:text-properties officeooo:rsid="000eb55e"/>
    </style:style>
    <style:style style:name="T14" style:family="text">
      <style:text-properties officeooo:rsid="0010e3dd"/>
    </style:style>
    <style:style style:name="T15" style:family="text">
      <style:text-properties officeooo:rsid="00120300"/>
    </style:style>
    <style:style style:name="T16" style:family="text">
      <style:text-properties fo:font-variant="normal" fo:text-transform="none" fo:color="#333333" style:font-name="Helvetica Neue" fo:font-size="9.75pt" fo:letter-spacing="normal" fo:font-style="normal" fo:font-weight="normal" officeooo:rsid="0010e3dd"/>
    </style:style>
    <style:style style:name="T17" style:family="text">
      <style:text-properties fo:font-variant="normal" fo:text-transform="none" fo:color="#333333" style:font-name="Helvetica Neue" fo:font-size="9.75pt" fo:letter-spacing="normal" fo:font-style="normal" fo:font-weight="normal" officeooo:rsid="00120300"/>
    </style:style>
    <style:style style:name="T18" style:family="text">
      <style:text-properties officeooo:rsid="001293a1"/>
    </style:style>
    <style:style style:name="T19" style:family="text">
      <style:text-properties officeooo:rsid="0013bbc2"/>
    </style:style>
    <style:style style:name="T20" style:family="text">
      <style:text-properties officeooo:rsid="0014cd51"/>
    </style:style>
    <style:style style:name="T21" style:family="text">
      <style:text-properties officeooo:rsid="0016cc7b"/>
    </style:style>
    <style:style style:name="T22" style:family="text">
      <style:text-properties officeooo:rsid="0017f49a"/>
    </style:style>
    <style:style style:name="T23" style:family="text">
      <style:text-properties officeooo:rsid="001a4edf"/>
    </style:style>
    <style:style style:name="T24" style:family="text">
      <style:text-properties officeooo:rsid="001bd88a"/>
    </style:style>
    <style:style style:name="T25" style:family="text">
      <style:text-properties officeooo:rsid="001ca887"/>
    </style:style>
    <style:style style:name="T26" style:family="text">
      <style:text-properties officeooo:rsid="001cb171"/>
    </style:style>
    <style:style style:name="T27" style:family="text">
      <style:text-properties officeooo:rsid="001da177"/>
    </style:style>
    <style:style style:name="T28" style:family="text">
      <style:text-properties officeooo:rsid="001f738c"/>
    </style:style>
    <style:style style:name="T29" style:family="text">
      <style:text-properties officeooo:rsid="00239caa"/>
    </style:style>
    <style:style style:name="T30" style:family="text">
      <style:text-properties officeooo:rsid="0023b875"/>
    </style:style>
    <style:style style:name="T31" style:family="text">
      <style:text-properties officeooo:rsid="0025196e"/>
    </style:style>
    <style:style style:name="T32" style:family="text">
      <style:text-properties officeooo:rsid="002631ce"/>
    </style:style>
    <style:style style:name="T33" style:family="text">
      <style:text-properties fo:font-weight="normal" officeooo:rsid="002631ce" style:font-weight-asian="normal" style:font-weight-complex="normal"/>
    </style:style>
    <style:style style:name="T34" style:family="text">
      <style:text-properties officeooo:rsid="002e9f8f"/>
    </style:style>
    <style:style style:name="T35" style:family="text">
      <style:text-properties fo:font-weight="bold" officeooo:rsid="002e9f8f" style:font-weight-asian="bold" style:font-weight-complex="bold"/>
    </style:style>
    <style:style style:name="T36" style:family="text">
      <style:text-properties officeooo:rsid="002f59b1"/>
    </style:style>
    <style:style style:name="T37" style:family="text">
      <style:text-properties officeooo:rsid="0030105e"/>
    </style:style>
    <style:style style:name="T38" style:family="text">
      <style:text-properties officeooo:rsid="0030c90a"/>
    </style:style>
    <style:style style:name="T39" style:family="text">
      <style:text-properties officeooo:rsid="0030c969"/>
    </style:style>
    <style:style style:name="T40" style:family="text">
      <style:text-properties officeooo:rsid="0032c45c"/>
    </style:style>
    <style:style style:name="T41" style:family="text">
      <style:text-properties style:font-name="Arial" officeooo:rsid="0073593c"/>
    </style:style>
    <style:style style:name="T42" style:family="text">
      <style:text-properties officeooo:rsid="0036b35b"/>
    </style:style>
    <style:style style:name="T43" style:family="text">
      <style:text-properties officeooo:rsid="0037adc8"/>
    </style:style>
    <style:style style:name="T44" style:family="text">
      <style:text-properties officeooo:rsid="003842fd"/>
    </style:style>
    <style:style style:name="T45" style:family="text">
      <style:text-properties officeooo:rsid="003a9bce"/>
    </style:style>
    <style:style style:name="T46" style:family="text">
      <style:text-properties officeooo:rsid="003c4d6f"/>
    </style:style>
    <style:style style:name="T47" style:family="text">
      <style:text-properties officeooo:rsid="003c54ac"/>
    </style:style>
    <style:style style:name="T48" style:family="text">
      <style:text-properties officeooo:rsid="003da418"/>
    </style:style>
    <style:style style:name="T49" style:family="text">
      <style:text-properties officeooo:rsid="002a17e3"/>
    </style:style>
    <style:style style:name="T50" style:family="text">
      <style:text-properties officeooo:rsid="003f1a1e"/>
    </style:style>
    <style:style style:name="T51" style:family="text">
      <style:text-properties officeooo:rsid="00400baf"/>
    </style:style>
    <style:style style:name="T52" style:family="text">
      <style:text-properties officeooo:rsid="0041c1ad"/>
    </style:style>
    <style:style style:name="T53" style:family="text">
      <style:text-properties officeooo:rsid="00436cfc"/>
    </style:style>
    <style:style style:name="T54" style:family="text">
      <style:text-properties officeooo:rsid="004414cf"/>
    </style:style>
    <style:style style:name="T55" style:family="text">
      <style:text-properties officeooo:rsid="004521b8"/>
    </style:style>
    <style:style style:name="T56" style:family="text">
      <style:text-properties officeooo:rsid="0046cd1b"/>
    </style:style>
    <style:style style:name="T57" style:family="text">
      <style:text-properties officeooo:rsid="0047fe50"/>
    </style:style>
    <style:style style:name="T58" style:family="text">
      <style:text-properties officeooo:rsid="004b0721"/>
    </style:style>
    <style:style style:name="T59" style:family="text">
      <style:text-properties officeooo:rsid="004b6979"/>
    </style:style>
    <style:style style:name="T60" style:family="text">
      <style:text-properties officeooo:rsid="004c6585"/>
    </style:style>
    <style:style style:name="T61" style:family="text">
      <style:text-properties officeooo:rsid="004e1fd8"/>
    </style:style>
    <style:style style:name="T62" style:family="text">
      <style:text-properties officeooo:rsid="004ef152"/>
    </style:style>
    <style:style style:name="T63" style:family="text">
      <style:text-properties officeooo:rsid="004fed28"/>
    </style:style>
    <style:style style:name="T64" style:family="text">
      <style:text-properties officeooo:rsid="00505ded"/>
    </style:style>
    <style:style style:name="T65" style:family="text">
      <style:text-properties officeooo:rsid="0050bafe"/>
    </style:style>
    <style:style style:name="T66" style:family="text">
      <style:text-properties officeooo:rsid="00524827"/>
    </style:style>
    <style:style style:name="T67" style:family="text">
      <style:text-properties officeooo:rsid="0052905b"/>
    </style:style>
    <style:style style:name="T68" style:family="text">
      <style:text-properties officeooo:rsid="0053e5cb"/>
    </style:style>
    <style:style style:name="T69" style:family="text">
      <style:text-properties officeooo:rsid="0054a5fd"/>
    </style:style>
    <style:style style:name="T70" style:family="text">
      <style:text-properties officeooo:rsid="0055dd06"/>
    </style:style>
    <style:style style:name="T71" style:family="text">
      <style:text-properties officeooo:rsid="005811d1"/>
    </style:style>
    <style:style style:name="T72" style:family="text">
      <style:text-properties officeooo:rsid="0058f57b"/>
    </style:style>
    <style:style style:name="T73" style:family="text">
      <style:text-properties officeooo:rsid="002e2551"/>
    </style:style>
    <style:style style:name="T74" style:family="text">
      <style:text-properties officeooo:rsid="005d81b4"/>
    </style:style>
    <style:style style:name="T75" style:family="text">
      <style:text-properties officeooo:rsid="005d9ba1"/>
    </style:style>
    <style:style style:name="T76" style:family="text">
      <style:text-properties officeooo:rsid="005e41a5"/>
    </style:style>
    <style:style style:name="T77" style:family="text">
      <style:text-properties officeooo:rsid="005ff9ee"/>
    </style:style>
    <style:style style:name="T78" style:family="text">
      <style:text-properties officeooo:rsid="0060b488"/>
    </style:style>
    <style:style style:name="T79" style:family="text">
      <style:text-properties officeooo:rsid="0060f9ff"/>
    </style:style>
    <style:style style:name="T80" style:family="text">
      <style:text-properties officeooo:rsid="0061b2ad"/>
    </style:style>
    <style:style style:name="T81" style:family="text">
      <style:text-properties officeooo:rsid="00638d9c"/>
    </style:style>
    <style:style style:name="T82" style:family="text">
      <style:text-properties officeooo:rsid="0064c1bb"/>
    </style:style>
    <style:style style:name="T83" style:family="text">
      <style:text-properties officeooo:rsid="0064de82"/>
    </style:style>
    <style:style style:name="T84" style:family="text">
      <style:text-properties officeooo:rsid="00653539"/>
    </style:style>
    <style:style style:name="T85" style:family="text">
      <style:text-properties officeooo:rsid="0066a47a"/>
    </style:style>
    <style:style style:name="T86" style:family="text">
      <style:text-properties officeooo:rsid="006862d5"/>
    </style:style>
    <style:style style:name="T87" style:family="text">
      <style:text-properties officeooo:rsid="0068a680"/>
    </style:style>
    <style:style style:name="T88" style:family="text">
      <style:text-properties officeooo:rsid="0068b211"/>
    </style:style>
    <style:style style:name="T89" style:family="text">
      <style:text-properties officeooo:rsid="00690e1e"/>
    </style:style>
    <style:style style:name="T90" style:family="text">
      <style:text-properties officeooo:rsid="006982d1"/>
    </style:style>
    <style:style style:name="T91" style:family="text">
      <style:text-properties officeooo:rsid="006b7ade"/>
    </style:style>
    <style:style style:name="T92" style:family="text">
      <style:text-properties officeooo:rsid="006c4fcf"/>
    </style:style>
    <style:style style:name="T93" style:family="text">
      <style:text-properties officeooo:rsid="006db05c"/>
    </style:style>
    <style:style style:name="T94" style:family="text">
      <style:text-properties officeooo:rsid="006f6c24"/>
    </style:style>
    <style:style style:name="T95" style:family="text">
      <style:text-properties officeooo:rsid="00700c5a"/>
    </style:style>
    <style:style style:name="T96" style:family="text">
      <style:text-properties officeooo:rsid="0070f3ea"/>
    </style:style>
    <style:style style:name="T97" style:family="text">
      <style:text-properties officeooo:rsid="0072bba7"/>
    </style:style>
    <style:style style:name="T98" style:family="text">
      <style:text-properties officeooo:rsid="0073593c"/>
    </style:style>
    <style:style style:name="T99" style:family="text">
      <style:text-properties officeooo:rsid="00744789"/>
    </style:style>
    <style:style style:name="T100" style:family="text">
      <style:text-properties officeooo:rsid="0075ba7f"/>
    </style:style>
    <style:style style:name="T101" style:family="text">
      <style:text-properties officeooo:rsid="0076a42b"/>
    </style:style>
    <style:style style:name="T102" style:family="text">
      <style:text-properties officeooo:rsid="00775b1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text:bookmark-start text:name="__RefHeading__2599_943291493"/><text:bookmark-end text:name="__RefHeading__2599_943291493"/><text:span text:style-name="T47"/></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74"><text:a xlink:type="simple" xlink:href="#__RefHeading__2601_943291493" text:style-name="Index_20_Link" text:visited-style-name="Index_20_Link"><text:s/>1 Introduction<text:tab/>4</text:a></text:p>
          <text:p text:style-name="P276"><text:a xlink:type="simple" xlink:href="#__RefHeading__2603_943291493" text:style-name="Index_20_Link" text:visited-style-name="Index_20_Link"><text:s/>1.1 LibAsyncTextures<text:tab/>4</text:a></text:p>
          <text:p text:style-name="P276"><text:a xlink:type="simple" xlink:href="#__RefHeading__2605_943291493" text:style-name="Index_20_Link" text:visited-style-name="Index_20_Link"><text:s/>1.2 Library usage<text:tab/>4</text:a></text:p>
          <text:p text:style-name="P276"><text:a xlink:type="simple" xlink:href="#__RefHeading__2607_943291493" text:style-name="Index_20_Link" text:visited-style-name="Index_20_Link"><text:s/>1.3 Automatically include the latest version in your addon<text:tab/>4</text:a></text:p>
          <text:p text:style-name="P276"><text:a xlink:type="simple" xlink:href="#__RefHeading__2609_943291493" text:style-name="Index_20_Link" text:visited-style-name="Index_20_Link"><text:s/>1.4 Events<text:tab/>5</text:a></text:p>
          <text:p text:style-name="P274"><text:a xlink:type="simple" xlink:href="#__RefHeading__2633_943291493" text:style-name="Index_20_Link" text:visited-style-name="Index_20_Link"><text:s/>2 UI widgets<text:tab/>7</text:a></text:p>
          <text:p text:style-name="P276"><text:a xlink:type="simple" xlink:href="#__RefHeading__2635_943291493" text:style-name="Index_20_Link" text:visited-style-name="Index_20_Link"><text:s/>2.1 Buttons<text:tab/>8</text:a></text:p>
          <text:p text:style-name="P275"><text:a xlink:type="simple" xlink:href="#__RefHeading__2637_943291493" text:style-name="Index_20_Link" text:visited-style-name="Index_20_Link"><text:s/>2.1.1 nkButton<text:tab/>8</text:a></text:p>
          <text:p text:style-name="P277"><text:a xlink:type="simple" xlink:href="#__RefHeading__2639_943291493" text:style-name="Index_20_Link" text:visited-style-name="Index_20_Link"><text:s/>2.1.1.1 Methods<text:tab/>8</text:a></text:p>
          <text:p text:style-name="P277"><text:a xlink:type="simple" xlink:href="#__RefHeading__2641_943291493" text:style-name="Index_20_Link" text:visited-style-name="Index_20_Link"><text:s/>2.1.1.2 Events<text:tab/>8</text:a></text:p>
          <text:p text:style-name="P275"><text:a xlink:type="simple" xlink:href="#__RefHeading__2643_943291493" text:style-name="Index_20_Link" text:visited-style-name="Index_20_Link"><text:s/>2.1.2 nkActionButton<text:tab/>8</text:a></text:p>
          <text:p text:style-name="P277"><text:a xlink:type="simple" xlink:href="#__RefHeading__2645_943291493" text:style-name="Index_20_Link" text:visited-style-name="Index_20_Link"><text:s/>2.1.2.1 Methods<text:tab/>8</text:a></text:p>
          <text:p text:style-name="P277"><text:a xlink:type="simple" xlink:href="#__RefHeading__2647_943291493" text:style-name="Index_20_Link" text:visited-style-name="Index_20_Link"><text:s/>2.1.2.2 Events<text:tab/>8</text:a></text:p>
          <text:p text:style-name="P276"><text:a xlink:type="simple" xlink:href="#__RefHeading__2649_943291493" text:style-name="Index_20_Link" text:visited-style-name="Index_20_Link"><text:s/>2.2 Form widgets<text:tab/>9</text:a></text:p>
          <text:p text:style-name="P275"><text:a xlink:type="simple" xlink:href="#__RefHeading__2651_943291493" text:style-name="Index_20_Link" text:visited-style-name="Index_20_Link"><text:s/>2.2.1 nkCheckbox<text:tab/>9</text:a></text:p>
          <text:p text:style-name="P277"><text:a xlink:type="simple" xlink:href="#__RefHeading__2653_943291493" text:style-name="Index_20_Link" text:visited-style-name="Index_20_Link"><text:s/>2.2.1.1 Methods<text:tab/>9</text:a></text:p>
          <text:p text:style-name="P277"><text:a xlink:type="simple" xlink:href="#__RefHeading__2655_943291493" text:style-name="Index_20_Link" text:visited-style-name="Index_20_Link"><text:s/>2.2.1.2 Events<text:tab/>10</text:a></text:p>
          <text:p text:style-name="P275"><text:a xlink:type="simple" xlink:href="#__RefHeading__2657_943291493" text:style-name="Index_20_Link" text:visited-style-name="Index_20_Link"><text:s/>2.2.2 nkCombobox<text:tab/>11</text:a></text:p>
          <text:p text:style-name="P277"><text:a xlink:type="simple" xlink:href="#__RefHeading__2659_943291493" text:style-name="Index_20_Link" text:visited-style-name="Index_20_Link"><text:s/>2.2.2.1 Methods<text:tab/>11</text:a></text:p>
          <text:p text:style-name="P277"><text:a xlink:type="simple" xlink:href="#__RefHeading__2661_943291493" text:style-name="Index_20_Link" text:visited-style-name="Index_20_Link"><text:s/>2.2.2.2 Setting the selection values<text:tab/>12</text:a></text:p>
          <text:p text:style-name="P277"><text:a xlink:type="simple" xlink:href="#__RefHeading__2663_943291493" text:style-name="Index_20_Link" text:visited-style-name="Index_20_Link"><text:s/>2.2.2.3 Events<text:tab/>12</text:a></text:p>
          <text:p text:style-name="P275"><text:a xlink:type="simple" xlink:href="#__RefHeading__2665_943291493" text:style-name="Index_20_Link" text:visited-style-name="Index_20_Link"><text:s/>2.2.3 NkRadioButton<text:tab/>13</text:a></text:p>
          <text:p text:style-name="P277"><text:a xlink:type="simple" xlink:href="#__RefHeading__2667_943291493" text:style-name="Index_20_Link" text:visited-style-name="Index_20_Link"><text:s/>2.2.3.1 Methods<text:tab/>13</text:a></text:p>
          <text:p text:style-name="P277"><text:a xlink:type="simple" xlink:href="#__RefHeading__2669_943291493" text:style-name="Index_20_Link" text:visited-style-name="Index_20_Link"><text:s/>2.2.3.2 Setting the selection values<text:tab/>13</text:a></text:p>
          <text:p text:style-name="P277"><text:a xlink:type="simple" xlink:href="#__RefHeading__2671_943291493" text:style-name="Index_20_Link" text:visited-style-name="Index_20_Link"><text:s/>2.2.3.3 Events<text:tab/>14</text:a></text:p>
          <text:p text:style-name="P275"><text:a xlink:type="simple" xlink:href="#__RefHeading__2673_943291493" text:style-name="Index_20_Link" text:visited-style-name="Index_20_Link"><text:s/>2.2.4 nkSlider<text:tab/>15</text:a></text:p>
          <text:p text:style-name="P277"><text:a xlink:type="simple" xlink:href="#__RefHeading__2675_943291493" text:style-name="Index_20_Link" text:visited-style-name="Index_20_Link"><text:s/>2.2.4.1 Methods<text:tab/>15</text:a></text:p>
          <text:p text:style-name="P277"><text:a xlink:type="simple" xlink:href="#__RefHeading__2677_943291493" text:style-name="Index_20_Link" text:visited-style-name="Index_20_Link"><text:s/>2.2.4.2 Events<text:tab/>15</text:a></text:p>
          <text:p text:style-name="P275"><text:a xlink:type="simple" xlink:href="#__RefHeading__2679_943291493" text:style-name="Index_20_Link" text:visited-style-name="Index_20_Link"><text:s/>2.2.5 nkTextfield<text:tab/>16</text:a></text:p>
          <text:p text:style-name="P277"><text:a xlink:type="simple" xlink:href="#__RefHeading__2681_943291493" text:style-name="Index_20_Link" text:visited-style-name="Index_20_Link"><text:s/>2.2.5.1 Methods<text:tab/>16</text:a></text:p>
          <text:p text:style-name="P277"><text:a xlink:type="simple" xlink:href="#__RefHeading__2683_943291493" text:style-name="Index_20_Link" text:visited-style-name="Index_20_Link"><text:s/>2.2.5.2 Events<text:tab/>16</text:a></text:p>
          <text:p text:style-name="P276"><text:a xlink:type="simple" xlink:href="#__RefHeading__2685_943291493" text:style-name="Index_20_Link" text:visited-style-name="Index_20_Link"><text:s/>2.3 Grid<text:tab/>17</text:a></text:p>
          <text:p text:style-name="P275"><text:a xlink:type="simple" xlink:href="#__RefHeading__2687_943291493" text:style-name="Index_20_Link" text:visited-style-name="Index_20_Link"><text:s/>2.3.1 Methods<text:tab/>17</text:a></text:p>
          <text:p text:style-name="P275"><text:a xlink:type="simple" xlink:href="#__RefHeading__2689_943291493" text:style-name="Index_20_Link" text:visited-style-name="Index_20_Link"><text:s/>2.3.2 Layouting a grid<text:tab/>19</text:a></text:p>
          <text:p text:style-name="P275"><text:a xlink:type="simple" xlink:href="#__RefHeading__2691_943291493" text:style-name="Index_20_Link" text:visited-style-name="Index_20_Link"><text:s/>2.3.3 Display no header<text:tab/>19</text:a></text:p>
          <text:p text:style-name="P275"><text:a xlink:type="simple" xlink:href="#__RefHeading__2693_943291493" text:style-name="Index_20_Link" text:visited-style-name="Index_20_Link"><text:s/>2.3.4 Setting grid values<text:tab/>19</text:a></text:p>
          <text:p text:style-name="P277"><text:a xlink:type="simple" xlink:href="#__RefHeading__2695_943291493" text:style-name="Index_20_Link" text:visited-style-name="Index_20_Link"><text:s/>2.3.4.1 What you need to know about the layout process<text:tab/>19</text:a></text:p>
          <text:p text:style-name="P277"><text:a xlink:type="simple" xlink:href="#__RefHeading__2697_943291493" text:style-name="Index_20_Link" text:visited-style-name="Index_20_Link"><text:s/>2.3.4.2 How to populate the grid with values<text:tab/>20</text:a></text:p>
          <text:p text:style-name="P277"><text:a xlink:type="simple" xlink:href="#__RefHeading__2699_943291493" text:style-name="Index_20_Link" text:visited-style-name="Index_20_Link"><text:s/>2.3.4.3 Display a texture in a cell<text:tab/>21</text:a></text:p>
          <text:p text:style-name="P277"><text:a xlink:type="simple" xlink:href="#__RefHeading__2701_943291493" text:style-name="Index_20_Link" text:visited-style-name="Index_20_Link"><text:s/>2.3.4.4 Altering a specific cell<text:tab/>21</text:a></text:p>
          <text:p text:style-name="P275"><text:a xlink:type="simple" xlink:href="#__RefHeading__2703_943291493" text:style-name="Index_20_Link" text:visited-style-name="Index_20_Link"><text:s/>2.3.5 Getting the value of cells<text:tab/>21</text:a></text:p>
          <text:p text:style-name="P275"><text:a xlink:type="simple" xlink:href="#__RefHeading__2705_943291493" text:style-name="Index_20_Link" text:visited-style-name="Index_20_Link"><text:s/>2.3.6 Selecting rows<text:tab/>22</text:a></text:p>
          <text:p text:style-name="P275"><text:a xlink:type="simple" xlink:href="#__RefHeading__2707_943291493" text:style-name="Index_20_Link" text:visited-style-name="Index_20_Link"><text:s/>2.3.7 Grid scrollbar<text:tab/>22</text:a></text:p>
          <text:p text:style-name="P275"><text:a xlink:type="simple" xlink:href="#__RefHeading__2709_943291493" text:style-name="Index_20_Link" text:visited-style-name="Index_20_Link"><text:s/>2.3.8 Displaying a tooltip for a cell<text:tab/>22</text:a></text:p>
          <text:p text:style-name="P275"><text:a xlink:type="simple" xlink:href="#__RefHeading__2711_943291493" text:style-name="Index_20_Link" text:visited-style-name="Index_20_Link"><text:s/>2.3.9 Filtering a grid<text:tab/>23</text:a></text:p>
          <text:p text:style-name="P275"><text:a xlink:type="simple" xlink:href="#__RefHeading__2713_943291493" text:style-name="Index_20_Link" text:visited-style-name="Index_20_Link"><text:s/>2.3.10 Events<text:tab/>24</text:a></text:p>
          <text:p text:style-name="P276"><text:a xlink:type="simple" xlink:href="#__RefHeading__2715_943291493" text:style-name="Index_20_Link" text:visited-style-name="Index_20_Link"><text:s/>2.4 Image Galleries<text:tab/>25</text:a></text:p>
          <text:p text:style-name="P275"><text:a xlink:type="simple" xlink:href="#__RefHeading__2717_943291493" text:style-name="Index_20_Link" text:visited-style-name="Index_20_Link"><text:s/>2.4.1 nkImageGallery<text:tab/>25</text:a></text:p>
          <text:p text:style-name="P276"><text:a xlink:type="simple" xlink:href="#__RefHeading__2719_943291493" text:style-name="Index_20_Link" text:visited-style-name="Index_20_Link"><text:s/>2.5 Menus<text:tab/>25</text:a></text:p>
          <text:p text:style-name="P275"><text:soft-page-break/><text:a xlink:type="simple" xlink:href="#__RefHeading__2721_943291493" text:style-name="Index_20_Link" text:visited-style-name="Index_20_Link"><text:s/>2.5.1 nkMenu<text:tab/>25</text:a></text:p>
          <text:p text:style-name="P276"><text:a xlink:type="simple" xlink:href="#__RefHeading__2723_943291493" text:style-name="Index_20_Link" text:visited-style-name="Index_20_Link"><text:s/>2.6 Panes<text:tab/>25</text:a></text:p>
          <text:p text:style-name="P275"><text:a xlink:type="simple" xlink:href="#__RefHeading__2725_943291493" text:style-name="Index_20_Link" text:visited-style-name="Index_20_Link"><text:s/>2.6.1 nkScrollbox<text:tab/>25</text:a></text:p>
          <text:p text:style-name="P275"><text:a xlink:type="simple" xlink:href="#__RefHeading__2727_943291493" text:style-name="Index_20_Link" text:visited-style-name="Index_20_Link"><text:s/>2.6.2 nkScrollpane<text:tab/>25</text:a></text:p>
          <text:p text:style-name="P275"><text:a xlink:type="simple" xlink:href="#__RefHeading__2729_943291493" text:style-name="Index_20_Link" text:visited-style-name="Index_20_Link"><text:s/>2.6.3 nkTabpane<text:tab/>25</text:a></text:p>
          <text:p text:style-name="P276"><text:a xlink:type="simple" xlink:href="#__RefHeading__2731_943291493" text:style-name="Index_20_Link" text:visited-style-name="Index_20_Link"><text:s/>2.7 Tooltips<text:tab/>25</text:a></text:p>
          <text:p text:style-name="P275"><text:a xlink:type="simple" xlink:href="#__RefHeading__2733_943291493" text:style-name="Index_20_Link" text:visited-style-name="Index_20_Link"><text:s/>2.7.1 nkInfoText<text:tab/>25</text:a></text:p>
          <text:p text:style-name="P275"><text:a xlink:type="simple" xlink:href="#__RefHeading__2735_943291493" text:style-name="Index_20_Link" text:visited-style-name="Index_20_Link"><text:s/>2.7.2 nkItemTooltip<text:tab/>25</text:a></text:p>
          <text:p text:style-name="P275"><text:a xlink:type="simple" xlink:href="#__RefHeading__2737_943291493" text:style-name="Index_20_Link" text:visited-style-name="Index_20_Link"><text:s/>2.7.3 nkTooltip<text:tab/>25</text:a></text:p>
          <text:p text:style-name="P276"><text:a xlink:type="simple" xlink:href="#__RefHeading__2739_943291493" text:style-name="Index_20_Link" text:visited-style-name="Index_20_Link"><text:s/>2.8 Windows<text:tab/>25</text:a></text:p>
          <text:p text:style-name="P275"><text:a xlink:type="simple" xlink:href="#__RefHeading__2741_943291493" text:style-name="Index_20_Link" text:visited-style-name="Index_20_Link"><text:s/>2.8.1 nkDialog<text:tab/>25</text:a></text:p>
          <text:p text:style-name="P275"><text:a xlink:type="simple" xlink:href="#__RefHeading__2743_943291493" text:style-name="Index_20_Link" text:visited-style-name="Index_20_Link"><text:s/>2.8.2 nkWindow<text:tab/>25</text:a></text:p>
          <text:p text:style-name="P275"><text:a xlink:type="simple" xlink:href="#__RefHeading__2745_943291493" text:style-name="Index_20_Link" text:visited-style-name="Index_20_Link"><text:s/>2.8.3 nkWindowModern<text:tab/>25</text:a></text:p>
          <text:p text:style-name="P274"><text:a xlink:type="simple" xlink:href="#__RefHeading__2747_943291493" text:style-name="Index_20_Link" text:visited-style-name="Index_20_Link"><text:s/>3 Coroutines<text:tab/>26</text:a></text:p>
          <text:p text:style-name="P274"><text:a xlink:type="simple" xlink:href="#__RefHeading__2749_943291493" text:style-name="Index_20_Link" text:visited-style-name="Index_20_Link"><text:s/>4 Documentation widget<text:tab/>27</text:a></text:p>
          <text:p text:style-name="P276"><text:a xlink:type="simple" xlink:href="#__RefHeading__3359_943291493" text:style-name="Index_20_Link" text:visited-style-name="Index_20_Link"><text:s/>4.1 Creating a documentation widget<text:tab/>27</text:a></text:p>
          <text:p text:style-name="P276"><text:a xlink:type="simple" xlink:href="#__RefHeading__3365_943291493" text:style-name="Index_20_Link" text:visited-style-name="Index_20_Link"><text:s/>4.2 Adding chapters<text:tab/>27</text:a></text:p>
          <text:p text:style-name="P275"><text:a xlink:type="simple" xlink:href="#__RefHeading__3367_943291493" text:style-name="Index_20_Link" text:visited-style-name="Index_20_Link"><text:s/>4.2.1 The chapter parent<text:tab/>28</text:a></text:p>
          <text:p text:style-name="P275"><text:a xlink:type="simple" xlink:href="#__RefHeading__3369_943291493" text:style-name="Index_20_Link" text:visited-style-name="Index_20_Link"><text:s/>4.2.2 The chapter title<text:tab/>28</text:a></text:p>
          <text:p text:style-name="P275"><text:a xlink:type="simple" xlink:href="#__RefHeading__3371_943291493" text:style-name="Index_20_Link" text:visited-style-name="Index_20_Link"><text:s/>4.2.3 A chapter's contents<text:tab/>28</text:a></text:p>
          <text:p text:style-name="P277"><text:a xlink:type="simple" xlink:href="#__RefHeading__3373_943291493" text:style-name="Index_20_Link" text:visited-style-name="Index_20_Link"><text:s/>4.2.3.1 A header<text:tab/>28</text:a></text:p>
          <text:p text:style-name="P277"><text:a xlink:type="simple" xlink:href="#__RefHeading__3375_943291493" text:style-name="Index_20_Link" text:visited-style-name="Index_20_Link"><text:s/>4.2.3.2 Text body<text:tab/>29</text:a></text:p>
          <text:p text:style-name="P277"><text:a xlink:type="simple" xlink:href="#__RefHeading__3377_943291493" text:style-name="Index_20_Link" text:visited-style-name="Index_20_Link"><text:s/>4.2.3.3 Images<text:tab/>29</text:a></text:p>
          <text:p text:style-name="P274"><text:a xlink:type="simple" xlink:href="#__RefHeading__2751_943291493" text:style-name="Index_20_Link" text:visited-style-name="Index_20_Link"><text:s/>5 Graphic effects<text:tab/>31</text:a></text:p>
          <text:p text:style-name="P276"><text:a xlink:type="simple" xlink:href="#__RefHeading__2753_943291493" text:style-name="Index_20_Link" text:visited-style-name="Index_20_Link"><text:s/>5.1 Register an effect<text:tab/>31</text:a></text:p>
          <text:p text:style-name="P276"><text:a xlink:type="simple" xlink:href="#__RefHeading__3170_943291493" text:style-name="Index_20_Link" text:visited-style-name="Index_20_Link"><text:s/>5.2 Pause an effect<text:tab/>31</text:a></text:p>
          <text:p text:style-name="P276"><text:a xlink:type="simple" xlink:href="#__RefHeading__2755_943291493" text:style-name="Index_20_Link" text:visited-style-name="Index_20_Link"><text:s/>5.3 Cancel an effect<text:tab/>31</text:a></text:p>
          <text:p text:style-name="P274"><text:a xlink:type="simple" xlink:href="#__RefHeading__2757_943291493" text:style-name="Index_20_Link" text:visited-style-name="Index_20_Link"><text:s/>6 String handling<text:tab/>32</text:a></text:p>
          <text:p text:style-name="P276"><text:a xlink:type="simple" xlink:href="#__RefHeading__2759_943291493" text:style-name="Index_20_Link" text:visited-style-name="Index_20_Link"><text:s/>6.1 split<text:tab/>32</text:a></text:p>
          <text:p text:style-name="P276"><text:a xlink:type="simple" xlink:href="#__RefHeading__2761_943291493" text:style-name="Index_20_Link" text:visited-style-name="Index_20_Link"><text:s/>6.2 Left<text:tab/>32</text:a></text:p>
          <text:p text:style-name="P276"><text:a xlink:type="simple" xlink:href="#__RefHeading__2763_943291493" text:style-name="Index_20_Link" text:visited-style-name="Index_20_Link"><text:s/>6.3 leftBack<text:tab/>32</text:a></text:p>
          <text:p text:style-name="P276"><text:a xlink:type="simple" xlink:href="#__RefHeading__3172_943291493" text:style-name="Index_20_Link" text:visited-style-name="Index_20_Link"><text:s/>6.4 right<text:tab/>33</text:a></text:p>
          <text:p text:style-name="P276"><text:a xlink:type="simple" xlink:href="#__RefHeading__2765_943291493" text:style-name="Index_20_Link" text:visited-style-name="Index_20_Link"><text:s/>6.5 rightBack<text:tab/>33</text:a></text:p>
          <text:p text:style-name="P274"><text:a xlink:type="simple" xlink:href="#__RefHeading__2767_943291493" text:style-name="Index_20_Link" text:visited-style-name="Index_20_Link"><text:s/>7 Tools<text:tab/>34</text:a></text:p>
          <text:p text:style-name="P276"><text:a xlink:type="simple" xlink:href="#__RefHeading__2769_943291493" text:style-name="Index_20_Link" text:visited-style-name="Index_20_Link"><text:s/>7.1 Table tools<text:tab/>34</text:a></text:p>
          <text:p text:style-name="P275"><text:a xlink:type="simple" xlink:href="#__RefHeading__2771_943291493" text:style-name="Index_20_Link" text:visited-style-name="Index_20_Link"><text:s/>7.1.1 IsMember<text:tab/>34</text:a></text:p>
          <text:p text:style-name="P275"><text:a xlink:type="simple" xlink:href="#__RefHeading__2773_943291493" text:style-name="Index_20_Link" text:visited-style-name="Index_20_Link"><text:s/>7.1.2 getTablePos<text:tab/>34</text:a></text:p>
          <text:p text:style-name="P275"><text:a xlink:type="simple" xlink:href="#__RefHeading__2775_943291493" text:style-name="Index_20_Link" text:visited-style-name="Index_20_Link"><text:s/>7.1.3 getSortedKeys<text:tab/>34</text:a></text:p>
          <text:p text:style-name="P275"><text:a xlink:type="simple" xlink:href="#__RefHeading__2777_943291493" text:style-name="Index_20_Link" text:visited-style-name="Index_20_Link"><text:s/>7.1.4 merge<text:tab/>35</text:a></text:p>
          <text:p text:style-name="P275"><text:a xlink:type="simple" xlink:href="#__RefHeading__2779_943291493" text:style-name="Index_20_Link" text:visited-style-name="Index_20_Link"><text:s/>7.1.5 mergeIndexed<text:tab/>35</text:a></text:p>
          <text:p text:style-name="P275"><text:a xlink:type="simple" xlink:href="#__RefHeading__2781_943291493" text:style-name="Index_20_Link" text:visited-style-name="Index_20_Link"><text:s/>7.1.6 getKeyByValue<text:tab/>35</text:a></text:p>
          <text:p text:style-name="P275"><text:a xlink:type="simple" xlink:href="#__RefHeading__2783_943291493" text:style-name="Index_20_Link" text:visited-style-name="Index_20_Link"><text:s/>7.1.7 copy<text:tab/>36</text:a></text:p>
          <text:p text:style-name="P275"><text:a xlink:type="simple" xlink:href="#__RefHeading__2785_943291493" text:style-name="Index_20_Link" text:visited-style-name="Index_20_Link"><text:s/>7.1.8 getSize<text:tab/>36</text:a></text:p>
          <text:p text:style-name="P275"><text:a xlink:type="simple" xlink:href="#__RefHeading__2787_943291493" text:style-name="Index_20_Link" text:visited-style-name="Index_20_Link"><text:s/>7.1.9 serialize<text:tab/>36</text:a></text:p>
          <text:p text:style-name="P276"><text:a xlink:type="simple" xlink:href="#__RefHeading__2789_943291493" text:style-name="Index_20_Link" text:visited-style-name="Index_20_Link"><text:s/>7.2 Math tools<text:tab/>37</text:a></text:p>
          <text:p text:style-name="P275"><text:a xlink:type="simple" xlink:href="#__RefHeading__2791_943291493" text:style-name="Index_20_Link" text:visited-style-name="Index_20_Link"><text:s/>7.2.1 round<text:tab/>37</text:a></text:p>
          <text:p text:style-name="P276"><text:a xlink:type="simple" xlink:href="#__RefHeading__2793_943291493" text:style-name="Index_20_Link" text:visited-style-name="Index_20_Link"><text:s/>7.3 Language handling<text:tab/>37</text:a></text:p>
          <text:p text:style-name="P275"><text:a xlink:type="simple" xlink:href="#__RefHeading__2795_943291493" text:style-name="Index_20_Link" text:visited-style-name="Index_20_Link"><text:s/>7.3.1 getLanguage<text:tab/>37</text:a></text:p>
          <text:p text:style-name="P275"><text:a xlink:type="simple" xlink:href="#__RefHeading__2797_943291493" text:style-name="Index_20_Link" text:visited-style-name="Index_20_Link"><text:s/>7.3.2 getLanguageShort<text:tab/>37</text:a></text:p>
          <text:p text:style-name="P275"><text:a xlink:type="simple" xlink:href="#__RefHeading__2799_943291493" text:style-name="Index_20_Link" text:visited-style-name="Index_20_Link"><text:s/>7.3.3 setLanguage<text:tab/>38</text:a></text:p>
          <text:p text:style-name="P275"><text:a xlink:type="simple" xlink:href="#__RefHeading__2801_943291493" text:style-name="Index_20_Link" text:visited-style-name="Index_20_Link"><text:s/>7.3.4 resetLanguage<text:tab/>38</text:a></text:p>
          <text:p text:style-name="P276"><text:a xlink:type="simple" xlink:href="#__RefHeading__3174_943291493" text:style-name="Index_20_Link" text:visited-style-name="Index_20_Link"><text:s/>7.4 Error Handling<text:tab/>38</text:a></text:p>
          <text:p text:style-name="P275"><text:soft-page-break/><text:a xlink:type="simple" xlink:href="#__RefHeading__3176_943291493" text:style-name="Index_20_Link" text:visited-style-name="Index_20_Link"><text:s/>7.4.1 display<text:tab/>38</text:a></text:p>
          <text:p text:style-name="P274"><text:a xlink:type="simple" xlink:href="#__RefHeading__2811_943291493" text:style-name="Index_20_Link" text:visited-style-name="Index_20_Link"><text:s/>8 Data compression<text:tab/>39</text:a></text:p>
          <text:p text:style-name="P276"><text:a xlink:type="simple" xlink:href="#__RefHeading__2813_943291493" text:style-name="Index_20_Link" text:visited-style-name="Index_20_Link"><text:s/>8.1 Compress data<text:tab/>39</text:a></text:p>
          <text:p text:style-name="P276"><text:a xlink:type="simple" xlink:href="#__RefHeading__2815_943291493" text:style-name="Index_20_Link" text:visited-style-name="Index_20_Link"><text:s/>8.2 Uncompress data<text:tab/>39</text:a></text:p>
          <text:p text:style-name="P276"><text:a xlink:type="simple" xlink:href="#__RefHeading__2817_943291493" text:style-name="Index_20_Link" text:visited-style-name="Index_20_Link"><text:s/>8.3 Calcuate checksum<text:tab/>39</text:a></text:p>
          <text:p text:style-name="P274"><text:a xlink:type="simple" xlink:href="#__RefHeading__2819_943291493" text:style-name="Index_20_Link" text:visited-style-name="Index_20_Link"><text:s/>9 Version Checker<text:tab/>40</text:a></text:p>
        </text:index-body>
      </text:table-of-content>
      <text:p text:style-name="P233"><text:span text:style-name="T47"/></text:p>
      <text:h text:style-name="P142" text:outline-level="1"/>
      <text:h text:style-name="P146" text:outline-level="1"><text:bookmark-start text:name="__RefHeading__2601_943291493"/>Introduction<text:bookmark-end text:name="__RefHeading__2601_943291493"/></text:h>
      <text:p text:style-name="P1">EnKai is the successor to my old libraries nkGenie and nkTools. It has much improved widgets and also includes much more other features. The library is the foundation of all of my addons. Any UI component you see in one of my addons is build using EnKai.</text:p>
      <text:p text:style-name="P1"/>
      <text:p text:style-name="P1">The goal of the library is to simplify addon creation by supplying standardized widgets for often used ui elements which the Rift API does not provide. On top of that the library also offers some widgets which the Rift API provides. These EnKai version however offer quite some improvements over the Rift versions.</text:p>
      <text:h text:style-name="Heading_20_2" text:outline-level="2"><text:bookmark-start text:name="__RefHeading__2603_943291493"/>LibAsyncTextures<text:bookmark-end text:name="__RefHeading__2603_943291493"/></text:h>
      <text:p text:style-name="P2">EnKai itself makes use of the library LibAsyncTextures which was written by the addon author Imhothar.</text:p>
      <text:h text:style-name="P152" text:outline-level="2"><text:bookmark-start text:name="__RefHeading__2605_943291493"/>Library usage<text:bookmark-end text:name="__RefHeading__2605_943291493"/></text:h>
      <text:p text:style-name="P1">In order to use the library in one of your addons you'll have to install it in a subdirecty EnKai below your addon's directory. For example myAddon\EnKai.</text:p>
      <text:p text:style-name="P1"/>
      <text:p text:style-name="P1">In addition in your RiftAddon.toc file you'll have to include the reference to the library by adding the following sections:</text:p>
      <text:p text:style-name="Code">Embed = {</text:p>
      <text:p text:style-name="Code"><text:tab/>["Libs/EnKai"] = true,</text:p>
      <text:p text:style-name="Code">}</text:p>
      <text:p text:style-name="Code"/>
      <text:p text:style-name="Code">Dependencies = {</text:p>
      <text:p text:style-name="Code"><text:tab/>EnKai= {"required", "before"},<text:tab/></text:p>
      <text:p text:style-name="Code">}</text:p>
      <text:h text:style-name="P153" text:outline-level="2"><text:bookmark-start text:name="__RefHeading__2607_943291493"/>Automatically include the latest version in your addon<text:bookmark-end text:name="__RefHeading__2607_943291493"/></text:h>
      <text:p text:style-name="P45">If you host your addon on Curse you can automatically include the latest version of EnKai in your addons. This will make sure that any user who downloads your addon will automatically get the latest version of EnKai.</text:p>
      <text:p text:style-name="P45">To achieve this you'll need to include a file '.pkgmeta' in your addon file list. Yes that's a dot followed by pkgmeta. In this file you can tell Curse to automate a number of things. I don't go into all detail and just cover the parts needed for auto inclusion of a lib.</text:p>
      <text:p text:style-name="P45">The content of the file should be at least like this:</text:p>
      <text:p text:style-name="P92">package-as: yourAddonName</text:p>
      <text:p text:style-name="P92"/>
      <text:p text:style-name="P92">externals:</text:p>
      <text:p text:style-name="P92"><text:s text:c="4"/>Libs/EnKai:</text:p>
      <text:p text:style-name="P92"><text:s text:c="8"/>url: svn://svn.curseforge.net/rift/enkai/mainline/trunk</text:p>
      <text:p text:style-name="P92"><text:s text:c="8"/>tag: latest</text:p>
      <text:p text:style-name="P92"><text:s text:c="8"/></text:p>
      <text:p text:style-name="P92">enable-nolib-creation: no</text:p>
      <text:p text:style-name="P249"><text:span text:style-name="T73">The only thing you'll need to change is of course the parameter 'package-as'. You'll need to provide your addon's name. I'm not sure if it would work without that parameter but as it doesn't hurt that should be fine.</text:span></text:p>
      <text:h text:style-name="P154" text:outline-level="2"><text:bookmark-start text:name="__RefHeading__2609_943291493"/><text:soft-page-break/>Events<text:bookmark-end text:name="__RefHeading__2609_943291493"/></text:h>
      <text:p text:style-name="P235"><text:span text:style-name="T48">Most of the ui widgets use custom events to provide methods of interaction with them. For example th nkButton widget fires a custom event if the user clicks on the button.</text:span></text:p>
      <text:p text:style-name="P235"><text:span text:style-name="T48">If you want to be notified of a specific event and run your own code once the event fires you'll have to build a link to that event. This is done using the Command.Event.Attach method of the Rift API.</text:span></text:p>
      <text:p text:style-name="P235"><text:span text:style-name="T48">What you'll need to provide is the name of the event and you code within a function. For example:</text:span></text:p>
      <text:p text:style-name="Code"><text:span text:style-name="T48">Command.Event.Attach(EnKai.events["SampleButton"].Clicked, function ()</text:span></text:p>
      <text:p text:style-name="Code"><text:span text:style-name="T48"><text:tab/>-- my code</text:span></text:p>
      <text:p text:style-name="Code"><text:span text:style-name="T48">end, "SampleButton.Clicked")<text:tab/></text:span></text:p>
      <text:p text:style-name="P235"><text:span text:style-name="T48">Now there are a couple of important things to note:</text:span></text:p>
      <text:p text:style-name="P270"><text:span text:style-name="T48">EnKai.events[]<text:tab/>Every event the library creates is stored within the table EnKai.events[]. Now as you'll have many ui widgets of the same type in your addon the library needs to know which event of which element you want to link to. This is done by providing the name of the ui widget you provided when creating it.</text:span></text:p>
      <text:p text:style-name="P270"><text:span text:style-name="T48"><text:tab/>In the above example that would have been SampleButton.</text:span></text:p>
      <text:p text:style-name="P270"><text:span text:style-name="T48">Event type<text:tab/>As an appending to the EnKai.events[] table you'll have to specify the element defining what event exactly you'll want to link to. Most ui widgets fire various events so the library needs to know exactely what you're interested in.</text:span></text:p>
      <text:p text:style-name="P270"><text:span text:style-name="T48"><text:tab/>In the above example that's the clicked event which is specified by appending .Clicked to the event table.</text:span></text:p>
      <text:p text:style-name="P270"><text:span text:style-name="T48">function()<text:tab/>Finally you'll need to provide a function with the lua code to be executed once the event fires.</text:span></text:p>
      <text:p text:style-name="P270"><text:span text:style-name="T48"><text:tab/>Some of the events provide parameters which you can access from your function. Simply supply corresponding variables in your function definition.</text:span></text:p>
      <text:p text:style-name="P270"><text:span text:style-name="T48">Event name<text:tab/>Pleawse note the last parameter. This is an individual name for this specific event linking. You need to provide this to supply a unique identifier which is needed for unlinking an event.</text:span></text:p>
      <text:p text:style-name="P235"/>
      <text:p text:style-name="P235"><text:span text:style-name="T48">If you now longer need the link to an event you can unlink your code by using Command.Event.Detach function. </text:span></text:p>
      <text:p text:style-name="P235"><text:span text:style-name="T48">For example:</text:span></text:p>
      <text:p text:style-name="Code"><text:span text:style-name="T48">Command.Event.Detach(EnKai.events["SampleButton"].Clicked, nil, "SampleButton.Clicked")<text:tab/></text:span></text:p>
      <text:p text:style-name="P235"><text:span text:style-name="T48">The parameters are the same as for the original creation of the event link. The first and the second parameter have to be the exact same because otherwise the Rift api cannot find the corresponding event you linked to earlier.</text:span></text:p>
      <text:p text:style-name="P235"><text:span text:style-name="T48">Please note that instead of a lua function you'll provide nil as second parameter.</text:span></text:p>
      <text:p text:style-name="P235"><text:span text:style-name="T48">If you want to change the lua code for an event linkage you'll have to detach the previously </text:span><text:soft-page-break/><text:span text:style-name="T48">defined event linkage.</text:span></text:p>
      <text:p text:style-name="P235"><text:span text:style-name="T48">It is possible to detach an event that has not been attached prior. This will not throw an error and is most usefull for cases where the function part can change in your sub function where the event is being linked. For example:</text:span></text:p>
      <text:p text:style-name="Code"><text:span text:style-name="T48">Command.Event.Detach(EnKai.events['nkAAPI.confirmDialog'].LeftButtonClicked, nil, "nkAAPI.confirmDialog.LeftButtonClicked") -- delete possible earlier event handler and replace with new one</text:span></text:p>
      <text:p text:style-name="Code"><text:span text:style-name="T48"/></text:p>
      <text:p text:style-name="Code"><text:span text:style-name="T48">Command.Event.Attach(EnKai.events['nkAAPI.confirmDialog'].LeftButtonClicked, function ()</text:span></text:p>
      <text:p text:style-name="Code"><text:span text:style-name="T48"><text:tab/>funcYes()</text:span></text:p>
      <text:p text:style-name="Code"><text:span text:style-name="T48">end, "nkAAPI.confirmDialog.LeftButtonClicked")</text:span></text:p>
      <text:p text:style-name="P235"><text:span text:style-name="T48"/></text:p>
      <text:h text:style-name="P234" text:outline-level="1"/>
      <text:h text:style-name="P146" text:outline-level="1"><text:bookmark-start text:name="__RefHeading__2633_943291493"/>UI widgets<text:bookmark-end text:name="__RefHeading__2633_943291493"/></text:h>
      <text:p text:style-name="P1">The ui widgets are the main part of the library. They are basically created and used like the standard ui elements of the Rift API. However instead of using UI.CreateFrame you'll have to use the command EnKai.uiCreateFrame.</text:p>
      <text:p text:style-name="P1"/>
      <text:p text:style-name="P1">The parameters are:</text:p>
      <text:p text:style-name="P1"/>
      <text:p text:style-name="P3">frameType<text:tab/>The type of the frame, e.g. the ui widget you'd want to create</text:p>
      <text:p text:style-name="P3">name<text:tab/>A name for the new ui widget</text:p>
      <text:p text:style-name="P3">parent<text:tab/>The parent of the new ui widget</text:p>
      <text:p text:style-name="P3"/>
      <text:p text:style-name="P3">All parameters must be supplied. Basically the parameters are the same as for <text:s/>UI.CreateFrame except for the frameType which is obviously different.</text:p>
      <text:p text:style-name="P3"/>
      <text:p text:style-name="P3">Once an ui widget is created you can use all the standard Rift frame functions like for example SetPoint. On top of that all of the widgets offer individual methods to provide more advanced features.</text:p>
      <text:p text:style-name="P3"/>
      <text:p text:style-name="P4">Example</text:p>
      <text:p text:style-name="Code">local ui = EnKai.uiCreateFrame("nkWindow", "nkAdvisor.ui", privateVars.uiElements.context)</text:p>
      <text:p text:style-name="Code">ui:SetWidth(1055)</text:p>
      <text:p text:style-name="Code">ui:SetHeight(600)</text:p>
      <text:p text:style-name="Code">ui:SetTitle(addonInfo.toc.Identifier .. ' V' .. addonInfo.toc.Version)</text:p>
      <text:p text:style-name="Code">ui:SetPoint("CENTER", UIParent, "CENTER")</text:p>
      <text:p text:style-name="Code">ui:SetDragable(true)</text:p>
      <text:p text:style-name="Code">ui:SetCloseable(true)</text:p>
      <text:p text:style-name="P150"/>
      <text:h text:style-name="P162" text:outline-level="2"><text:bookmark-start text:name="__RefHeading__2635_943291493"/>Buttons<text:bookmark-end text:name="__RefHeading__2635_943291493"/></text:h>
      <text:h text:style-name="Heading_20_3" text:outline-level="3"><text:bookmark-start text:name="__RefHeading__2637_943291493"/><text:span text:style-name="T2">n</text:span><text:span text:style-name="T1">kButton</text:span><text:bookmark-end text:name="__RefHeading__2637_943291493"/></text:h>
      <text:p text:style-name="P12">Creates a modern style action button.</text:p>
      <text:h text:style-name="P190" text:outline-level="4"><text:bookmark-start text:name="__RefHeading__2639_943291493"/>Methods<text:bookmark-end text:name="__RefHeading__2639_943291493"/></text:h>
      <table:table table:name="Tabelle1" table:style-name="Tabelle1">
        <table:table-column table:style-name="Tabelle1.A"/>
        <table:table-column table:style-name="Tabelle1.B"/>
        <table:table-column table:style-name="Tabelle1.C"/>
        <table:table-row>
          <table:table-cell table:style-name="Tabelle1.A1" office:value-type="string">
            <text:p text:style-name="P78">Method</text:p>
          </table:table-cell>
          <table:table-cell table:style-name="Tabelle1.A1" office:value-type="string">
            <text:p text:style-name="P78">Description</text:p>
          </table:table-cell>
          <table:table-cell table:style-name="Tabelle1.C1" office:value-type="string">
            <text:p text:style-name="P78">Parameters</text:p>
          </table:table-cell>
        </table:table-row>
        <table:table-row>
          <table:table-cell table:style-name="Tabelle1.A2" office:value-type="string">
            <text:p text:style-name="P55">SetColor</text:p>
          </table:table-cell>
          <table:table-cell table:style-name="Tabelle1.A2" office:value-type="string">
            <text:p text:style-name="P55">Sets the buttons color</text:p>
          </table:table-cell>
          <table:table-cell table:style-name="Tabelle1.C2" office:value-type="string">
            <text:p text:style-name="P55">r<text:tab/>red rgb value</text:p>
            <text:p text:style-name="P55">g<text:tab/>green rgb value</text:p>
            <text:p text:style-name="P55">b<text:tab/>blue rgb value</text:p>
          </table:table-cell>
        </table:table-row>
        <table:table-row>
          <table:table-cell table:style-name="Tabelle1.A2" office:value-type="string">
            <text:p text:style-name="P61">SetFontColor</text:p>
          </table:table-cell>
          <table:table-cell table:style-name="Tabelle1.A2" office:value-type="string">
            <text:p text:style-name="P61">Sets the color of the button label</text:p>
          </table:table-cell>
          <table:table-cell table:style-name="Tabelle1.C2" office:value-type="string">
            <text:p text:style-name="P56">r<text:tab/>red rgb value</text:p>
            <text:p text:style-name="P56">g<text:tab/>green rgb value</text:p>
            <text:p text:style-name="P56">b<text:tab/>blue rgb value</text:p>
          </table:table-cell>
        </table:table-row>
        <table:table-row>
          <table:table-cell table:style-name="Tabelle1.A2" office:value-type="string">
            <text:p text:style-name="P55">SetScale</text:p>
          </table:table-cell>
          <table:table-cell table:style-name="Tabelle1.A2" office:value-type="string">
            <text:p text:style-name="P55">Scales the button</text:p>
          </table:table-cell>
          <table:table-cell table:style-name="Tabelle1.C2" office:value-type="string">
            <text:p text:style-name="P55">Decimal value, 1 = 100%</text:p>
          </table:table-cell>
        </table:table-row>
        <table:table-row>
          <table:table-cell table:style-name="Tabelle1.A2" office:value-type="string">
            <text:p text:style-name="P55">SetText</text:p>
          </table:table-cell>
          <table:table-cell table:style-name="Tabelle1.A2" office:value-type="string">
            <text:p text:style-name="P47"><text:span text:style-name="T11">Sets the label t</text:span><text:span text:style-name="T10">ext of the button</text:span></text:p>
          </table:table-cell>
          <table:table-cell table:style-name="Tabelle1.C2" office:value-type="string">
            <text:p text:style-name="P55">String value</text:p>
          </table:table-cell>
        </table:table-row>
      </table:table>
      <text:p text:style-name="P11"/>
      <text:h text:style-name="Heading_20_4" text:outline-level="4"><text:bookmark-start text:name="__RefHeading__2641_943291493"/>Events<text:bookmark-end text:name="__RefHeading__2641_943291493"/></text:h>
      <table:table table:name="Tabelle2" table:style-name="Tabelle2">
        <table:table-column table:style-name="Tabelle2.A"/>
        <table:table-column table:style-name="Tabelle2.B"/>
        <table:table-row>
          <table:table-cell table:style-name="Tabelle2.A1" office:value-type="string">
            <text:p text:style-name="P78">Event identifier</text:p>
          </table:table-cell>
          <table:table-cell table:style-name="Tabelle2.B1" office:value-type="string">
            <text:p text:style-name="P78">Description</text:p>
          </table:table-cell>
        </table:table-row>
        <table:table-row>
          <table:table-cell table:style-name="Tabelle2.A2" office:value-type="string">
            <text:p text:style-name="P55">Clicked</text:p>
          </table:table-cell>
          <table:table-cell table:style-name="Tabelle2.B2" office:value-type="string">
            <text:p text:style-name="P55">Fires if the button is clicked</text:p>
          </table:table-cell>
        </table:table-row>
      </table:table>
      <text:p text:style-name="Text_20_body"/>
      <text:h text:style-name="P203" text:outline-level="3"><text:bookmark-start text:name="__RefHeading__2643_943291493"/>nkActionButton<text:bookmark-end text:name="__RefHeading__2643_943291493"/></text:h>
      <text:p text:style-name="P22">Creates an action bar style button.</text:p>
      <text:h text:style-name="P191" text:outline-level="4"><text:bookmark-start text:name="__RefHeading__2645_943291493"/>Methods<text:bookmark-end text:name="__RefHeading__2645_943291493"/></text:h>
      <table:table table:name="Tabelle3" table:style-name="Tabelle3">
        <table:table-column table:style-name="Tabelle3.A"/>
        <table:table-column table:style-name="Tabelle3.B"/>
        <table:table-column table:style-name="Tabelle3.C"/>
        <table:table-row>
          <table:table-cell table:style-name="Tabelle3.A1" office:value-type="string">
            <text:p text:style-name="P78">Method</text:p>
          </table:table-cell>
          <table:table-cell table:style-name="Tabelle3.A1" office:value-type="string">
            <text:p text:style-name="P78">Description</text:p>
          </table:table-cell>
          <table:table-cell table:style-name="Tabelle3.C1" office:value-type="string">
            <text:p text:style-name="P78">Parameters</text:p>
          </table:table-cell>
        </table:table-row>
        <table:table-row>
          <table:table-cell table:style-name="Tabelle3.A2" office:value-type="string">
            <text:p text:style-name="P55">SetActiveState</text:p>
          </table:table-cell>
          <table:table-cell table:style-name="Tabelle3.A2" office:value-type="string">
            <text:p text:style-name="P55">Displays a red tint above the button</text:p>
          </table:table-cell>
          <table:table-cell table:style-name="Tabelle3.C2" office:value-type="string">
            <text:p text:style-name="P55">true, false</text:p>
          </table:table-cell>
        </table:table-row>
        <table:table-row>
          <table:table-cell table:style-name="Tabelle3.A2" office:value-type="string">
            <text:p text:style-name="P55">SetDragable</text:p>
          </table:table-cell>
          <table:table-cell table:style-name="Tabelle3.A2" office:value-type="string">
            <text:p text:style-name="P55">Defines if the button is dragable</text:p>
          </table:table-cell>
          <table:table-cell table:style-name="Tabelle3.C2" office:value-type="string">
            <text:p text:style-name="P55">true, false</text:p>
          </table:table-cell>
        </table:table-row>
        <table:table-row>
          <table:table-cell table:style-name="Tabelle3.A2" office:value-type="string">
            <text:p text:style-name="P55">SetMacro</text:p>
          </table:table-cell>
          <table:table-cell table:style-name="Tabelle3.A2" office:value-type="string">
            <text:p text:style-name="P55">Attaches a Rift macro to the button. Please note that the button has to be secured using :SetSecureMode('restricted')</text:p>
          </table:table-cell>
          <table:table-cell table:style-name="Tabelle3.C2" office:value-type="string">
            <text:p text:style-name="P55">String</text:p>
          </table:table-cell>
        </table:table-row>
        <table:table-row>
          <table:table-cell table:style-name="Tabelle3.A2" office:value-type="string">
            <text:p text:style-name="P55">SetScale</text:p>
          </table:table-cell>
          <table:table-cell table:style-name="Tabelle3.A2" office:value-type="string">
            <text:p text:style-name="P55">Scales the button</text:p>
          </table:table-cell>
          <table:table-cell table:style-name="Tabelle3.C2" office:value-type="string">
            <text:p text:style-name="P55">Decimal value, 1 = 100%</text:p>
          </table:table-cell>
        </table:table-row>
        <table:table-row>
          <table:table-cell table:style-name="Tabelle3.A2" office:value-type="string">
            <text:p text:style-name="P55">SetTexture</text:p>
          </table:table-cell>
          <table:table-cell table:style-name="Tabelle3.A2" office:value-type="string">
            <text:p text:style-name="P55">Defines the texture to show on the button</text:p>
          </table:table-cell>
          <table:table-cell table:style-name="Tabelle3.C2" office:value-type="string">
            <text:p text:style-name="P55">addonName<text:tab/>String</text:p>
            <text:p text:style-name="P55">path<text:tab/><text:tab/>String</text:p>
          </table:table-cell>
        </table:table-row>
      </table:table>
      <text:p text:style-name="P13"/>
      <text:h text:style-name="Heading_20_4" text:outline-level="4"><text:bookmark-start text:name="__RefHeading__2647_943291493"/>Events<text:bookmark-end text:name="__RefHeading__2647_943291493"/></text:h>
      <table:table table:name="Tabelle4" table:style-name="Tabelle4">
        <table:table-column table:style-name="Tabelle4.A"/>
        <table:table-column table:style-name="Tabelle4.B"/>
        <table:table-row>
          <table:table-cell table:style-name="Tabelle4.A1" office:value-type="string">
            <text:p text:style-name="P78">Event identifier</text:p>
          </table:table-cell>
          <table:table-cell table:style-name="Tabelle4.B1" office:value-type="string">
            <text:p text:style-name="P78">Description</text:p>
          </table:table-cell>
        </table:table-row>
        <table:table-row>
          <table:table-cell table:style-name="Tabelle4.A2" office:value-type="string">
            <text:p text:style-name="P55">Clicked</text:p>
          </table:table-cell>
          <table:table-cell table:style-name="Tabelle4.B2" office:value-type="string">
            <text:p text:style-name="P55">Fires if the button is clicked</text:p>
          </table:table-cell>
        </table:table-row>
        <table:table-row>
          <table:table-cell table:style-name="Tabelle4.A2" office:value-type="string">
            <text:p text:style-name="P55">Moved</text:p>
          </table:table-cell>
          <table:table-cell table:style-name="Tabelle4.B2" office:value-type="string">
            <text:p text:style-name="P55">Indicates that the button has been moved (Drag &amp; Drop)</text:p>
          </table:table-cell>
        </table:table-row>
      </table:table>
      <text:h text:style-name="P155" text:outline-level="2"/>
      <text:h text:style-name="P163" text:outline-level="2"><text:bookmark-start text:name="__RefHeading__2649_943291493"/>Form widgets<text:bookmark-end text:name="__RefHeading__2649_943291493"/></text:h>
      <text:h text:style-name="P203" text:outline-level="3"><text:bookmark-start text:name="__RefHeading__2651_943291493"/>nkCheckbox<text:bookmark-end text:name="__RefHeading__2651_943291493"/></text:h>
      <text:p text:style-name="P22">Creates a checkbox form element.</text:p>
      <text:h text:style-name="P191" text:outline-level="4"><text:bookmark-start text:name="__RefHeading__2653_943291493"/>Methods<text:bookmark-end text:name="__RefHeading__2653_943291493"/></text:h>
      <table:table table:name="Tabelle5" table:style-name="Tabelle5">
        <table:table-column table:style-name="Tabelle5.A"/>
        <table:table-column table:style-name="Tabelle5.B"/>
        <table:table-column table:style-name="Tabelle5.C"/>
        <table:table-row>
          <table:table-cell table:style-name="Tabelle5.A1" office:value-type="string">
            <text:p text:style-name="P78">Method</text:p>
          </table:table-cell>
          <table:table-cell table:style-name="Tabelle5.A1" office:value-type="string">
            <text:p text:style-name="P78">Description</text:p>
          </table:table-cell>
          <table:table-cell table:style-name="Tabelle5.C1" office:value-type="string">
            <text:p text:style-name="P78">Parameters</text:p>
          </table:table-cell>
        </table:table-row>
        <table:table-row>
          <table:table-cell table:style-name="Tabelle5.A2" office:value-type="string">
            <text:p text:style-name="P55">Toggle</text:p>
          </table:table-cell>
          <table:table-cell table:style-name="Tabelle5.A2" office:value-type="string">
            <text:p text:style-name="P55">Toggles the state of the checkbox (true to false or false to true). Will fire the event CheckboxChanged.</text:p>
          </table:table-cell>
          <table:table-cell table:style-name="Tabelle5.C2" office:value-type="string">
            <text:p text:style-name="P55"/>
          </table:table-cell>
        </table:table-row>
        <table:table-row>
          <table:table-cell table:style-name="Tabelle5.A2" office:value-type="string">
            <text:p text:style-name="P55">SetChecked</text:p>
          </table:table-cell>
          <table:table-cell table:style-name="Tabelle5.A2" office:value-type="string">
            <text:p text:style-name="P55">Sets the checked state of the checkbox. Will fire the event CheckboxChanged.</text:p>
            <text:p text:style-name="P97"><text:span text:style-name="T36"/></text:p>
            <text:p text:style-name="P97"><text:span text:style-name="T36">The second parameter is optional and </text:span><text:span text:style-name="T38">can be ommitted normally</text:span><text:span text:style-name="T36">. If set to true the checkbox will not fire the CheckboxChanged event which is sometimes needed to prevent endless loops due to event chains.</text:span></text:p>
          </table:table-cell>
          <table:table-cell table:style-name="Tabelle5.C2" office:value-type="string">
            <text:p text:style-name="P55"><text:span text:style-name="T36">Checked<text:tab/></text:span>true, false</text:p>
            <text:p text:style-name="P97"><text:span text:style-name="T36">No event<text:tab/></text:span><text:span text:style-name="T37">true, false</text:span></text:p>
            <text:p text:style-name="P55"/>
          </table:table-cell>
        </table:table-row>
        <table:table-row>
          <table:table-cell table:style-name="Tabelle5.A2" office:value-type="string">
            <text:p text:style-name="P55">GetChecked</text:p>
          </table:table-cell>
          <table:table-cell table:style-name="Tabelle5.A2" office:value-type="string">
            <text:p text:style-name="P55">Returns the current checked state of the checkbox (true or false)</text:p>
          </table:table-cell>
          <table:table-cell table:style-name="Tabelle5.C2" office:value-type="string">
            <text:p text:style-name="P55"/>
          </table:table-cell>
        </table:table-row>
        <table:table-row>
          <table:table-cell table:style-name="Tabelle5.A2" office:value-type="string">
            <text:p text:style-name="P55">SetLabelInFront</text:p>
          </table:table-cell>
          <table:table-cell table:style-name="Tabelle5.A2" office:value-type="string">
            <text:p text:style-name="P55">By default the label text is displayed after the checkbox. You can change this using this method.</text:p>
          </table:table-cell>
          <table:table-cell table:style-name="Tabelle5.C2" office:value-type="string">
            <text:p text:style-name="P55">true, false</text:p>
          </table:table-cell>
        </table:table-row>
        <table:table-row>
          <table:table-cell table:style-name="Tabelle5.A2" office:value-type="string">
            <text:p text:style-name="P55">SetLabelColor</text:p>
          </table:table-cell>
          <table:table-cell table:style-name="Tabelle5.A2" office:value-type="string">
            <text:p text:style-name="P55">Sets the color of the label text</text:p>
          </table:table-cell>
          <table:table-cell table:style-name="Tabelle5.C2" office:value-type="string">
            <text:p text:style-name="P55">r<text:tab/>red rgb value</text:p>
            <text:p text:style-name="P55">g<text:tab/>green rgb value</text:p>
            <text:p text:style-name="P55">b<text:tab/>blue rgb value</text:p>
            <text:p text:style-name="P55">a<text:tab/>alpha value</text:p>
          </table:table-cell>
        </table:table-row>
        <table:table-row>
          <table:table-cell table:style-name="Tabelle5.A2" office:value-type="string">
            <text:p text:style-name="P55">SetColor</text:p>
          </table:table-cell>
          <table:table-cell table:style-name="Tabelle5.A2" office:value-type="string">
            <text:p text:style-name="P55">Sets the color of the checkbox</text:p>
          </table:table-cell>
          <table:table-cell table:style-name="Tabelle5.C2" office:value-type="string">
            <text:p text:style-name="P55">r<text:tab/>red rgb value</text:p>
            <text:p text:style-name="P55">g<text:tab/>green rgb value</text:p>
            <text:p text:style-name="P55">b<text:tab/>blue rgb value</text:p>
            <text:p text:style-name="P55">a<text:tab/>alpha value</text:p>
          </table:table-cell>
        </table:table-row>
        <table:table-row>
          <table:table-cell table:style-name="Tabelle5.A2" office:value-type="string">
            <text:p text:style-name="P55">SetText</text:p>
          </table:table-cell>
          <table:table-cell table:style-name="Tabelle5.A2" office:value-type="string">
            <text:p text:style-name="P55">Sets the label text</text:p>
          </table:table-cell>
          <table:table-cell table:style-name="Tabelle5.C2" office:value-type="string">
            <text:p text:style-name="P55">String</text:p>
          </table:table-cell>
        </table:table-row>
        <table:table-row>
          <table:table-cell table:style-name="Tabelle5.A2" office:value-type="string">
            <text:p text:style-name="P55">SetLabelWidth</text:p>
          </table:table-cell>
          <table:table-cell table:style-name="Tabelle5.A2" office:value-type="string">
            <text:p text:style-name="P47"><text:span text:style-name="T10">Sets the width of the label. </text:span><text:span text:style-name="T11">This will change the total width of the </text:span><text:span text:style-name="T12">ui </text:span><text:span text:style-name="T11">widget to </text:span><text:span text:style-name="T11">new label width + </text:span><text:span text:style-name="T12">check </text:span><text:span text:style-name="T11">box width (default 13)</text:span></text:p>
          </table:table-cell>
          <table:table-cell table:style-name="Tabelle5.C2" office:value-type="string">
            <text:p text:style-name="P62">Integer</text:p>
          </table:table-cell>
        </table:table-row>
        <table:table-row>
          <table:table-cell table:style-name="Tabelle5.A2" office:value-type="string">
            <text:p text:style-name="P55">SetWidth</text:p>
          </table:table-cell>
          <table:table-cell table:style-name="Tabelle5.A2" office:value-type="string">
            <text:p text:style-name="P62">Sets the total width of the ui widget. Will result in new label width of provided with minus check box width.</text:p>
          </table:table-cell>
          <table:table-cell table:style-name="Tabelle5.C2" office:value-type="string">
            <text:p text:style-name="P62">Integer</text:p>
          </table:table-cell>
        </table:table-row>
        <table:table-row>
          <table:table-cell table:style-name="Tabelle5.A2" office:value-type="string">
            <text:p text:style-name="P55">SetBoxWidth</text:p>
          </table:table-cell>
          <table:table-cell table:style-name="Tabelle5.A2" office:value-type="string">
            <text:p text:style-name="P62">Sets the width of the check box. Will not change total width of the ui widget. Instead label width will be set to total widget with minus new check box width.</text:p>
          </table:table-cell>
          <table:table-cell table:style-name="Tabelle5.C2" office:value-type="string">
            <text:p text:style-name="P62">Integer</text:p>
          </table:table-cell>
        </table:table-row>
        <table:table-row>
          <table:table-cell table:style-name="Tabelle5.A2" office:value-type="string">
            <text:p text:style-name="P55">SetBoxHeight</text:p>
          </table:table-cell>
          <table:table-cell table:style-name="Tabelle5.A2" office:value-type="string">
            <text:p text:style-name="P62">Sets the height of the check box.</text:p>
          </table:table-cell>
          <table:table-cell table:style-name="Tabelle5.C2" office:value-type="string">
            <text:p text:style-name="P62">Integer</text:p>
          </table:table-cell>
        </table:table-row>
        <table:table-row>
          <table:table-cell table:style-name="Tabelle5.A2" office:value-type="string">
            <text:p text:style-name="P55">SetActive</text:p>
          </table:table-cell>
          <table:table-cell table:style-name="Tabelle5.A2" office:value-type="string">
            <text:p text:style-name="P62">Sets the checkbox to active (can be clicked) or inactive state (cannot be clicked)</text:p>
          </table:table-cell>
          <table:table-cell table:style-name="Tabelle5.C2" office:value-type="string">
            <text:p text:style-name="P62">true, false</text:p>
          </table:table-cell>
        </table:table-row>
        <table:table-row>
          <table:table-cell table:style-name="Tabelle5.A2" office:value-type="string">
            <text:p text:style-name="P100"><text:span text:style-name="T46">AutoSizeLabel</text:span></text:p>
          </table:table-cell>
          <table:table-cell table:style-name="Tabelle5.A2" office:value-type="string">
            <text:p text:style-name="P110"><text:span text:style-name="T46">This will automatically size the who widget to the minimum required width of the box plus label.</text:span></text:p>
          </table:table-cell>
          <table:table-cell table:style-name="Tabelle5.C2" office:value-type="string">
            <text:p text:style-name="P62"/>
          </table:table-cell>
        </table:table-row>
      </table:table>
      <text:p text:style-name="P13"/>
      <text:h text:style-name="Heading_20_4" text:outline-level="4"><text:bookmark-start text:name="__RefHeading__2655_943291493"/><text:soft-page-break/>Events<text:bookmark-end text:name="__RefHeading__2655_943291493"/></text:h>
      <table:table table:name="Tabelle6" table:style-name="Tabelle6">
        <table:table-column table:style-name="Tabelle6.A"/>
        <table:table-column table:style-name="Tabelle6.B"/>
        <table:table-row>
          <table:table-cell table:style-name="Tabelle6.A1" office:value-type="string">
            <text:p text:style-name="P78">Event identifier</text:p>
          </table:table-cell>
          <table:table-cell table:style-name="Tabelle6.B1" office:value-type="string">
            <text:p text:style-name="P78">Description</text:p>
          </table:table-cell>
        </table:table-row>
        <table:table-row>
          <table:table-cell table:style-name="Tabelle6.A2" office:value-type="string">
            <text:p text:style-name="P55">CheckboxChanged</text:p>
          </table:table-cell>
          <table:table-cell table:style-name="Tabelle6.B2" office:value-type="string">
            <text:p text:style-name="P55">Fires if the checkbox is toggled. The current state is provided as a parameter (true = checkbox checked, false = checkbox not checked).</text:p>
          </table:table-cell>
        </table:table-row>
      </table:table>
      <text:h text:style-name="P204" text:outline-level="3"/>
      <text:h text:style-name="P222" text:outline-level="3"><text:bookmark-start text:name="__RefHeading__2657_943291493"/>nkCombobox<text:bookmark-end text:name="__RefHeading__2657_943291493"/></text:h>
      <text:p text:style-name="P5"><text:span text:style-name="T3">Creates a </text:span><text:span text:style-name="T4">combobox</text:span><text:span text:style-name="T3"> form element. </text:span><text:span text:style-name="T4">Please note that in order to prevent the selection part to be overlapped by other ui elements the setting of the elements layers is key. A combobox has to be on a higher layer than any ui element which is located within the combobox selection area.</text:span></text:p>
      <text:h text:style-name="P192" text:outline-level="4"><text:bookmark-start text:name="__RefHeading__2659_943291493"/>Methods<text:bookmark-end text:name="__RefHeading__2659_943291493"/></text:h>
      <table:table table:name="Tabelle7" table:style-name="Tabelle7">
        <table:table-column table:style-name="Tabelle7.A"/>
        <table:table-column table:style-name="Tabelle7.B"/>
        <table:table-column table:style-name="Tabelle7.C"/>
        <table:table-row>
          <table:table-cell table:style-name="Tabelle7.A1" office:value-type="string">
            <text:p text:style-name="P79">Method</text:p>
          </table:table-cell>
          <table:table-cell table:style-name="Tabelle7.A1" office:value-type="string">
            <text:p text:style-name="P79">Description</text:p>
          </table:table-cell>
          <table:table-cell table:style-name="Tabelle7.C1" office:value-type="string">
            <text:p text:style-name="P79">Parameters</text:p>
          </table:table-cell>
        </table:table-row>
        <table:table-row>
          <table:table-cell table:style-name="Tabelle7.A2" office:value-type="string">
            <text:p text:style-name="P64">ToggleSelFrame</text:p>
          </table:table-cell>
          <table:table-cell table:style-name="Tabelle7.A2" office:value-type="string">
            <text:p text:style-name="P64">Internal method</text:p>
          </table:table-cell>
          <table:table-cell table:style-name="Tabelle7.C2" office:value-type="string">
            <text:p text:style-name="P57"/>
          </table:table-cell>
        </table:table-row>
        <table:table-row>
          <table:table-cell table:style-name="Tabelle7.A2" office:value-type="string">
            <text:p text:style-name="P64">SetSelection</text:p>
          </table:table-cell>
          <table:table-cell table:style-name="Tabelle7.A2" office:value-type="string">
            <text:p text:style-name="P64">Sets the selection values. Please see below.</text:p>
          </table:table-cell>
          <table:table-cell table:style-name="Tabelle7.C2" office:value-type="string">
            <text:p text:style-name="P65">table</text:p>
          </table:table-cell>
        </table:table-row>
        <table:table-row>
          <table:table-cell table:style-name="Tabelle7.A2" office:value-type="string">
            <text:p text:style-name="P64">ShowValues</text:p>
          </table:table-cell>
          <table:table-cell table:style-name="Tabelle7.A2" office:value-type="string">
            <text:p text:style-name="P64">Internal method</text:p>
          </table:table-cell>
          <table:table-cell table:style-name="Tabelle7.C2" office:value-type="string">
            <text:p text:style-name="P57"/>
          </table:table-cell>
        </table:table-row>
        <table:table-row>
          <table:table-cell table:style-name="Tabelle7.A2" office:value-type="string">
            <text:p text:style-name="P64">RowHighlight</text:p>
          </table:table-cell>
          <table:table-cell table:style-name="Tabelle7.A2" office:value-type="string">
            <text:p text:style-name="P64">Internal method</text:p>
          </table:table-cell>
          <table:table-cell table:style-name="Tabelle7.C2" office:value-type="string">
            <text:p text:style-name="P57"/>
          </table:table-cell>
        </table:table-row>
        <table:table-row>
          <table:table-cell table:style-name="Tabelle7.A2" office:value-type="string">
            <text:p text:style-name="P64">SetSelectedValue</text:p>
          </table:table-cell>
          <table:table-cell table:style-name="Tabelle7.A2" office:value-type="string">
            <text:p text:style-name="P64">Sets the currently selected element of the combobox by using the value of the selection item.</text:p>
            <text:p text:style-name="P64"/>
            <text:p text:style-name="P106"><text:span text:style-name="T40">The </text:span><text:span text:style-name="T42">type</text:span><text:span text:style-name="T40"> of the value has to be identical to what was provided as value arguments during SetSelection.</text:span></text:p>
          </table:table-cell>
          <table:table-cell table:style-name="Tabelle7.C2" office:value-type="string">
            <text:p text:style-name="P106"><text:span text:style-name="T40">String, Number or Boolean</text:span></text:p>
          </table:table-cell>
        </table:table-row>
        <table:table-row>
          <table:table-cell table:style-name="Tabelle7.A2" office:value-type="string">
            <text:p text:style-name="P64">SetSelectedLabel</text:p>
          </table:table-cell>
          <table:table-cell table:style-name="Tabelle7.A2" office:value-type="string">
            <text:p text:style-name="P64">Sets the currently selected element of the combobox by using the label of the selection item.</text:p>
          </table:table-cell>
          <table:table-cell table:style-name="Tabelle7.C2" office:value-type="string">
            <text:p text:style-name="P64">String</text:p>
          </table:table-cell>
        </table:table-row>
        <table:table-row>
          <table:table-cell table:style-name="Tabelle7.A2" office:value-type="string">
            <text:p text:style-name="P64">GetSelectedValue</text:p>
          </table:table-cell>
          <table:table-cell table:style-name="Tabelle7.A2" office:value-type="string">
            <text:p text:style-name="P64">Returns the value of the currently selected item.</text:p>
          </table:table-cell>
          <table:table-cell table:style-name="Tabelle7.C2" office:value-type="string">
            <text:p text:style-name="P57"/>
          </table:table-cell>
        </table:table-row>
        <table:table-row>
          <table:table-cell table:style-name="Tabelle7.A2" office:value-type="string">
            <text:p text:style-name="P64">GetSelectedLabel</text:p>
          </table:table-cell>
          <table:table-cell table:style-name="Tabelle7.A2" office:value-type="string">
            <text:p text:style-name="P64">Returns the label of the currently selected item.</text:p>
          </table:table-cell>
          <table:table-cell table:style-name="Tabelle7.C2" office:value-type="string">
            <text:p text:style-name="P63"/>
          </table:table-cell>
        </table:table-row>
        <table:table-row>
          <table:table-cell table:style-name="Tabelle7.A2" office:value-type="string">
            <text:p text:style-name="P64">SetLabelColor</text:p>
          </table:table-cell>
          <table:table-cell table:style-name="Tabelle7.A2" office:value-type="string">
            <text:p text:style-name="P64">Sets the color of the combobox label.</text:p>
          </table:table-cell>
          <table:table-cell table:style-name="Tabelle7.C2" office:value-type="string">
            <text:p text:style-name="P57">r<text:tab/>red rgb value</text:p>
            <text:p text:style-name="P57">g<text:tab/>green rgb value</text:p>
            <text:p text:style-name="P57">b<text:tab/>blue rgb value</text:p>
            <text:p text:style-name="P57">a<text:tab/>alpha value</text:p>
          </table:table-cell>
        </table:table-row>
        <table:table-row>
          <table:table-cell table:style-name="Tabelle7.A2" office:value-type="string">
            <text:p text:style-name="P64">SetColor</text:p>
          </table:table-cell>
          <table:table-cell table:style-name="Tabelle7.A2" office:value-type="string">
            <text:p text:style-name="P64">Sets the color of the combobox.</text:p>
          </table:table-cell>
          <table:table-cell table:style-name="Tabelle7.C2" office:value-type="string">
            <text:p text:style-name="P57">r<text:tab/>red rgb value</text:p>
            <text:p text:style-name="P57">g<text:tab/>green rgb value</text:p>
            <text:p text:style-name="P57">b<text:tab/>blue rgb value</text:p>
            <text:p text:style-name="P57">a<text:tab/>alpha value</text:p>
          </table:table-cell>
        </table:table-row>
        <table:table-row>
          <table:table-cell table:style-name="Tabelle7.A2" office:value-type="string">
            <text:p text:style-name="P64">SetActive</text:p>
          </table:table-cell>
          <table:table-cell table:style-name="Tabelle7.A2" office:value-type="string">
            <text:p text:style-name="P48"><text:span text:style-name="T12">Sets the </text:span><text:span text:style-name="T13">combobox</text:span><text:span text:style-name="T12"> to active (can be clicked) or inactive state (cannot be clicked)</text:span></text:p>
          </table:table-cell>
          <table:table-cell table:style-name="Tabelle7.C2" office:value-type="string">
            <text:p text:style-name="P62">true, false</text:p>
          </table:table-cell>
        </table:table-row>
        <table:table-row>
          <table:table-cell table:style-name="Tabelle7.A2" office:value-type="string">
            <text:p text:style-name="P64">SetText</text:p>
          </table:table-cell>
          <table:table-cell table:style-name="Tabelle7.A2" office:value-type="string">
            <text:p text:style-name="P64">Sets the label of the combobox which is displayed in front of the selection element.</text:p>
          </table:table-cell>
          <table:table-cell table:style-name="Tabelle7.C2" office:value-type="string">
            <text:p text:style-name="P64">String</text:p>
          </table:table-cell>
        </table:table-row>
        <table:table-row>
          <table:table-cell table:style-name="Tabelle7.A2" office:value-type="string">
            <text:p text:style-name="P64">SetLabelWidth</text:p>
          </table:table-cell>
          <table:table-cell table:style-name="Tabelle7.A2" office:value-type="string">
            <text:p text:style-name="P64">Sets the width of the combobox label. Will reduce the combobox width to current width minus new label width.</text:p>
          </table:table-cell>
          <table:table-cell table:style-name="Tabelle7.C2" office:value-type="string">
            <text:p text:style-name="P64">Integer</text:p>
          </table:table-cell>
        </table:table-row>
        <table:table-row>
          <table:table-cell table:style-name="Tabelle7.A2" office:value-type="string">
            <text:p text:style-name="P64">SetWidth</text:p>
          </table:table-cell>
          <table:table-cell table:style-name="Tabelle7.A2" office:value-type="string">
            <text:p text:style-name="P64">Sets the width of the ui widget. The label width is not changed by this.</text:p>
          </table:table-cell>
          <table:table-cell table:style-name="Tabelle7.C2" office:value-type="string">
            <text:p text:style-name="P64">Integer</text:p>
          </table:table-cell>
        </table:table-row>
        <table:table-row>
          <table:table-cell table:style-name="Tabelle7.A2" office:value-type="string">
            <text:p text:style-name="P64">SetComboVisible</text:p>
          </table:table-cell>
          <table:table-cell table:style-name="Tabelle7.A2" office:value-type="string">
            <text:p text:style-name="P64">This will hide the selection part of the combobox. The label will still be visible. Use SetVisible() to completely hide the ui widget.</text:p>
          </table:table-cell>
          <table:table-cell table:style-name="Tabelle7.C2" office:value-type="string">
            <text:p text:style-name="P63">true, false</text:p>
          </table:table-cell>
        </table:table-row>
      </table:table>
      <text:p text:style-name="P14"/>
      <text:p text:style-name="P14"><text:soft-page-break/></text:p>
      <text:h text:style-name="P196" text:outline-level="4"><text:bookmark-start text:name="__RefHeading__2661_943291493"/>Setting the selection values<text:bookmark-end text:name="__RefHeading__2661_943291493"/></text:h>
      <text:p text:style-name="P26">Using the method SetSelection you provide the values which can be selected. As the widget supports various types of selection values this methods needs some additional description.</text:p>
      <text:p text:style-name="P26">As parameter to SetSelection you'll have to provide a lua table where each entry contains two elements:</text:p>
      <text:p text:style-name="Code">{ {label = "Text", value = "value"} <text:span text:style-name="T14">}</text:span></text:p>
      <text:p text:style-name="P25">You can provide as many entries as you like. The combobox will automatically display a scrollbar if the selection area is smaller than the number of selectable values.</text:p>
      <text:p text:style-name="P26">The element label is what will be displayed in the selection area of the combobox. The element value can be anything you like. The second element value will be provided as paramter to the event ComboChanged and can be accessed by using GetSelectedValue or SetSelectedValue.</text:p>
      <text:p text:style-name="P26">A more advanced feature of the combobox widget is the ability to display textures in the selection area. For this you'll have to provide two additional elements to the selection table entries:</text:p>
      <text:p text:style-name="Code">{ {label = "Text", value = "value", iconType = "Rift", iconPath = "path"} }</text:p>
      <text:p text:style-name="P26">iconType is either 'Rift' for internal textures (like abilities or items) or the name of your addon for addon specific textures. The iconPath element defines the path to the texture.</text:p>
      <text:h text:style-name="Heading_20_4" text:outline-level="4"><text:bookmark-start text:name="__RefHeading__2663_943291493"/>Events<text:bookmark-end text:name="__RefHeading__2663_943291493"/></text:h>
      <table:table table:name="Tabelle8" table:style-name="Tabelle8">
        <table:table-column table:style-name="Tabelle8.A"/>
        <table:table-column table:style-name="Tabelle8.B"/>
        <table:table-row>
          <table:table-cell table:style-name="Tabelle8.A1" office:value-type="string">
            <text:p text:style-name="P79">Event identifier</text:p>
          </table:table-cell>
          <table:table-cell table:style-name="Tabelle8.B1" office:value-type="string">
            <text:p text:style-name="P79">Description</text:p>
          </table:table-cell>
        </table:table-row>
        <table:table-row>
          <table:table-cell table:style-name="Tabelle8.A2" office:value-type="string">
            <text:p text:style-name="P64">ComboChanged</text:p>
          </table:table-cell>
          <table:table-cell table:style-name="Tabelle8.B2" office:value-type="string">
            <text:p text:style-name="P49"><text:span text:style-name="T10">Fires if </text:span><text:span text:style-name="T13">a new value is selected. Will provide the newly selected value as parameter.</text:span></text:p>
          </table:table-cell>
        </table:table-row>
      </table:table>
      <text:p text:style-name="P21"/>
      <text:h text:style-name="P205" text:outline-level="3"/>
      <text:h text:style-name="P223" text:outline-level="3"><text:bookmark-start text:name="__RefHeading__2665_943291493"/><text:span text:style-name="T39">NkRadioButton</text:span><text:bookmark-end text:name="__RefHeading__2665_943291493"/></text:h>
      <text:p text:style-name="P231"><text:span text:style-name="T3">Creates a </text:span><text:span text:style-name="T9">radio button</text:span><text:span text:style-name="T3"> form element.</text:span></text:p>
      <text:h text:style-name="P195" text:outline-level="4"><text:bookmark-start text:name="__RefHeading__2667_943291493"/>Methods<text:bookmark-end text:name="__RefHeading__2667_943291493"/></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113">Method</text:p>
          </table:table-cell>
          <table:table-cell table:style-name="Tabelle18.A1" office:value-type="string">
            <text:p text:style-name="P113">Description</text:p>
          </table:table-cell>
          <table:table-cell table:style-name="Tabelle18.C1" office:value-type="string">
            <text:p text:style-name="P113">Parameters</text:p>
          </table:table-cell>
        </table:table-row>
        <table:table-row>
          <table:table-cell table:style-name="Tabelle18.A2" office:value-type="string">
            <text:p text:style-name="P104"><text:span text:style-name="T40">SetSelection</text:span></text:p>
          </table:table-cell>
          <table:table-cell table:style-name="Tabelle18.A2" office:value-type="string">
            <text:p text:style-name="P101"><text:span text:style-name="T40">Sets the selectable options of the radio button. Please see below.</text:span></text:p>
          </table:table-cell>
          <table:table-cell table:style-name="Tabelle18.C2" office:value-type="string">
            <text:p text:style-name="P99"/>
          </table:table-cell>
        </table:table-row>
        <table:table-row>
          <table:table-cell table:style-name="Tabelle18.A2" office:value-type="string">
            <text:p text:style-name="P64">SetSelectedValue</text:p>
          </table:table-cell>
          <table:table-cell table:style-name="Tabelle18.A2" office:value-type="string">
            <text:p text:style-name="P64">Sets the currently selected element of the combobox by using the value of the selection item.</text:p>
            <text:p text:style-name="P64"/>
            <text:p text:style-name="P105"><text:span text:style-name="T40">The </text:span><text:span text:style-name="T42">type</text:span><text:span text:style-name="T40"> of the value has to be identical to what was provided as value arguments during SetSelection.</text:span></text:p>
          </table:table-cell>
          <table:table-cell table:style-name="Tabelle18.C2" office:value-type="string">
            <text:p text:style-name="P104"><text:span text:style-name="T40">String, Number or Boolean</text:span></text:p>
          </table:table-cell>
        </table:table-row>
        <table:table-row>
          <table:table-cell table:style-name="Tabelle18.A2" office:value-type="string">
            <text:p text:style-name="P64">GetSelectedValue</text:p>
          </table:table-cell>
          <table:table-cell table:style-name="Tabelle18.A2" office:value-type="string">
            <text:p text:style-name="P64">Returns the value of the currently selected item.</text:p>
          </table:table-cell>
          <table:table-cell table:style-name="Tabelle18.C2" office:value-type="string">
            <text:p text:style-name="P101"/>
          </table:table-cell>
        </table:table-row>
        <table:table-row>
          <table:table-cell table:style-name="Tabelle18.A2" office:value-type="string">
            <text:p text:style-name="P64">SetLabelColor</text:p>
          </table:table-cell>
          <table:table-cell table:style-name="Tabelle18.A2" office:value-type="string">
            <text:p text:style-name="P64">Sets the color of the <text:span text:style-name="T43">radio button</text:span> label.</text:p>
          </table:table-cell>
          <table:table-cell table:style-name="Tabelle18.C2" office:value-type="string">
            <text:p text:style-name="P57">r<text:tab/>red rgb value</text:p>
            <text:p text:style-name="P57">g<text:tab/>green rgb value</text:p>
            <text:p text:style-name="P57">b<text:tab/>blue rgb value</text:p>
            <text:p text:style-name="P57">a<text:tab/>alpha value</text:p>
          </table:table-cell>
        </table:table-row>
        <table:table-row>
          <table:table-cell table:style-name="Tabelle18.A2" office:value-type="string">
            <text:p text:style-name="P64">SetColor</text:p>
          </table:table-cell>
          <table:table-cell table:style-name="Tabelle18.A2" office:value-type="string">
            <text:p text:style-name="P64">Sets the color of the <text:span text:style-name="T43">radio button</text:span>.</text:p>
          </table:table-cell>
          <table:table-cell table:style-name="Tabelle18.C2" office:value-type="string">
            <text:p text:style-name="P57">r<text:tab/>red rgb value</text:p>
            <text:p text:style-name="P57">g<text:tab/>green rgb value</text:p>
            <text:p text:style-name="P57">b<text:tab/>blue rgb value</text:p>
            <text:p text:style-name="P57">a<text:tab/>alpha value</text:p>
          </table:table-cell>
        </table:table-row>
        <table:table-row>
          <table:table-cell table:style-name="Tabelle18.A2" office:value-type="string">
            <text:p text:style-name="P64">SetText</text:p>
          </table:table-cell>
          <table:table-cell table:style-name="Tabelle18.A2" office:value-type="string">
            <text:p text:style-name="P107">Sets the label of the <text:span text:style-name="T43">radio button</text:span> which is displayed in front of the selection element.</text:p>
          </table:table-cell>
          <table:table-cell table:style-name="Tabelle18.C2" office:value-type="string">
            <text:p text:style-name="P64">String</text:p>
          </table:table-cell>
        </table:table-row>
        <table:table-row>
          <table:table-cell table:style-name="Tabelle18.A2" office:value-type="string">
            <text:p text:style-name="P64">SetLabelWidth</text:p>
          </table:table-cell>
          <table:table-cell table:style-name="Tabelle18.A2" office:value-type="string">
            <text:p text:style-name="P107">Sets the width of the <text:span text:style-name="T43">radio button</text:span> label. Will reduce the <text:span text:style-name="T43">radio button</text:span> width to current width minus new label width.</text:p>
          </table:table-cell>
          <table:table-cell table:style-name="Tabelle18.C2" office:value-type="string">
            <text:p text:style-name="P64">Integer</text:p>
          </table:table-cell>
        </table:table-row>
        <table:table-row>
          <table:table-cell table:style-name="Tabelle18.A2" office:value-type="string">
            <text:p text:style-name="P64">SetWidth</text:p>
          </table:table-cell>
          <table:table-cell table:style-name="Tabelle18.A2" office:value-type="string">
            <text:p text:style-name="P64">Sets the width of the ui widget. The label width is not changed by this.</text:p>
          </table:table-cell>
          <table:table-cell table:style-name="Tabelle18.C2" office:value-type="string">
            <text:p text:style-name="P64">Integer</text:p>
          </table:table-cell>
        </table:table-row>
        <table:table-row>
          <table:table-cell table:style-name="Tabelle18.A2" office:value-type="string">
            <text:p text:style-name="P108"><text:span text:style-name="T44">SetRadioHeight</text:span></text:p>
          </table:table-cell>
          <table:table-cell table:style-name="Tabelle18.A2" office:value-type="string">
            <text:p text:style-name="P102"><text:span text:style-name="T44">Sets the height of the select element of the radio button elements. Will also adjust the height so that the element will be square.</text:span></text:p>
          </table:table-cell>
          <table:table-cell table:style-name="Tabelle18.C2" office:value-type="string">
            <text:p text:style-name="P102"><text:span text:style-name="T44">Integer</text:span></text:p>
          </table:table-cell>
        </table:table-row>
        <table:table-row>
          <table:table-cell table:style-name="Tabelle18.A2" office:value-type="string">
            <text:p text:style-name="P64">SetActive</text:p>
          </table:table-cell>
          <table:table-cell table:style-name="Tabelle18.A2" office:value-type="string">
            <text:p text:style-name="P111"><text:span text:style-name="T12">Sets the </text:span><text:span text:style-name="T44">radio button</text:span><text:span text:style-name="T12"> to active (can be clicked) or inactive state (cannot be clicked)</text:span></text:p>
          </table:table-cell>
          <table:table-cell table:style-name="Tabelle18.C2" office:value-type="string">
            <text:p text:style-name="P62">true, false</text:p>
          </table:table-cell>
        </table:table-row>
      </table:table>
      <text:h text:style-name="P197" text:outline-level="4"><text:bookmark-start text:name="__RefHeading__2669_943291493"/>Setting the selection values<text:bookmark-end text:name="__RefHeading__2669_943291493"/></text:h>
      <text:p text:style-name="P232">Using the method SetSelection you provide the values which can be selected. As the widget supports various types of selection values this methods needs some additional description.</text:p>
      <text:p text:style-name="P232">As parameter to SetSelection you'll have to provide a lua table where each entry contains two elements:</text:p>
      <text:p text:style-name="P167">{ {label = "Text", value = "value"} <text:span text:style-name="T14">}</text:span></text:p>
      <text:p text:style-name="P232">You can provide as many entries as you like. <text:span text:style-name="T45">You can even change the selection dynamically. The widget will automatically display additional or remove too many selection </text:span><text:soft-page-break/><text:span text:style-name="T45">elements depending on the provided table.</text:span></text:p>
      <text:p text:style-name="P232">The element label is what will be displayed in the selection area of the <text:span text:style-name="T45">radio button elements</text:span>. The element value can be anything you like. The second element value will be provided as paramter to the event <text:span text:style-name="T45">RadiobuttonChanged</text:span> and can be accessed by using GetSelectedValue or SetSelectedValue.</text:p>
      <text:h text:style-name="P201" text:outline-level="4"><text:bookmark-start text:name="__RefHeading__2671_943291493"/>Events<text:bookmark-end text:name="__RefHeading__2671_943291493"/></text:h>
      <table:table table:name="Tabelle19" table:style-name="Tabelle19">
        <table:table-column table:style-name="Tabelle19.A"/>
        <table:table-column table:style-name="Tabelle19.B"/>
        <table:table-row>
          <table:table-cell table:style-name="Tabelle19.A1" office:value-type="string">
            <text:p text:style-name="P113">Event identifier</text:p>
          </table:table-cell>
          <table:table-cell table:style-name="Tabelle19.B1" office:value-type="string">
            <text:p text:style-name="P113">Description</text:p>
          </table:table-cell>
        </table:table-row>
        <table:table-row>
          <table:table-cell table:style-name="Tabelle19.A2" office:value-type="string">
            <text:p text:style-name="P102"><text:span text:style-name="T44">RadiobuttonChanged</text:span></text:p>
          </table:table-cell>
          <table:table-cell table:style-name="Tabelle19.B2" office:value-type="string">
            <text:p text:style-name="P111"><text:span text:style-name="T10">Fires if </text:span><text:span text:style-name="T13">a new value is selected. Will provide the newly selected value as parameter.</text:span></text:p>
          </table:table-cell>
        </table:table-row>
      </table:table>
      <text:p text:style-name="P151"><text:span text:style-name="T8"/></text:p>
      <text:p text:style-name="P230"><text:span text:style-name="T39"/></text:p>
      <text:h text:style-name="P206" text:outline-level="3"/>
      <text:h text:style-name="P223" text:outline-level="3"><text:bookmark-start text:name="__RefHeading__2673_943291493"/>nkSlider<text:bookmark-end text:name="__RefHeading__2673_943291493"/></text:h>
      <text:p text:style-name="P6"><text:span text:style-name="T3">Creates a </text:span><text:span text:style-name="T5">slider</text:span><text:span text:style-name="T3"> form element.</text:span></text:p>
      <text:h text:style-name="P193" text:outline-level="4"><text:bookmark-start text:name="__RefHeading__2675_943291493"/>Methods<text:bookmark-end text:name="__RefHeading__2675_943291493"/></text:h>
      <table:table table:name="Tabelle9" table:style-name="Tabelle9">
        <table:table-column table:style-name="Tabelle9.A"/>
        <table:table-column table:style-name="Tabelle9.B"/>
        <table:table-column table:style-name="Tabelle9.C"/>
        <table:table-row>
          <table:table-cell table:style-name="Tabelle9.A1" office:value-type="string">
            <text:p text:style-name="P80">Method</text:p>
          </table:table-cell>
          <table:table-cell table:style-name="Tabelle9.A1" office:value-type="string">
            <text:p text:style-name="P80">Description</text:p>
          </table:table-cell>
          <table:table-cell table:style-name="Tabelle9.C1" office:value-type="string">
            <text:p text:style-name="P80">Parameters</text:p>
          </table:table-cell>
        </table:table-row>
        <table:table-row>
          <table:table-cell table:style-name="Tabelle9.A2" office:value-type="string">
            <text:p text:style-name="P65">ProcessMove</text:p>
          </table:table-cell>
          <table:table-cell table:style-name="Tabelle9.A2" office:value-type="string">
            <text:p text:style-name="P65">Internal method</text:p>
          </table:table-cell>
          <table:table-cell table:style-name="Tabelle9.C2" office:value-type="string">
            <text:p text:style-name="P58"/>
          </table:table-cell>
        </table:table-row>
        <table:table-row>
          <table:table-cell table:style-name="Tabelle9.A2" office:value-type="string">
            <text:p text:style-name="P65">SetRange</text:p>
          </table:table-cell>
          <table:table-cell table:style-name="Tabelle9.A2" office:value-type="string">
            <text:p text:style-name="P65">Sets the value range of the slider.</text:p>
          </table:table-cell>
          <table:table-cell table:style-name="Tabelle9.C2" office:value-type="string">
            <text:p text:style-name="P65">from<text:tab/>decimal value</text:p>
            <text:p text:style-name="P65">to<text:tab/>decimal value</text:p>
          </table:table-cell>
        </table:table-row>
        <table:table-row>
          <table:table-cell table:style-name="Tabelle9.A2" office:value-type="string">
            <text:p text:style-name="P65">SetMidValue</text:p>
          </table:table-cell>
          <table:table-cell table:style-name="Tabelle9.A2" office:value-type="string">
            <text:p text:style-name="P65">Sets the middle value of the slider. Very usefull for scale sliders to make sure that 100% is actually selectable.</text:p>
          </table:table-cell>
          <table:table-cell table:style-name="Tabelle9.C2" office:value-type="string">
            <text:p text:style-name="P65">Decimal value</text:p>
          </table:table-cell>
        </table:table-row>
        <table:table-row>
          <table:table-cell table:style-name="Tabelle9.A2" office:value-type="string">
            <text:p text:style-name="P65">AdjustValue</text:p>
          </table:table-cell>
          <table:table-cell table:style-name="Tabelle9.A2" office:value-type="string">
            <text:p text:style-name="P65">Sets the value of the slider.</text:p>
          </table:table-cell>
          <table:table-cell table:style-name="Tabelle9.C2" office:value-type="string">
            <text:p text:style-name="P65">Decimal value</text:p>
          </table:table-cell>
        </table:table-row>
        <table:table-row>
          <table:table-cell table:style-name="Tabelle9.A2" office:value-type="string">
            <text:p text:style-name="P65">SetColor</text:p>
          </table:table-cell>
          <table:table-cell table:style-name="Tabelle9.A2" office:value-type="string">
            <text:p text:style-name="P49"><text:span text:style-name="T13">Sets the color of the </text:span><text:span text:style-name="T14">slider</text:span><text:span text:style-name="T13">.</text:span></text:p>
          </table:table-cell>
          <table:table-cell table:style-name="Tabelle9.C2" office:value-type="string">
            <text:p text:style-name="P57">r<text:tab/>red rgb value</text:p>
            <text:p text:style-name="P57">g<text:tab/>green rgb value</text:p>
            <text:p text:style-name="P57">b<text:tab/>blue rgb value</text:p>
            <text:p text:style-name="P57">a<text:tab/>alpha value</text:p>
          </table:table-cell>
        </table:table-row>
        <table:table-row>
          <table:table-cell table:style-name="Tabelle9.A2" office:value-type="string">
            <text:p text:style-name="P65">SetLabelColor</text:p>
          </table:table-cell>
          <table:table-cell table:style-name="Tabelle9.A2" office:value-type="string">
            <text:p text:style-name="P64">Sets the color of the combobox label.</text:p>
          </table:table-cell>
          <table:table-cell table:style-name="Tabelle9.C2" office:value-type="string">
            <text:p text:style-name="P57">r<text:tab/>red rgb value</text:p>
            <text:p text:style-name="P57">g<text:tab/>green rgb value</text:p>
            <text:p text:style-name="P57">b<text:tab/>blue rgb value</text:p>
            <text:p text:style-name="P57">a<text:tab/>alpha value</text:p>
          </table:table-cell>
        </table:table-row>
        <table:table-row>
          <table:table-cell table:style-name="Tabelle9.A2" office:value-type="string">
            <text:p text:style-name="P64">SetActive</text:p>
          </table:table-cell>
          <table:table-cell table:style-name="Tabelle9.A2" office:value-type="string">
            <text:p text:style-name="P48"><text:span text:style-name="T12">Sets the </text:span><text:span text:style-name="T14">slider </text:span><text:span text:style-name="T12">to active (can be clicked) or inactive state (cannot be clicked)</text:span></text:p>
          </table:table-cell>
          <table:table-cell table:style-name="Tabelle9.C2" office:value-type="string">
            <text:p text:style-name="P62">true, false</text:p>
          </table:table-cell>
        </table:table-row>
        <table:table-row>
          <table:table-cell table:style-name="Tabelle9.A2" office:value-type="string">
            <text:p text:style-name="P65">SetText</text:p>
          </table:table-cell>
          <table:table-cell table:style-name="Tabelle9.A2" office:value-type="string">
            <text:p text:style-name="P65">Sets the label of the slider.</text:p>
          </table:table-cell>
          <table:table-cell table:style-name="Tabelle9.C2" office:value-type="string">
            <text:p text:style-name="P65">String</text:p>
          </table:table-cell>
        </table:table-row>
        <table:table-row>
          <table:table-cell table:style-name="Tabelle9.A2" office:value-type="string">
            <text:p text:style-name="P65">SetLabelWidth</text:p>
          </table:table-cell>
          <table:table-cell table:style-name="Tabelle9.A2" office:value-type="string">
            <text:p text:style-name="P65">Sets the width of the slider label. Will change the slider's width to widget width minus new label width.</text:p>
          </table:table-cell>
          <table:table-cell table:style-name="Tabelle9.C2" office:value-type="string">
            <text:p text:style-name="P65">Integer</text:p>
          </table:table-cell>
        </table:table-row>
        <table:table-row>
          <table:table-cell table:style-name="Tabelle9.A2" office:value-type="string">
            <text:p text:style-name="P65">SetWidth</text:p>
          </table:table-cell>
          <table:table-cell table:style-name="Tabelle9.A2" office:value-type="string">
            <text:p text:style-name="P65">Sets the total width of the ui widget. The sliding range will be set to new total width minus current label width.</text:p>
          </table:table-cell>
          <table:table-cell table:style-name="Tabelle9.C2" office:value-type="string">
            <text:p text:style-name="P65">Integer</text:p>
          </table:table-cell>
        </table:table-row>
        <table:table-row>
          <table:table-cell table:style-name="Tabelle9.A2" office:value-type="string">
            <text:p text:style-name="P65">SetPrecision</text:p>
          </table:table-cell>
          <table:table-cell table:style-name="Tabelle9.A2" office:value-type="string">
            <text:p text:style-name="P65">Sets the precision of the value range. The default is 1 meaning that the expected range is to be integer values. If you want to use digits in your range than it's best to set the precision to 0.1.</text:p>
            <text:p text:style-name="P65"/>
            <text:p text:style-name="P65">It is also possible to use steps with your slider selection. A precision of 10 and a range from 0 to 100 will result in the steps 10, 20, 30, .., 90, 100.</text:p>
          </table:table-cell>
          <table:table-cell table:style-name="Tabelle9.C2" office:value-type="string">
            <text:p text:style-name="P65">Decimale value</text:p>
          </table:table-cell>
        </table:table-row>
      </table:table>
      <text:p text:style-name="P15"/>
      <text:h text:style-name="Heading_20_4" text:outline-level="4"><text:bookmark-start text:name="__RefHeading__2677_943291493"/>Events<text:bookmark-end text:name="__RefHeading__2677_943291493"/></text:h>
      <table:table table:name="Tabelle10" table:style-name="Tabelle10">
        <table:table-column table:style-name="Tabelle10.A"/>
        <table:table-column table:style-name="Tabelle10.B"/>
        <table:table-row>
          <table:table-cell table:style-name="Tabelle10.A1" office:value-type="string">
            <text:p text:style-name="P80">Event identifier</text:p>
          </table:table-cell>
          <table:table-cell table:style-name="Tabelle10.B1" office:value-type="string">
            <text:p text:style-name="P80">Description</text:p>
          </table:table-cell>
        </table:table-row>
        <table:table-row>
          <table:table-cell table:style-name="Tabelle10.A2" office:value-type="string">
            <text:p text:style-name="P65">SliderChanged</text:p>
          </table:table-cell>
          <table:table-cell table:style-name="Tabelle10.B2" office:value-type="string">
            <text:p text:style-name="P50"><text:span text:style-name="T10">Fires if the </text:span><text:span text:style-name="T14">slider </text:span><text:span text:style-name="T10">is </text:span><text:span text:style-name="T14">changed</text:span><text:span text:style-name="T10">. </text:span><text:span text:style-name="T14">The new value will be provided as an integer value parameter to the lua function.</text:span></text:p>
          </table:table-cell>
        </table:table-row>
      </table:table>
      <text:h text:style-name="P207" text:outline-level="3"/>
      <text:h text:style-name="P224" text:outline-level="3"><text:bookmark-start text:name="__RefHeading__2679_943291493"/>nkTextfield<text:bookmark-end text:name="__RefHeading__2679_943291493"/></text:h>
      <text:p text:style-name="P7"><text:span text:style-name="T3">Creates a </text:span><text:span text:style-name="T6">more advanced version of textfield</text:span><text:span text:style-name="T3"> form element. </text:span><text:span text:style-name="T6">If the user hits escape while editing the textfield it will automatically revert back to it's value it had when the user entered the field (undo). </text:span></text:p>
      <text:p text:style-name="P23">Also the textfield has a border element which changes color once the user enters (or leaves) the field.</text:p>
      <text:p text:style-name="P23">Last but not least a different to the Rift element is that support for numeric values instead of string values.</text:p>
      <text:h text:style-name="P194" text:outline-level="4"><text:bookmark-start text:name="__RefHeading__2681_943291493"/>Methods<text:bookmark-end text:name="__RefHeading__2681_943291493"/></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81">Method</text:p>
          </table:table-cell>
          <table:table-cell table:style-name="Tabelle11.A1" office:value-type="string">
            <text:p text:style-name="P81">Description</text:p>
          </table:table-cell>
          <table:table-cell table:style-name="Tabelle11.C1" office:value-type="string">
            <text:p text:style-name="P81">Parameters</text:p>
          </table:table-cell>
        </table:table-row>
        <table:table-row>
          <table:table-cell table:style-name="Tabelle11.A2" office:value-type="string">
            <text:p text:style-name="P67">SetText</text:p>
          </table:table-cell>
          <table:table-cell table:style-name="Tabelle11.A2" office:value-type="string">
            <text:p text:style-name="P67">Sets the content of the text field.</text:p>
          </table:table-cell>
          <table:table-cell table:style-name="Tabelle11.C2" office:value-type="string">
            <text:p text:style-name="P67">String</text:p>
          </table:table-cell>
        </table:table-row>
        <table:table-row>
          <table:table-cell table:style-name="Tabelle11.A2" office:value-type="string">
            <text:p text:style-name="P67">GetText</text:p>
          </table:table-cell>
          <table:table-cell table:style-name="Tabelle11.A2" office:value-type="string">
            <text:p text:style-name="P67">Gets the content of the text field.</text:p>
          </table:table-cell>
          <table:table-cell table:style-name="Tabelle11.C2" office:value-type="string">
            <text:p text:style-name="P67">String</text:p>
          </table:table-cell>
        </table:table-row>
        <table:table-row>
          <table:table-cell table:style-name="Tabelle11.A2" office:value-type="string">
            <text:p text:style-name="P67">GetConvertedText</text:p>
          </table:table-cell>
          <table:table-cell table:style-name="Tabelle11.A2" office:value-type="string">
            <text:p text:style-name="P67">Returns the content of the text field dependend on the value type:</text:p>
            <text:p text:style-name="P67">Default<text:tab/><text:tab/>string value</text:p>
            <text:p text:style-name="P67">Number<text:tab/><text:tab/>numeric value</text:p>
          </table:table-cell>
          <table:table-cell table:style-name="Tabelle11.C2" office:value-type="string">
            <text:p text:style-name="P66"/>
          </table:table-cell>
        </table:table-row>
        <table:table-row>
          <table:table-cell table:style-name="Tabelle11.A2" office:value-type="string">
            <text:p text:style-name="P67">SetValueType</text:p>
          </table:table-cell>
          <table:table-cell table:style-name="Tabelle11.A2" office:value-type="string">
            <text:p text:style-name="P67">Sets the value type of the textfield</text:p>
          </table:table-cell>
          <table:table-cell table:style-name="Tabelle11.C2" office:value-type="string">
            <text:p text:style-name="P67">Text<text:tab/><text:tab/>String value</text:p>
            <text:p text:style-name="P67">Number<text:tab/><text:tab/>Numeric value</text:p>
          </table:table-cell>
        </table:table-row>
        <table:table-row>
          <table:table-cell table:style-name="Tabelle11.A2" office:value-type="string">
            <text:p text:style-name="P67">SetFocusColor</text:p>
          </table:table-cell>
          <table:table-cell table:style-name="Tabelle11.A2" office:value-type="string">
            <text:p text:style-name="P67">Sets the color to which the the textfield border will switch to if the user enters the textfield.</text:p>
          </table:table-cell>
          <table:table-cell table:style-name="Tabelle11.C2" office:value-type="string">
            <text:p text:style-name="P59">r<text:tab/>red rgb value</text:p>
            <text:p text:style-name="P59">g<text:tab/>green rgb value</text:p>
            <text:p text:style-name="P59">b<text:tab/>blue rgb value</text:p>
            <text:p text:style-name="P59">a<text:tab/>alpha value</text:p>
          </table:table-cell>
        </table:table-row>
        <table:table-row>
          <table:table-cell table:style-name="Tabelle11.A2" office:value-type="string">
            <text:p text:style-name="P67">Leave</text:p>
          </table:table-cell>
          <table:table-cell table:style-name="Tabelle11.A2" office:value-type="string">
            <text:p text:style-name="P67">Leaves the text field. The Rift API leaves the focus in a textfield even if it is no longer shown. </text:p>
          </table:table-cell>
          <table:table-cell table:style-name="Tabelle11.C2" office:value-type="string">
            <text:p text:style-name="P59"/>
          </table:table-cell>
        </table:table-row>
        <table:table-row>
          <table:table-cell table:style-name="Tabelle11.A2" office:value-type="string">
            <text:p text:style-name="P67">SetColor</text:p>
          </table:table-cell>
          <table:table-cell table:style-name="Tabelle11.A2" office:value-type="string">
            <text:p text:style-name="P67">Sets the default color of the textfield border.</text:p>
          </table:table-cell>
          <table:table-cell table:style-name="Tabelle11.C2" office:value-type="string">
            <text:p text:style-name="P59">r<text:tab/>red rgb value</text:p>
            <text:p text:style-name="P59">g<text:tab/>green rgb value</text:p>
            <text:p text:style-name="P59">b<text:tab/>blue rgb value</text:p>
            <text:p text:style-name="P59">a<text:tab/>alpha value</text:p>
          </table:table-cell>
        </table:table-row>
        <table:table-row>
          <table:table-cell table:style-name="Tabelle11.A2" office:value-type="string">
            <text:p text:style-name="P67">SetSelection</text:p>
          </table:table-cell>
          <table:table-cell table:style-name="Tabelle11.A2" office:value-type="string">
            <text:p text:style-name="P67">Selects part (or all) of the textfields content.</text:p>
          </table:table-cell>
          <table:table-cell table:style-name="Tabelle11.C2" office:value-type="string">
            <text:p text:style-name="P51"><text:span text:style-name="T17">Begin<text:tab/></text:span><text:span text:style-name="T16">The new beginning of the selected text, in the same format SetCursor uses. Must be an integer and smaller than "end".</text:span><text:span text:style-name="T14"> </text:span></text:p>
            <text:p text:style-name="P66"/>
            <text:p text:style-name="P51"><text:span text:style-name="T17">End<text:tab/></text:span><text:span text:style-name="T16">The new end of the selected text, in the same format SetCursor uses. Must be an integer and larger than "begin".</text:span><text:span text:style-name="T14"> </text:span></text:p>
          </table:table-cell>
        </table:table-row>
      </table:table>
      <text:p text:style-name="P16"/>
      <text:h text:style-name="Heading_20_4" text:outline-level="4"><text:bookmark-start text:name="__RefHeading__2683_943291493"/>Events<text:bookmark-end text:name="__RefHeading__2683_943291493"/></text:h>
      <table:table table:name="Tabelle12" table:style-name="Tabelle12">
        <table:table-column table:style-name="Tabelle12.A"/>
        <table:table-column table:style-name="Tabelle12.B"/>
        <table:table-row>
          <table:table-cell table:style-name="Tabelle12.A1" office:value-type="string">
            <text:p text:style-name="P81">Event identifier</text:p>
          </table:table-cell>
          <table:table-cell table:style-name="Tabelle12.B1" office:value-type="string">
            <text:p text:style-name="P81">Description</text:p>
          </table:table-cell>
        </table:table-row>
        <table:table-row>
          <table:table-cell table:style-name="Tabelle12.A2" office:value-type="string">
            <text:p text:style-name="P67">TextfieldChanged</text:p>
          </table:table-cell>
          <table:table-cell table:style-name="Tabelle12.B2" office:value-type="string">
            <text:p text:style-name="P51"><text:span text:style-name="T10">Fires if the </text:span><text:span text:style-name="T15">textfield</text:span><text:span text:style-name="T14"> </text:span><text:span text:style-name="T10">is </text:span><text:span text:style-name="T14">changed</text:span><text:span text:style-name="T10">.</text:span></text:p>
          </table:table-cell>
        </table:table-row>
      </table:table>
      <text:h text:style-name="P156" text:outline-level="2"/>
      <text:h text:style-name="P164" text:outline-level="2"><text:bookmark-start text:name="__RefHeading__2685_943291493"/>Grid<text:bookmark-end text:name="__RefHeading__2685_943291493"/></text:h>
      <text:p text:style-name="P23">The grid ui widget is a very powerfull element. It allows for structured display and selection of largish data parts.</text:p>
      <text:p text:style-name="P7"><text:span text:style-name="T6">Each grid consists of a header and a body part. The header will always stay in place while the body part is scrollable if the grid contains more values than the grid size always to display. </text:span><text:span text:style-name="T7">The grid will not automatically display a scrollbar. You'll have to build one yourself if you want. If not the grid will always still be scrollable using the mouse wheel.</text:span></text:p>
      <text:p text:style-name="P24">By default a grid is not sortable. This can be changed using the method SetSortable. If a grid is sortable the user can click on a header cell an the grid values will be sorted according to the clicked header column.</text:p>
      <text:h text:style-name="P208" text:outline-level="3"><text:bookmark-start text:name="__RefHeading__2687_943291493"/>Methods<text:bookmark-end text:name="__RefHeading__2687_943291493"/></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81">Method</text:p>
          </table:table-cell>
          <table:table-cell table:style-name="Tabelle13.A1" office:value-type="string">
            <text:p text:style-name="P81">Description</text:p>
          </table:table-cell>
          <table:table-cell table:style-name="Tabelle13.C1" office:value-type="string">
            <text:p text:style-name="P81">Parameters</text:p>
          </table:table-cell>
        </table:table-row>
        <table:table-row>
          <table:table-cell table:style-name="Tabelle13.A2" office:value-type="string">
            <text:p text:style-name="P67">SetHeaderHeight</text:p>
          </table:table-cell>
          <table:table-cell table:style-name="Tabelle13.A2" office:value-type="string">
            <text:p text:style-name="P67">Sets the height of the header. The total grid height will change.</text:p>
          </table:table-cell>
          <table:table-cell table:style-name="Tabelle13.C2" office:value-type="string">
            <text:p text:style-name="P67">Integer value</text:p>
          </table:table-cell>
        </table:table-row>
        <table:table-row>
          <table:table-cell table:style-name="Tabelle13.A2" office:value-type="string">
            <text:p text:style-name="P67">SetHeaderLabelColor</text:p>
          </table:table-cell>
          <table:table-cell table:style-name="Tabelle13.A2" office:value-type="string">
            <text:p text:style-name="P69">Sets the color of the header texts.</text:p>
          </table:table-cell>
          <table:table-cell table:style-name="Tabelle13.C2" office:value-type="string">
            <text:p text:style-name="P60">r<text:tab/>red rgb value</text:p>
            <text:p text:style-name="P60">g<text:tab/>green rgb value</text:p>
            <text:p text:style-name="P60">b<text:tab/>blue rgb value</text:p>
            <text:p text:style-name="P60">a<text:tab/>alpha value</text:p>
          </table:table-cell>
        </table:table-row>
        <table:table-row>
          <table:table-cell table:style-name="Tabelle13.A2" office:value-type="string">
            <text:p text:style-name="P67">SetBorderColor</text:p>
          </table:table-cell>
          <table:table-cell table:style-name="Tabelle13.A2" office:value-type="string">
            <text:p text:style-name="P69">Sets the color of the grid's cell borders.</text:p>
          </table:table-cell>
          <table:table-cell table:style-name="Tabelle13.C2" office:value-type="string">
            <text:p text:style-name="P60">r<text:tab/>red rgb value</text:p>
            <text:p text:style-name="P60">g<text:tab/>green rgb value</text:p>
            <text:p text:style-name="P60">b<text:tab/>blue rgb value</text:p>
            <text:p text:style-name="P60">a<text:tab/>alpha value</text:p>
          </table:table-cell>
        </table:table-row>
        <table:table-row>
          <table:table-cell table:style-name="Tabelle13.A2" office:value-type="string">
            <text:p text:style-name="P67">SetBodyColor</text:p>
          </table:table-cell>
          <table:table-cell table:style-name="Tabelle13.A2" office:value-type="string">
            <text:p text:style-name="P69">Sets the background color of the grid's cells.</text:p>
          </table:table-cell>
          <table:table-cell table:style-name="Tabelle13.C2" office:value-type="string">
            <text:p text:style-name="P60">r<text:tab/>red rgb value</text:p>
            <text:p text:style-name="P60">g<text:tab/>green rgb value</text:p>
            <text:p text:style-name="P60">b<text:tab/>blue rgb value</text:p>
            <text:p text:style-name="P60">a<text:tab/>alpha value</text:p>
          </table:table-cell>
        </table:table-row>
        <table:table-row>
          <table:table-cell table:style-name="Tabelle13.A2" office:value-type="string">
            <text:p text:style-name="P67">SetBodyHighlightColor</text:p>
          </table:table-cell>
          <table:table-cell table:style-name="Tabelle13.A2" office:value-type="string">
            <text:p text:style-name="P69">Sets the background color the body cells will switch to if a row is moused over.</text:p>
          </table:table-cell>
          <table:table-cell table:style-name="Tabelle13.C2" office:value-type="string">
            <text:p text:style-name="P60">r<text:tab/>red rgb value</text:p>
            <text:p text:style-name="P60">g<text:tab/>green rgb value</text:p>
            <text:p text:style-name="P60">b<text:tab/>blue rgb value</text:p>
            <text:p text:style-name="P60">a<text:tab/>alpha value</text:p>
          </table:table-cell>
        </table:table-row>
        <table:table-row>
          <table:table-cell table:style-name="Tabelle13.A2" office:value-type="string">
            <text:p text:style-name="P67">SetLabelHighlightColor</text:p>
          </table:table-cell>
          <table:table-cell table:style-name="Tabelle13.A2" office:value-type="string">
            <text:p text:style-name="P69">Sets the text color the body cells will switch to if a row is moused over.</text:p>
            <text:p text:style-name="P69"/>
            <text:p text:style-name="P69">Note that this will have no effect for cell values where a specific color has been given in the value table.</text:p>
          </table:table-cell>
          <table:table-cell table:style-name="Tabelle13.C2" office:value-type="string">
            <text:p text:style-name="P60">r<text:tab/>red rgb value</text:p>
            <text:p text:style-name="P60">g<text:tab/>green rgb value</text:p>
            <text:p text:style-name="P60">b<text:tab/>blue rgb value</text:p>
            <text:p text:style-name="P60">a<text:tab/>alpha value</text:p>
          </table:table-cell>
        </table:table-row>
        <table:table-row>
          <table:table-cell table:style-name="Tabelle13.A2" office:value-type="string">
            <text:p text:style-name="P67">SetBodySelectedColor</text:p>
          </table:table-cell>
          <table:table-cell table:style-name="Tabelle13.A2" office:value-type="string">
            <text:p text:style-name="P69">Sets the background color the body cells will switch to if a row is selected.</text:p>
          </table:table-cell>
          <table:table-cell table:style-name="Tabelle13.C2" office:value-type="string">
            <text:p text:style-name="P60">r<text:tab/>red rgb value</text:p>
            <text:p text:style-name="P60">g<text:tab/>green rgb value</text:p>
            <text:p text:style-name="P60">b<text:tab/>blue rgb value</text:p>
            <text:p text:style-name="P60">a<text:tab/>alpha value</text:p>
          </table:table-cell>
        </table:table-row>
        <table:table-row>
          <table:table-cell table:style-name="Tabelle13.A2" office:value-type="string">
            <text:p text:style-name="P67">SetLabelSelectedColor</text:p>
          </table:table-cell>
          <table:table-cell table:style-name="Tabelle13.A2" office:value-type="string">
            <text:p text:style-name="P69">Sets the text color the body cells will switch to if a row is selected.</text:p>
            <text:p text:style-name="P69"/>
            <text:p text:style-name="P69">Note that this will have no effect for cell values where a specific color has been given in the value table.</text:p>
          </table:table-cell>
          <table:table-cell table:style-name="Tabelle13.C2" office:value-type="string">
            <text:p text:style-name="P60">r<text:tab/>red rgb value</text:p>
            <text:p text:style-name="P60">g<text:tab/>green rgb value</text:p>
            <text:p text:style-name="P60">b<text:tab/>blue rgb value</text:p>
            <text:p text:style-name="P60">a<text:tab/>alpha value</text:p>
          </table:table-cell>
        </table:table-row>
        <table:table-row>
          <table:table-cell table:style-name="Tabelle13.A2" office:value-type="string">
            <text:p text:style-name="P67">Layout</text:p>
          </table:table-cell>
          <table:table-cell table:style-name="Tabelle13.A2" office:value-type="string">
            <text:p text:style-name="P69">Will initiate the layouting of the grid. See below.</text:p>
          </table:table-cell>
          <table:table-cell table:style-name="Tabelle13.C2" office:value-type="string">
            <text:p text:style-name="P66"/>
          </table:table-cell>
        </table:table-row>
        <table:table-row>
          <table:table-cell table:style-name="Tabelle13.A2" office:value-type="string">
            <text:p text:style-name="P67">ReLayout</text:p>
          </table:table-cell>
          <table:table-cell table:style-name="Tabelle13.A2" office:value-type="string">
            <text:p text:style-name="P69">Will initiate a relayouting of the grid. See below.</text:p>
          </table:table-cell>
          <table:table-cell table:style-name="Tabelle13.C2" office:value-type="string">
            <text:p text:style-name="P66"/>
          </table:table-cell>
        </table:table-row>
        <text:soft-page-break/>
        <table:table-row>
          <table:table-cell table:style-name="Tabelle13.A2" office:value-type="string">
            <text:p text:style-name="P67">UpdateLayout</text:p>
          </table:table-cell>
          <table:table-cell table:style-name="Tabelle13.A2" office:value-type="string">
            <text:p text:style-name="P69">Internal method</text:p>
          </table:table-cell>
          <table:table-cell table:style-name="Tabelle13.C2" office:value-type="string">
            <text:p text:style-name="P66"/>
          </table:table-cell>
        </table:table-row>
        <table:table-row>
          <table:table-cell table:style-name="Tabelle13.A2" office:value-type="string">
            <text:p text:style-name="P67">SetTransparentHeader</text:p>
          </table:table-cell>
          <table:table-cell table:style-name="Tabelle13.A2" office:value-type="string">
            <text:p text:style-name="P69">Will set the background of the header row to transparent.</text:p>
          </table:table-cell>
          <table:table-cell table:style-name="Tabelle13.C2" office:value-type="string">
            <text:p text:style-name="P69">true, false</text:p>
          </table:table-cell>
        </table:table-row>
        <table:table-row>
          <table:table-cell table:style-name="Tabelle13.A2" office:value-type="string">
            <text:p text:style-name="P67">SetHeaderFontSize</text:p>
          </table:table-cell>
          <table:table-cell table:style-name="Tabelle13.A2" office:value-type="string">
            <text:p text:style-name="P69">Sets the font size of the header row. Forces a re-layouting of the grid.</text:p>
          </table:table-cell>
          <table:table-cell table:style-name="Tabelle13.C2" office:value-type="string">
            <text:p text:style-name="P69">Integer</text:p>
          </table:table-cell>
        </table:table-row>
        <table:table-row>
          <table:table-cell table:style-name="Tabelle13.A2" office:value-type="string">
            <text:p text:style-name="P67">SetFontSize</text:p>
          </table:table-cell>
          <table:table-cell table:style-name="Tabelle13.A2" office:value-type="string">
            <text:p text:style-name="P69">Sets the fone size of the cells. Forces a re-layouting of the grid.</text:p>
          </table:table-cell>
          <table:table-cell table:style-name="Tabelle13.C2" office:value-type="string">
            <text:p text:style-name="P69">Integer</text:p>
          </table:table-cell>
        </table:table-row>
        <table:table-row>
          <table:table-cell table:style-name="Tabelle13.A2" office:value-type="string">
            <text:p text:style-name="P67">SetCellValue</text:p>
          </table:table-cell>
          <table:table-cell table:style-name="Tabelle13.A2" office:value-type="string">
            <text:p text:style-name="P69">Sets the value of a specific cell. See below.</text:p>
          </table:table-cell>
          <table:table-cell table:style-name="Tabelle13.C2" office:value-type="string">
            <text:p text:style-name="P51"/>
          </table:table-cell>
        </table:table-row>
        <table:table-row>
          <table:table-cell table:style-name="Tabelle13.A2" office:value-type="string">
            <text:p text:style-name="P67">SetCellValues</text:p>
          </table:table-cell>
          <table:table-cell table:style-name="Tabelle13.A2" office:value-type="string">
            <text:p text:style-name="P69">Sets the values of the grid. See below.</text:p>
          </table:table-cell>
          <table:table-cell table:style-name="Tabelle13.C2" office:value-type="string">
            <text:p text:style-name="P51"/>
          </table:table-cell>
        </table:table-row>
        <table:table-row>
          <table:table-cell table:style-name="Tabelle13.A2" office:value-type="string">
            <text:p text:style-name="P67">GetCellValue</text:p>
          </table:table-cell>
          <table:table-cell table:style-name="Tabelle13.A2" office:value-type="string">
            <text:p text:style-name="P69">Returns the value of a specific cell.</text:p>
          </table:table-cell>
          <table:table-cell table:style-name="Tabelle13.C2" office:value-type="string">
            <text:p text:style-name="P69">row<text:tab/>the row number (1 to x)</text:p>
            <text:p text:style-name="P53"><text:span text:style-name="T19">column</text:span><text:span text:style-name="T18"><text:tab/>the </text:span><text:span text:style-name="T19">column</text:span><text:span text:style-name="T18"> number (1 to x)</text:span></text:p>
          </table:table-cell>
        </table:table-row>
        <table:table-row>
          <table:table-cell table:style-name="Tabelle13.A2" office:value-type="string">
            <text:p text:style-name="P67">GetCellValues</text:p>
          </table:table-cell>
          <table:table-cell table:style-name="Tabelle13.A2" office:value-type="string">
            <text:p text:style-name="P69">Returns the full table of all cell values.</text:p>
          </table:table-cell>
          <table:table-cell table:style-name="Tabelle13.C2" office:value-type="string">
            <text:p text:style-name="P69">table<text:tab/>equal to </text:p>
          </table:table-cell>
        </table:table-row>
        <table:table-row>
          <table:table-cell table:style-name="Tabelle13.A2" office:value-type="string">
            <text:p text:style-name="P67">UpdateGrid</text:p>
          </table:table-cell>
          <table:table-cell table:style-name="Tabelle13.A2" office:value-type="string">
            <text:p text:style-name="P68">Internal method</text:p>
          </table:table-cell>
          <table:table-cell table:style-name="Tabelle13.C2" office:value-type="string">
            <text:p text:style-name="P51"/>
          </table:table-cell>
        </table:table-row>
        <table:table-row>
          <table:table-cell table:style-name="Tabelle13.A2" office:value-type="string">
            <text:p text:style-name="P67">RowHighlight</text:p>
          </table:table-cell>
          <table:table-cell table:style-name="Tabelle13.A2" office:value-type="string">
            <text:p text:style-name="P67">Internal method</text:p>
          </table:table-cell>
          <table:table-cell table:style-name="Tabelle13.C2" office:value-type="string">
            <text:p text:style-name="P51"/>
          </table:table-cell>
        </table:table-row>
        <table:table-row>
          <table:table-cell table:style-name="Tabelle13.A2" office:value-type="string">
            <text:p text:style-name="P67">RowSelect</text:p>
          </table:table-cell>
          <table:table-cell table:style-name="Tabelle13.A2" office:value-type="string">
            <text:p text:style-name="P52"><text:span text:style-name="T18">Selects a specific row. Actually an internal method but can be used from </text:span><text:span text:style-name="T18">outside.</text:span></text:p>
          </table:table-cell>
          <table:table-cell table:style-name="Tabelle13.C2" office:value-type="string">
            <text:p text:style-name="P69">row<text:tab/>the row number (1 to x)</text:p>
            <text:p text:style-name="P69">active<text:tab/>Selected state (true, false)</text:p>
          </table:table-cell>
        </table:table-row>
        <table:table-row>
          <table:table-cell table:style-name="Tabelle13.A2" office:value-type="string">
            <text:p text:style-name="P67">SetSelectable</text:p>
          </table:table-cell>
          <table:table-cell table:style-name="Tabelle13.A2" office:value-type="string">
            <text:p text:style-name="P69">Defines if the grid rows are selectable.</text:p>
          </table:table-cell>
          <table:table-cell table:style-name="Tabelle13.C2" office:value-type="string">
            <text:p text:style-name="P52"><text:span text:style-name="T19">t</text:span><text:span text:style-name="T18">rue, false</text:span></text:p>
          </table:table-cell>
        </table:table-row>
        <table:table-row>
          <table:table-cell table:style-name="Tabelle13.A2" office:value-type="string">
            <text:p text:style-name="P67">GetSelectedRow</text:p>
          </table:table-cell>
          <table:table-cell table:style-name="Tabelle13.A2" office:value-type="string">
            <text:p text:style-name="P69">Returns the currently selected row number.</text:p>
          </table:table-cell>
          <table:table-cell table:style-name="Tabelle13.C2" office:value-type="string">
            <text:p text:style-name="P51"/>
          </table:table-cell>
        </table:table-row>
        <table:table-row>
          <table:table-cell table:style-name="Tabelle13.A2" office:value-type="string">
            <text:p text:style-name="P67">GetRowPos</text:p>
          </table:table-cell>
          <table:table-cell table:style-name="Tabelle13.A2" office:value-type="string">
            <text:p text:style-name="P69">Returns the current row position. This is the topmost displayed row in a scrolled grid.</text:p>
          </table:table-cell>
          <table:table-cell table:style-name="Tabelle13.C2" office:value-type="string">
            <text:p text:style-name="P51"/>
          </table:table-cell>
        </table:table-row>
        <table:table-row>
          <table:table-cell table:style-name="Tabelle13.A2" office:value-type="string">
            <text:p text:style-name="P67">SetRowPos</text:p>
          </table:table-cell>
          <table:table-cell table:style-name="Tabelle13.A2" office:value-type="string">
            <text:p text:style-name="P69">Sets the current <text:span text:style-name="T29">top </text:span>row position. Usefull for scrollbar handling.</text:p>
          </table:table-cell>
          <table:table-cell table:style-name="Tabelle13.C2" office:value-type="string">
            <text:p text:style-name="P75">row<text:tab/>Numeric, the new top row</text:p>
            <text:p text:style-name="P75">update<text:tab/>Boolean, flag to indicate if the grid is to be updated</text:p>
          </table:table-cell>
        </table:table-row>
        <table:table-row>
          <table:table-cell table:style-name="Tabelle13.A2" office:value-type="string">
            <text:p text:style-name="P67">GetKey</text:p>
          </table:table-cell>
          <table:table-cell table:style-name="Tabelle13.A2" office:value-type="string">
            <text:p text:style-name="P69">Returns the key value of a row.</text:p>
          </table:table-cell>
          <table:table-cell table:style-name="Tabelle13.C2" office:value-type="string">
            <text:p text:style-name="P69">row<text:tab/>the row number (1 to x)</text:p>
          </table:table-cell>
        </table:table-row>
        <table:table-row>
          <table:table-cell table:style-name="Tabelle13.A2" office:value-type="string">
            <text:p text:style-name="P67">GetCell</text:p>
          </table:table-cell>
          <table:table-cell table:style-name="Tabelle13.A2" office:value-type="string">
            <text:p text:style-name="P69">Somewhat internal method. Returns the ui widget of a cell and can be usefull for parenting a tooltip to a cell.</text:p>
          </table:table-cell>
          <table:table-cell table:style-name="Tabelle13.C2" office:value-type="string">
            <text:p text:style-name="P69">row<text:tab/>the row number (1 to x)</text:p>
            <text:p text:style-name="P53"><text:span text:style-name="T19">column</text:span><text:span text:style-name="T18"><text:tab/>the </text:span><text:span text:style-name="T19">column</text:span><text:span text:style-name="T18"> number (1 to x)</text:span></text:p>
          </table:table-cell>
        </table:table-row>
        <table:table-row>
          <table:table-cell table:style-name="Tabelle13.A2" office:value-type="string">
            <text:p text:style-name="P67">SetSortable</text:p>
          </table:table-cell>
          <table:table-cell table:style-name="Tabelle13.A2" office:value-type="string">
            <text:p text:style-name="P69">Defines if the grid is sortable by clicking on header columns. (default false)</text:p>
          </table:table-cell>
          <table:table-cell table:style-name="Tabelle13.C2" office:value-type="string">
            <text:p text:style-name="P69">true, false</text:p>
          </table:table-cell>
        </table:table-row>
        <table:table-row>
          <table:table-cell table:style-name="Tabelle13.A2" office:value-type="string">
            <text:p text:style-name="P67">Sort</text:p>
          </table:table-cell>
          <table:table-cell table:style-name="Tabelle13.A2" office:value-type="string">
            <text:p text:style-name="P70">Sorts the grid to a specific column.</text:p>
          </table:table-cell>
          <table:table-cell table:style-name="Tabelle13.C2" office:value-type="string">
            <text:p text:style-name="P70">column<text:tab/>the column number (1 to x)</text:p>
          </table:table-cell>
        </table:table-row>
        <table:table-row>
          <table:table-cell table:style-name="Tabelle13.A2" office:value-type="string">
            <text:p text:style-name="P67">filter</text:p>
          </table:table-cell>
          <table:table-cell table:style-name="Tabelle13.A2" office:value-type="string">
            <text:p text:style-name="P70">Filters the grid's values. See below.</text:p>
          </table:table-cell>
          <table:table-cell table:style-name="Tabelle13.C2" office:value-type="string">
            <text:p text:style-name="P51"/>
          </table:table-cell>
        </table:table-row>
      </table:table>
      <text:p text:style-name="P16"/>
      <text:h text:style-name="P211" text:outline-level="3"/>
      <text:h text:style-name="P225" text:outline-level="3"><text:bookmark-start text:name="__RefHeading__2689_943291493"/>Layouting a grid<text:bookmark-end text:name="__RefHeading__2689_943291493"/></text:h>
      <text:p text:style-name="P27">The layout of the grid is defines using the method Layout. You have to provide two parameters:</text:p>
      <text:p text:style-name="P8"><text:span text:style-name="T20">cols<text:tab/>A </text:span><text:span text:style-name="T21">lua </text:span><text:span text:style-name="T20">table defining the columns of the grid</text:span></text:p>
      <text:p text:style-name="P27">rows<text:tab/>An integer value defining the number of rows to display (excluding header row)</text:p>
      <text:p text:style-name="P8"><text:span text:style-name="T20">While the row paramter is self-explainary the cols tables needs some more explanation. </text:span><text:span text:style-name="T21">The cols paramter is lua table which contains an element for each column to display.</text:span></text:p>
      <text:p text:style-name="P28">The basic entries of a table element are</text:p>
      <table:table table:name="Tabelle15" table:style-name="Tabelle15">
        <table:table-column table:style-name="Tabelle15.A" table:number-columns-repeated="2"/>
        <table:table-column table:style-name="Tabelle15.C"/>
        <table:table-row>
          <table:table-cell table:style-name="Tabelle15.A1" office:value-type="string">
            <text:p text:style-name="P82">Value</text:p>
          </table:table-cell>
          <table:table-cell table:style-name="Tabelle15.A1" office:value-type="string">
            <text:p text:style-name="P82">Type</text:p>
          </table:table-cell>
          <table:table-cell table:style-name="Tabelle15.C1" office:value-type="string">
            <text:p text:style-name="P82">Description</text:p>
          </table:table-cell>
        </table:table-row>
        <table:table-row>
          <table:table-cell table:style-name="Tabelle15.A2" office:value-type="string">
            <text:p text:style-name="P71">width</text:p>
          </table:table-cell>
          <table:table-cell table:style-name="Tabelle15.A2" office:value-type="string">
            <text:p text:style-name="P71">Integer</text:p>
          </table:table-cell>
          <table:table-cell table:style-name="Tabelle15.C2" office:value-type="string">
            <text:p text:style-name="P17">The width of the column</text:p>
          </table:table-cell>
        </table:table-row>
        <table:table-row>
          <table:table-cell table:style-name="Tabelle15.A2" office:value-type="string">
            <text:p text:style-name="P71">header</text:p>
          </table:table-cell>
          <table:table-cell table:style-name="Tabelle15.A2" office:value-type="string">
            <text:p text:style-name="P71">String, optional</text:p>
          </table:table-cell>
          <table:table-cell table:style-name="Tabelle15.C2" office:value-type="string">
            <text:p text:style-name="P17">The text to display in the column's header.</text:p>
          </table:table-cell>
        </table:table-row>
        <table:table-row>
          <table:table-cell table:style-name="Tabelle15.A2" office:value-type="string">
            <text:p text:style-name="P93">align</text:p>
            <text:p text:style-name="P54"/>
          </table:table-cell>
          <table:table-cell table:style-name="Tabelle15.A2" office:value-type="string">
            <text:p text:style-name="P71">String, optional</text:p>
          </table:table-cell>
          <table:table-cell table:style-name="Tabelle15.C2" office:value-type="string">
            <text:p text:style-name="P17">Sets the alignment of the colum. The default ist left. Can be set to 'left' or 'center'.</text:p>
          </table:table-cell>
        </table:table-row>
        <table:table-row>
          <table:table-cell table:style-name="Tabelle15.A2" office:value-type="string">
            <text:p text:style-name="P94">texture</text:p>
          </table:table-cell>
          <table:table-cell table:style-name="Tabelle15.A2" office:value-type="string">
            <text:p text:style-name="P72">Boolean, optional</text:p>
          </table:table-cell>
          <table:table-cell table:style-name="Tabelle15.C2" office:value-type="string">
            <text:p text:style-name="P18">Specifies if the column will display a texture (true, false)</text:p>
          </table:table-cell>
        </table:table-row>
        <table:table-row>
          <table:table-cell table:style-name="Tabelle15.A2" office:value-type="string">
            <text:p text:style-name="P95">textureType</text:p>
          </table:table-cell>
          <table:table-cell table:style-name="Tabelle15.A2" office:value-type="string">
            <text:p text:style-name="P72">String</text:p>
          </table:table-cell>
          <table:table-cell table:style-name="Tabelle15.C2" office:value-type="string">
            <text:p text:style-name="P18">Required if texture is set to true. Set this either to 'Rift' if you want to display an internal texture (for example item icon) or to your addon name if you want to display custom textures.</text:p>
            <text:p text:style-name="P18">It is not possible to mix custom and Rift internal textures.</text:p>
          </table:table-cell>
        </table:table-row>
        <table:table-row>
          <table:table-cell table:style-name="Tabelle15.A2" office:value-type="string">
            <text:p text:style-name="P95">textureHeight</text:p>
          </table:table-cell>
          <table:table-cell table:style-name="Tabelle15.A2" office:value-type="string">
            <text:p text:style-name="P72">Integer</text:p>
          </table:table-cell>
          <table:table-cell table:style-name="Tabelle15.C2" office:value-type="string">
            <text:p text:style-name="P18">Optional, Defines the height of the texture to display. Only usefull if texture is set to true. If no height is supplied the texture will use the columns height.</text:p>
          </table:table-cell>
        </table:table-row>
        <table:table-row>
          <table:table-cell table:style-name="Tabelle15.A2" office:value-type="string">
            <text:p text:style-name="P95">textureWidth</text:p>
          </table:table-cell>
          <table:table-cell table:style-name="Tabelle15.A2" office:value-type="string">
            <text:p text:style-name="P72">Integer</text:p>
          </table:table-cell>
          <table:table-cell table:style-name="Tabelle15.C2" office:value-type="string">
            <text:p text:style-name="P18">Optional, Defines the width of the texture to display. Only usefull if texture is set to true. If no width is supplied the texture will use the columns height.</text:p>
          </table:table-cell>
        </table:table-row>
      </table:table>
      <text:p text:style-name="P28"/>
      <text:h text:style-name="P212" text:outline-level="3"><text:bookmark-start text:name="__RefHeading__2691_943291493"/>Display no header<text:bookmark-end text:name="__RefHeading__2691_943291493"/></text:h>
      <text:p text:style-name="P29">It is possible to create a grid with no header. For this you'll have to ommit the header value in your grid column layout table. Next you'll have to use the method SetTransparentHeader() to hide the background and cell borders of the header. Finally use the method SetHeaderHeight() to specify a height of 0.</text:p>
      <text:h text:style-name="P210" text:outline-level="3"><text:bookmark-start text:name="__RefHeading__2693_943291493"/>Setting grid values<text:bookmark-end text:name="__RefHeading__2693_943291493"/></text:h>
      <text:h text:style-name="P198" text:outline-level="4"><text:bookmark-start text:name="__RefHeading__2695_943291493"/>What you need to know about the layout process<text:bookmark-end text:name="__RefHeading__2695_943291493"/></text:h>
      <text:p text:style-name="P29">A very important thing to note is that the layouting of the grid has always to be finished before you can supply values. The obvious reason for this is that the grid will not be able to hold and interpret any values if it doesn't know what columns and rows it will display.</text:p>
      <text:p text:style-name="P29">However the actualy reason is the Rift performance watchdog. The grid ui widget consists of a lot of frame and text elements – A LOT. This takes a short while and most grids would <text:s/>trigger the Rift performance watchdog.</text:p>
      <text:p text:style-name="P29">For this reason the layout process has been build asynchronous. As soon as your use the <text:soft-page-break/>method Layout() the library will start building the grid widget. Your code will continue to work so make sure that your code will not try to access the grid while it is still being build in the background!</text:p>
      <text:p text:style-name="P29">Now you surely ask how you can find out that the grid is finished and how do you set the grid values? This is done using a custom event. As soon as the grid is finished layouting it will trigger the event GridFinished. By linking to that event you can then populate your grid with values.</text:p>
      <text:p text:style-name="P29">I recommend to hide the grid just before the layouting using the method SetVisible(false) and then showing it once the event fires.</text:p>
      <text:p text:style-name="P29">For example:</text:p>
      <text:p text:style-name="Code">local cols = {<text:tab/>{ align = 'center', texture = true, textureType = 'nkRebuff', textureHeight = 14, textureWidth = 14, width = 20, <text:s/>}, </text:p>
      <text:p text:style-name="Code"><text:tab/><text:tab/><text:tab/>{ align = 'center', texture = true, textureType = 'Rift', width = 30}, </text:p>
      <text:p text:style-name="Code"><text:tab/><text:tab/><text:tab/>{ align = 'left', width = 300 } }<text:tab/></text:p>
      <text:p text:style-name="Code"><text:tab/><text:tab/></text:p>
      <text:p text:style-name="Code">grid:SetVisible(false)<text:tab/></text:p>
      <text:p text:style-name="Code">grid:Layout (cols, gridRows)<text:tab/></text:p>
      <text:p text:style-name="Code"><text:tab/><text:tab/><text:tab/><text:tab/><text:tab/><text:tab/><text:tab/><text:tab/><text:tab/></text:p>
      <text:p text:style-name="Code">Command.Event.Attach(EnKai.events[name .. 'grid'].GridFinished, function ()</text:p>
      <text:p text:style-name="Code"><text:tab/>tabPane:PopulateGrid(nkRebuff.langTexts.settingSelection[1].value) </text:p>
      <text:p text:style-name="Code"><text:tab/>grid:SetVisible(true)</text:p>
      <text:p text:style-name="Code">end, name .. 'grid.GridFinished')</text:p>
      <text:h text:style-name="P198" text:outline-level="4"><text:bookmark-start text:name="__RefHeading__2697_943291493"/>How to populate the grid with values<text:bookmark-end text:name="__RefHeading__2697_943291493"/></text:h>
      <text:p text:style-name="P30">Knowing about the way the grid's building process is asynchronous I recommend to put your code to fill the grid with values into a method and call that method from within your event's function.</text:p>
      <text:p text:style-name="P30">The grid's values are set using the method SetCellValues(). This method expects a lua table as parameter. That lua table holds the values of the grids meaning that each entry in the table is a row in the grid.</text:p>
      <text:p text:style-name="P30">There's a simple and a major advanced version of the table supported. The simple version is just a table with values. For example:</text:p>
      <text:p text:style-name="Code">local <text:span text:style-name="T22">values </text:span>= {<text:tab/><text:span text:style-name="T24">{</text:span>"<text:span text:style-name="T22">one", "two", "three", "four", "five" </text:span><text:span text:style-name="T24">}, -- row 1</text:span></text:p>
      <text:p text:style-name="Code"><text:tab/><text:tab/><text:tab/>{"a", "b", "c", "d", "e"} –- row 2</text:p>
      <text:p text:style-name="Code"><text:span text:style-name="T24"><text:tab/><text:tab/><text:tab/></text:span><text:span text:style-name="T22">}</text:span></text:p>
      <text:p text:style-name="Code">grid:SetCellValues(values)</text:p>
      <text:p text:style-name="P31">In most cases the above will not be sufficient for your needs. So instead of text values the table entries can again be a lua table with the following elements:</text:p>
      <table:table table:name="Tabelle16" table:style-name="Tabelle16">
        <table:table-column table:style-name="Tabelle16.A" table:number-columns-repeated="2"/>
        <table:table-column table:style-name="Tabelle16.C"/>
        <table:table-row>
          <table:table-cell table:style-name="Tabelle16.A1" office:value-type="string">
            <text:p text:style-name="P83">Value</text:p>
          </table:table-cell>
          <table:table-cell table:style-name="Tabelle16.A1" office:value-type="string">
            <text:p text:style-name="P83">Type</text:p>
          </table:table-cell>
          <table:table-cell table:style-name="Tabelle16.C1" office:value-type="string">
            <text:p text:style-name="P83">Description</text:p>
          </table:table-cell>
        </table:table-row>
        <table:table-row>
          <table:table-cell table:style-name="Tabelle16.A2" office:value-type="string">
            <text:p text:style-name="P73">value</text:p>
          </table:table-cell>
          <table:table-cell table:style-name="Tabelle16.A2" office:value-type="string">
            <text:p text:style-name="P73">String</text:p>
          </table:table-cell>
          <table:table-cell table:style-name="Tabelle16.C2" office:value-type="string">
            <text:p text:style-name="P19">The value to display in the cell.</text:p>
          </table:table-cell>
        </table:table-row>
        <table:table-row>
          <table:table-cell table:style-name="Tabelle16.A2" office:value-type="string">
            <text:p text:style-name="P73">key</text:p>
          </table:table-cell>
          <table:table-cell table:style-name="Tabelle16.A2" office:value-type="string">
            <text:p text:style-name="P73">String</text:p>
          </table:table-cell>
          <table:table-cell table:style-name="Tabelle16.C2" office:value-type="string">
            <text:p text:style-name="P19">Optional, a key value which can be any value you like. Can be accessed by GetKey() method.</text:p>
          </table:table-cell>
        </table:table-row>
        <table:table-row>
          <table:table-cell table:style-name="Tabelle16.A2" office:value-type="string">
            <text:p text:style-name="P73">color</text:p>
          </table:table-cell>
          <table:table-cell table:style-name="Tabelle16.A2" office:value-type="string">
            <text:p text:style-name="P73">Lua table</text:p>
          </table:table-cell>
          <table:table-cell table:style-name="Tabelle16.C2" office:value-type="string">
            <text:p text:style-name="P19">Optional, a lua table containing the rgb and alpha values for a specific color of that cell.</text:p>
          </table:table-cell>
        </table:table-row>
      </table:table>
      <text:p text:style-name="P31"/>
      <text:p text:style-name="P32">For example:</text:p>
      <text:p text:style-name="Code"><text:soft-page-break/>local <text:span text:style-name="T22">values </text:span>= {<text:span text:style-name="T24">{</text:span><text:tab/><text:span text:style-name="T23">{ value = </text:span>"<text:span text:style-name="T22">one", </text:span><text:span text:style-name="T23">key = 1, color = {1,1,1,1}}</text:span><text:span text:style-name="T22">,</text:span></text:p>
      <text:p text:style-name="Code"><text:span text:style-name="T22"><text:tab/><text:tab/><text:tab/></text:span><text:span text:style-name="T23">{ value = "two", key = 2, color = {0,1,1,1}},</text:span></text:p>
      <text:p text:style-name="Code"><text:span text:style-name="T23"><text:tab/><text:tab/><text:tab/>{ value = "three", key = 3, color = {1,0,1,1}</text:span><text:span text:style-name="T24">}</text:span></text:p>
      <text:p text:style-name="Code"><text:span text:style-name="T23"><text:tab/><text:tab/><text:tab/></text:span><text:span text:style-name="T24">}} -- one row with 3 columns</text:span></text:p>
      <text:p text:style-name="Code">grid:SetCellValues(values)</text:p>
      <text:p text:style-name="P33">If you supply less table entries than rows being displayed the grid will simply fill what it can. This is no problem.</text:p>
      <text:h text:style-name="P199" text:outline-level="4"><text:bookmark-start text:name="__RefHeading__2699_943291493"/>Display a texture in a cell<text:bookmark-end text:name="__RefHeading__2699_943291493"/></text:h>
      <text:p text:style-name="P33">As descriped in the layouting of the grid it is possible to display textures in a grids column. It is not possible to mix however. If you specify that a column displays textures the widget will expect all values for that column to be supplied as textures.</text:p>
      <text:p text:style-name="P33">What type of texture (Rift or addon custom) is displayed is being defined in the column layout as described above. In the value table you have to supply the path to the textures to display. It is possible to use the simply table version for this:</text:p>
      <text:p text:style-name="Code">local <text:span text:style-name="T22">values </text:span>= {<text:tab/><text:span text:style-name="T24">{</text:span><text:span text:style-name="T22">"</text:span><text:span text:style-name="T24">gfx/texture1.png"}, -- row 1</text:span></text:p>
      <text:p text:style-name="Code"><text:tab/><text:tab/><text:tab/>{"gfx/texture2.png"} –- row 2</text:p>
      <text:p text:style-name="Code"><text:span text:style-name="T24"><text:tab/><text:tab/><text:tab/></text:span><text:span text:style-name="T22">}</text:span></text:p>
      <text:p text:style-name="Code">grid:SetCellValues(values)</text:p>
      <text:p text:style-name="P33">However in most situations you'll be using the more advanced version of the lua table. In this the value element will hold the texture path.</text:p>
      <text:p text:style-name="Code">local <text:span text:style-name="T22">values </text:span>= {<text:span text:style-name="T24">{</text:span><text:tab/><text:span text:style-name="T23">{ value = </text:span>"<text:span text:style-name="T24">gfx/texture1.png</text:span><text:span text:style-name="T22">", </text:span><text:span text:style-name="T23">key = 1} </text:span><text:span text:style-name="T24">}</text:span><text:span text:style-name="T22">,</text:span></text:p>
      <text:p text:style-name="Code"><text:span text:style-name="T22"><text:tab/><text:tab/> <text:s text:c="3"/></text:span><text:span text:style-name="T24">{ </text:span><text:span text:style-name="T23">{ value = "</text:span><text:span text:style-name="T24">gfx/texture2.png", key = 2</text:span><text:span text:style-name="T23">} </text:span><text:span text:style-name="T24">}</text:span></text:p>
      <text:p text:style-name="Code"><text:span text:style-name="T23"><text:tab/><text:tab/><text:tab/></text:span><text:span text:style-name="T24">} -- two rows with 1 column each</text:span></text:p>
      <text:p text:style-name="Code">grid:SetCellValues(values)</text:p>
      <text:h text:style-name="P200" text:outline-level="4"><text:bookmark-start text:name="__RefHeading__2701_943291493"/>Altering a specific cell<text:bookmark-end text:name="__RefHeading__2701_943291493"/></text:h>
      <text:p text:style-name="P9"><text:span text:style-name="T24">It is possible </text:span><text:span text:style-name="T25">to alter the content of a specific cell even after the table has been build and displayed. This usefull for very interactive grids where you might change values based on clicks on a row (for example status toggeling) or in more advanced dialogs.</text:span></text:p>
      <text:p text:style-name="P10"><text:span text:style-name="T25">Using the method SetCellValue() you can alter a specific cell if needed. The first two </text:span><text:span text:style-name="T25">parameters are row and column number of the cell to change. Please note that these values correspond to the grid values starting from 1,1 and not the actually rows and columns being displayed on the screen.</text:span></text:p>
      <text:p text:style-name="P34">The third attribute is the new value of the grid's cell. No matter what type of value table (easy or advanced) you used, this paramter will always be a string value. In case of a the easy value table the entry will be simply replaced. In the case of the advanced table this will lead to setting the value element in that table.</text:p>
      <text:h text:style-name="Heading_20_3" text:outline-level="3"><text:bookmark-start text:name="__RefHeading__2703_943291493"/>Getting the value <text:span text:style-name="T26">of cells</text:span><text:bookmark-end text:name="__RefHeading__2703_943291493"/></text:h>
      <text:p text:style-name="P38">You can either get the value of a specific cell or all cell values. Using the method GetCellValue() you can get the value of a specific cell. You'll have to provide the row and column number as parameters to the method. The method will then return the value of that cell which means the value which is displayed in the cell. If you provided an advanced table you'll get the value you specified as value element.</text:p>
      <text:p text:style-name="P39">In case you need the values of all cells you can use the method GetCellValues(). This will return the lua table you provided when originally using SetCellValues() plus any changes that have been done in the meantime using SetCellValues().</text:p>
      <text:h text:style-name="Heading_20_3" text:outline-level="3"><text:bookmark-start text:name="__RefHeading__2705_943291493"/><text:soft-page-break/>Selecting rows<text:bookmark-end text:name="__RefHeading__2705_943291493"/></text:h>
      <text:p text:style-name="P39">By default the grid rows are not selectable. You can change this by using the SetSelectable() method. This methods has one boolean parameter (true or false) which toggles the selectable state.</text:p>
      <text:p text:style-name="P39">If the grid rows are selectable the user can click a single row and it will be highlighted using a specific color combination. Using the methods SetBodySelectedColor() and SetLabelSelectedColor() you can override the default color combination.</text:p>
      <text:p text:style-name="P39">The grid widget will fire the event LeftClick if a user selects a row in the grid. Using the method GetSelectedRow() you can retrieve the number of the selected row.</text:p>
      <text:h text:style-name="P213" text:outline-level="3"><text:bookmark-start text:name="__RefHeading__2707_943291493"/>Grid scrollbar<text:bookmark-end text:name="__RefHeading__2707_943291493"/></text:h>
      <text:p text:style-name="P40">The grid widget itself will not automatically create and display a scrollbar if the number of value entries is larger than the number of rows to display. You'll have to build it yourself. Fortunately EnKai provides a widget for scrollbars. Please see the chapter about creating scrollbars for details about the scrollbar widget.</text:p>
      <text:p text:style-name="P40">In order for the scrollbar to be able to update the grid and of course also the other way around you'll have to understand the events of the scrollbar and the grid.</text:p>
      <text:p text:style-name="P40">Most important you'll want to update the scrollbar if the user scrolls the grid using the mouse wheel. The grid widget provides events for this and your code would normally look like this:</text:p>
      <text:p text:style-name="P86">Command.Event.Attach(EnKai.events['MyGrid'].WheelForward, function (_, rowPos)</text:p>
      <text:p text:style-name="Code"><text:span text:style-name="T27"><text:tab/></text:span><text:span text:style-name="T28">myScrollbar</text:span><text:span text:style-name="T27">:AdjustValue (rowPos)</text:span></text:p>
      <text:p text:style-name="P86">end, 'MyGrid.WheelForward')</text:p>
      <text:p text:style-name="P86"><text:tab/></text:p>
      <text:p text:style-name="P86">Command.Event.Attach(EnKai.events['MyGrid'].WheelBack, function (_, rowPos)</text:p>
      <text:p text:style-name="Code"><text:span text:style-name="T27"><text:tab/></text:span><text:span text:style-name="T28">myScrollbar</text:span><text:span text:style-name="T27">:AdjustValue (rowPos)</text:span></text:p>
      <text:p text:style-name="P87">end, 'MyGrid.WheelBack')</text:p>
      <text:p text:style-name="P41">The above example creates links to the WheelForward and WheelBack events of the grid. These provide the number of the topmost displayed row after the grid has been update. Using this information the scrollbar can be updated using the method AdjustValue().</text:p>
      <text:p text:style-name="P42">Of course you'll want to update the grid if the scrollbar is being changed by the user. This is done by linking to the event ScrollboxChanged.</text:p>
      <text:p text:style-name="P42">For example:</text:p>
      <text:p text:style-name="P88">Command.Event.Attach(EnKai.events['MyScrollbar'].ScrollboxChanged, function ()</text:p>
      <text:p text:style-name="P88"><text:tab/>myGrid:SetRowPos(math.floor(myScrollbar:GetValue('value')), true)</text:p>
      <text:p text:style-name="P89">end, 'myScrollbar.ScrollboxChanged')</text:p>
      <text:p text:style-name="P35"><text:span text:style-name="T29">As soon as the scrollbar is changed the event will fire and the function will the</text:span><text:span text:style-name="T30">n</text:span><text:span text:style-name="T29"> update the grid </text:span><text:span text:style-name="T30">using the method SetRowPos. Please note the second parameter to SetRowPos which is set to true. This is required as otherwise the grid will not update.</text:span></text:p>
      <text:h text:style-name="Heading_20_3" text:outline-level="3"><text:bookmark-start text:name="__RefHeading__2709_943291493"/>Displaying a tooltip for a cell<text:bookmark-end text:name="__RefHeading__2709_943291493"/></text:h>
      <text:p text:style-name="P43">If you want to display something on top of the grid you can of course use layering. However if you want to display a tooltip excately above the currently highlighted (moused over) the grid widget supplies a couple of handfull methods.</text:p>
      <text:p text:style-name="P36"><text:span text:style-name="T30">Using the method GetCell you can get the ui widget representing that cell. The UI widget is </text:span><text:soft-page-break/><text:span text:style-name="T30">an internal widget and it is not recommended to mess with it. What this is usefull for is the </text:span><text:span text:style-name="T30">parent and position your tooltip widget above that cell.</text:span></text:p>
      <text:p text:style-name="P43">Of course you'd want to do that in a function which is linked to the MouseOver event of the grid. For example:</text:p>
      <text:p text:style-name="Code"><text:span text:style-name="T30">Command.Event.Attach(EnKai.events['</text:span><text:span text:style-name="T31">myG</text:span><text:span text:style-name="T30">rid'].MouseOver, function (_, rowPos)</text:span></text:p>
      <text:p text:style-name="P90"><text:tab/>local parent = grid:GetCell(rowPos, 1)</text:p>
      <text:p text:style-name="P90"><text:tab/>privateVars.uiElements.tooltip:ClearAll()</text:p>
      <text:p text:style-name="P90"><text:tab/>privateVars.uiElements.tooltip:SetParent(parent)</text:p>
      <text:p text:style-name="P90"><text:tab/>privateVars.uiElements.tooltip:SetPoint("TOPLEFT", parent, "TOPLEFT", xpos, ypos)</text:p>
      <text:p text:style-name="P90"><text:tab/>...</text:p>
      <text:p text:style-name="P85"><text:span text:style-name="T30">end, '</text:span><text:span text:style-name="T31">myG</text:span><text:span text:style-name="T30">rid .MouseOver')</text:span></text:p>
      <text:h text:style-name="Heading_20_3" text:outline-level="3"><text:bookmark-start text:name="__RefHeading__2711_943291493"/>Filtering a grid<text:bookmark-end text:name="__RefHeading__2711_943291493"/></text:h>
      <text:p text:style-name="P44">It is possible to filter the values of a grid down to a subset and automatically update the grid's contents. This is very usefull for implementing searches within the grid. For this you can use the method filter().</text:p>
      <text:p text:style-name="P44">The method requires three parameters:</text:p>
      <table:table table:name="Tabelle17" table:style-name="Tabelle17">
        <table:table-column table:style-name="Tabelle17.A" table:number-columns-repeated="2"/>
        <table:table-column table:style-name="Tabelle17.C"/>
        <table:table-row>
          <table:table-cell table:style-name="Tabelle17.A1" office:value-type="string">
            <text:p text:style-name="P84">Value</text:p>
          </table:table-cell>
          <table:table-cell table:style-name="Tabelle17.A1" office:value-type="string">
            <text:p text:style-name="P84">Type</text:p>
          </table:table-cell>
          <table:table-cell table:style-name="Tabelle17.C1" office:value-type="string">
            <text:p text:style-name="P84">Description</text:p>
          </table:table-cell>
        </table:table-row>
        <table:table-row>
          <table:table-cell table:style-name="Tabelle17.A2" office:value-type="string">
            <text:p text:style-name="P76">Search value</text:p>
          </table:table-cell>
          <table:table-cell table:style-name="Tabelle17.A2" office:value-type="string">
            <text:p text:style-name="P74">String</text:p>
          </table:table-cell>
          <table:table-cell table:style-name="Tabelle17.C2" office:value-type="string">
            <text:p text:style-name="P20">A text value to search for in the grid</text:p>
          </table:table-cell>
        </table:table-row>
        <table:table-row>
          <table:table-cell table:style-name="Tabelle17.A2" office:value-type="string">
            <text:p text:style-name="P76">Column</text:p>
          </table:table-cell>
          <table:table-cell table:style-name="Tabelle17.A2" office:value-type="string">
            <text:p text:style-name="P76">Integer</text:p>
          </table:table-cell>
          <table:table-cell table:style-name="Tabelle17.C2" office:value-type="string">
            <text:p text:style-name="P20">The column to look for the search value</text:p>
          </table:table-cell>
        </table:table-row>
        <table:table-row>
          <table:table-cell table:style-name="Tabelle17.A2" office:value-type="string">
            <text:p text:style-name="P76">Reset</text:p>
          </table:table-cell>
          <table:table-cell table:style-name="Tabelle17.A2" office:value-type="string">
            <text:p text:style-name="P76">Boolean</text:p>
          </table:table-cell>
          <table:table-cell table:style-name="Tabelle17.C2" office:value-type="string">
            <text:p text:style-name="P20">Resets the filter, true or false</text:p>
          </table:table-cell>
        </table:table-row>
      </table:table>
      <text:p text:style-name="Text_20_body"/>
      <text:p text:style-name="P37"><text:span text:style-name="T32">A word of warning: </text:span><text:span text:style-name="T33">This functionality is not yet as perfectly written as other parts of the library. While it is useable it needs some improvement.</text:span></text:p>
      <text:p text:style-name="P44">If you have filtered a grid and want to apply another filter. You'll have to reset the grid filtering first. Otherwise you'll mess up the values of the grid which will be set to the previous filtered list destroying the original value list. </text:p>
      <text:p text:style-name="P44">Use the following method / paramter combination to reset the grid filter:</text:p>
      <text:p text:style-name="P91">myGrid:filter('', 1, true)</text:p>
      <text:p text:style-name="P250"><text:span text:style-name="T32">The first two paramters have to be an empty string and a numeric value larger than 0. These are actually ignored if the third paramter is set to true but checked against being nil. Yes the method needs to be improved. I told you so.</text:span></text:p>
      <text:h text:style-name="P209" text:outline-level="3"/>
      <text:h text:style-name="P226" text:outline-level="3"><text:bookmark-start text:name="__RefHeading__2713_943291493"/>Events<text:bookmark-end text:name="__RefHeading__2713_943291493"/></text:h>
      <table:table table:name="Tabelle14" table:style-name="Tabelle14">
        <table:table-column table:style-name="Tabelle14.A"/>
        <table:table-column table:style-name="Tabelle14.B"/>
        <table:table-row>
          <table:table-cell table:style-name="Tabelle14.A1" office:value-type="string">
            <text:p text:style-name="P81">Event identifier</text:p>
          </table:table-cell>
          <table:table-cell table:style-name="Tabelle14.B1" office:value-type="string">
            <text:p text:style-name="P81">Description</text:p>
          </table:table-cell>
        </table:table-row>
        <table:table-row>
          <table:table-cell table:style-name="Tabelle14.A2" office:value-type="string">
            <text:p text:style-name="P67">GridFinished</text:p>
          </table:table-cell>
          <table:table-cell table:style-name="Tabelle14.B2" office:value-type="string">
            <text:p text:style-name="P77">Indicates that the ui widget has been built and that you <text:s/>can start working with the grid.</text:p>
          </table:table-cell>
        </table:table-row>
        <table:table-row>
          <table:table-cell table:style-name="Tabelle14.A2" office:value-type="string">
            <text:p text:style-name="P67">LeftClick</text:p>
          </table:table-cell>
          <table:table-cell table:style-name="Tabelle14.B2" office:value-type="string">
            <text:p text:style-name="P77">The user has left clicked on a grid row. Supplies the clicked row number as parameter to the event's lua function. This is the row number within the grid value table.</text:p>
          </table:table-cell>
        </table:table-row>
        <table:table-row>
          <table:table-cell table:style-name="Tabelle14.A2" office:value-type="string">
            <text:p text:style-name="P67">RightClick</text:p>
          </table:table-cell>
          <table:table-cell table:style-name="Tabelle14.B2" office:value-type="string">
            <text:p text:style-name="P77">The user has right clicked on a grid row. Supplies the clicked row number as parameter to the event's lua function. This is the row number within the grid value table.</text:p>
          </table:table-cell>
        </table:table-row>
        <table:table-row>
          <table:table-cell table:style-name="Tabelle14.A2" office:value-type="string">
            <text:p text:style-name="P67">MouseOver</text:p>
          </table:table-cell>
          <table:table-cell table:style-name="Tabelle14.B2" office:value-type="string">
            <text:p text:style-name="P77">The user has moved the mouse over a row in the grid. Supplies the clicked row number as parameter to the event's lua function. This is the row number within the grid value table.</text:p>
          </table:table-cell>
        </table:table-row>
        <table:table-row>
          <table:table-cell table:style-name="Tabelle14.A2" office:value-type="string">
            <text:p text:style-name="P67">MouseOut</text:p>
          </table:table-cell>
          <table:table-cell table:style-name="Tabelle14.B2" office:value-type="string">
            <text:p text:style-name="P77">The user has moved the mouse out of a row in the grid. Does not provide any parameter to the lua function of the linked event.</text:p>
          </table:table-cell>
        </table:table-row>
        <table:table-row>
          <table:table-cell table:style-name="Tabelle14.A2" office:value-type="string">
            <text:p text:style-name="P67">WheelForward</text:p>
          </table:table-cell>
          <table:table-cell table:style-name="Tabelle14.B2" office:value-type="string">
            <text:p text:style-name="P77">The user has turned the mouse wheel forward while the cursor was above the grid. Supplies the new topmost displayed row number as parameter to the event's lua function. This is the row number within the grid value table.</text:p>
          </table:table-cell>
        </table:table-row>
        <table:table-row>
          <table:table-cell table:style-name="Tabelle14.A2" office:value-type="string">
            <text:p text:style-name="P67">WheelBack</text:p>
          </table:table-cell>
          <table:table-cell table:style-name="Tabelle14.B2" office:value-type="string">
            <text:p text:style-name="P77">The user has turned the mouse wheel back while the cursor was above the grid. Supplies the new topmost displayed row number as parameter to the event's lua function. This is the row number within the grid value table.</text:p>
          </table:table-cell>
        </table:table-row>
      </table:table>
      <text:h text:style-name="P157" text:outline-level="2"><text:bookmark-start text:name="__RefHeading__2715_943291493"/><text:soft-page-break/>Image Galleries<text:bookmark-end text:name="__RefHeading__2715_943291493"/></text:h>
      <text:h text:style-name="P214" text:outline-level="3"><text:bookmark-start text:name="__RefHeading__2717_943291493"/>nkImageGallery<text:bookmark-end text:name="__RefHeading__2717_943291493"/></text:h>
      <text:h text:style-name="P157" text:outline-level="2"><text:bookmark-start text:name="__RefHeading__2719_943291493"/>Menus<text:bookmark-end text:name="__RefHeading__2719_943291493"/></text:h>
      <text:h text:style-name="P214" text:outline-level="3"><text:bookmark-start text:name="__RefHeading__2721_943291493"/>nkMenu<text:bookmark-end text:name="__RefHeading__2721_943291493"/></text:h>
      <text:h text:style-name="P157" text:outline-level="2"><text:bookmark-start text:name="__RefHeading__2723_943291493"/>Panes<text:bookmark-end text:name="__RefHeading__2723_943291493"/></text:h>
      <text:h text:style-name="P214" text:outline-level="3"><text:bookmark-start text:name="__RefHeading__2725_943291493"/>nkScrollbox<text:bookmark-end text:name="__RefHeading__2725_943291493"/></text:h>
      <text:h text:style-name="P214" text:outline-level="3"><text:bookmark-start text:name="__RefHeading__2727_943291493"/>nkScrollpane<text:bookmark-end text:name="__RefHeading__2727_943291493"/></text:h>
      <text:h text:style-name="P214" text:outline-level="3"><text:bookmark-start text:name="__RefHeading__2729_943291493"/>nkTabpane<text:bookmark-end text:name="__RefHeading__2729_943291493"/></text:h>
      <text:h text:style-name="P157" text:outline-level="2"><text:bookmark-start text:name="__RefHeading__2731_943291493"/>Tooltips<text:bookmark-end text:name="__RefHeading__2731_943291493"/></text:h>
      <text:h text:style-name="P214" text:outline-level="3"><text:bookmark-start text:name="__RefHeading__2733_943291493"/>nkInfoText<text:bookmark-end text:name="__RefHeading__2733_943291493"/></text:h>
      <text:h text:style-name="P214" text:outline-level="3"><text:bookmark-start text:name="__RefHeading__2735_943291493"/>nkItemTooltip<text:bookmark-end text:name="__RefHeading__2735_943291493"/></text:h>
      <text:h text:style-name="P214" text:outline-level="3"><text:bookmark-start text:name="__RefHeading__2737_943291493"/>nkTooltip<text:bookmark-end text:name="__RefHeading__2737_943291493"/></text:h>
      <text:h text:style-name="P158" text:outline-level="2"><text:bookmark-start text:name="__RefHeading__2739_943291493"/>Windows<text:bookmark-end text:name="__RefHeading__2739_943291493"/></text:h>
      <text:h text:style-name="P215" text:outline-level="3"><text:bookmark-start text:name="__RefHeading__2741_943291493"/>nkDialog<text:bookmark-end text:name="__RefHeading__2741_943291493"/></text:h>
      <text:h text:style-name="P215" text:outline-level="3"><text:bookmark-start text:name="__RefHeading__2743_943291493"/>nkWindow<text:bookmark-end text:name="__RefHeading__2743_943291493"/></text:h>
      <text:h text:style-name="P215" text:outline-level="3"><text:bookmark-start text:name="__RefHeading__2745_943291493"/>nkWindowModern<text:bookmark-end text:name="__RefHeading__2745_943291493"/></text:h>
      <text:h text:style-name="P140" text:outline-level="1"/>
      <text:h text:style-name="P147" text:outline-level="1"><text:bookmark-start text:name="__RefHeading__2747_943291493"/>Coroutines<text:bookmark-end text:name="__RefHeading__2747_943291493"/></text:h>
      <text:h text:style-name="P140" text:outline-level="1"/>
      <text:h text:style-name="P147" text:outline-level="1"><text:bookmark-start text:name="__RefHeading__2749_943291493"/>Documentation widget<text:bookmark-end text:name="__RefHeading__2749_943291493"/></text:h>
      <text:p text:style-name="P269"><text:span text:style-name="T94">The libary comes with a complete widget for ingame documentation. Using the widget you can provide users of your addon with an extensive ingame documentation. The creation and handling of the documentation widget is very simple. Still it offers a lot of functionality.</text:span></text:p>
      <text:p text:style-name="P269"><text:span text:style-name="T94">What you'll get is a </text:span><text:span text:style-name="T96">moveable </text:span><text:span text:style-name="T94">window with a table of contents to the left and a content pane to the right. The table of contents is automatically build by the widget. Clicking on an entry will show the corresponding content.</text:span></text:p>
      <text:p text:style-name="P269"><text:span text:style-name="T94">Both the table of contents and the content part are scrollable if their height exceeds the available space.</text:span></text:p>
      <text:p text:style-name="P269"><text:span text:style-name="T97">I advise to look at the implementation of the nkRebuff manual as this makes use of most of the available features. Especially look at the file manual\manual.lua for how the contents are defined.</text:span></text:p>
      <text:h text:style-name="Heading_20_2" text:outline-level="2"><text:bookmark-start text:name="__RefHeading__3359_943291493"/><text:span text:style-name="T94">Creating a documentation widget</text:span><text:bookmark-end text:name="__RefHeading__3359_943291493"/></text:h>
      <text:p text:style-name="P262"><text:span text:style-name="T94">Creating an ingame documentation is very simple. You just need to create a new widget using EnKai.doc(). For example:</text:span></text:p>
      <text:p text:style-name="P187"><text:span text:style-name="T94">local myContext = UI.CreateContext ("myManualContext")</text:span></text:p>
      <text:p text:style-name="P187"><text:span text:style-name="T94">myContext:SetStrata('dialog')</text:span></text:p>
      <text:p text:style-name="Code"><text:span text:style-name="T94">local </text:span>manual = EnKai.doc("<text:span text:style-name="T94">my </text:span>manual", <text:span text:style-name="T94">myContext</text:span> )</text:p>
      <text:p text:style-name="Code"/>
      <text:p text:style-name="Code">manual:SetTitle(nkRebuff.langTexts.manualHeader)</text:p>
      <text:p text:style-name="Code">manual:SetWidth(750)</text:p>
      <text:p text:style-name="Code"><text:tab/><text:tab/></text:p>
      <text:p text:style-name="Code">for _, chapter in pairs (privateVars.manual) do</text:p>
      <text:p text:style-name="Code"><text:tab/>manual:AddChapter(chapter.parent, chapter.title, chapter.content, true)<text:tab/><text:tab/></text:p>
      <text:p text:style-name="Code">end</text:p>
      <text:p text:style-name="Text_20_body"><text:bookmark-start text:name="__RefHeading__3361_943291493"/><text:span text:style-name="T94">As the documentation widget is a ui element, you'll have to provide a context. You better set the strata of that context quite high, cause otherwise other addons or even elements of your own addon might overlapp the documentation widget.</text:span><text:bookmark-end text:name="__RefHeading__3361_943291493"/></text:p>
      <text:p text:style-name="Text_20_body"><text:bookmark-start text:name="__RefHeading__3363_943291493"/><text:span text:style-name="T94">The regular methods of the Rift API to manipulate ui widget of course work. So you can use SetVisible() to show and hide the widget and use SetPoint() to move to whereever you like.</text:span><text:bookmark-end text:name="__RefHeading__3363_943291493"/></text:p>
      <text:h text:style-name="Heading_20_2" text:outline-level="2"><text:bookmark-start text:name="__RefHeading__3365_943291493"/><text:span text:style-name="T95">Adding chapters</text:span><text:bookmark-end text:name="__RefHeading__3365_943291493"/></text:h>
      <text:p text:style-name="P263"><text:span text:style-name="T95">Adding a new chapter to a widget is done using the method AddChapter(). </text:span><text:span text:style-name="T97">The parameters of the method are:</text:span></text:p>
      <table:table table:name="Tabelle40" table:style-name="Tabelle40">
        <table:table-column table:style-name="Tabelle40.A" table:number-columns-repeated="2"/>
        <table:table-column table:style-name="Tabelle40.C"/>
        <table:table-row>
          <table:table-cell table:style-name="Tabelle40.A1" office:value-type="string">
            <text:p text:style-name="P114"><text:span text:style-name="T97">Parameter</text:span></text:p>
          </table:table-cell>
          <table:table-cell table:style-name="Tabelle40.A1" office:value-type="string">
            <text:p text:style-name="P114">Type</text:p>
          </table:table-cell>
          <table:table-cell table:style-name="Tabelle40.C1" office:value-type="string">
            <text:p text:style-name="P114">Description</text:p>
          </table:table-cell>
        </table:table-row>
        <table:table-row>
          <table:table-cell table:style-name="Tabelle40.A2" office:value-type="string">
            <text:p text:style-name="P112"><text:span text:style-name="T97">parent</text:span></text:p>
          </table:table-cell>
          <table:table-cell table:style-name="Tabelle40.A2" office:value-type="string">
            <text:p text:style-name="P112"><text:span text:style-name="T97">String</text:span></text:p>
          </table:table-cell>
          <table:table-cell table:style-name="Tabelle40.C2" office:value-type="string">
            <text:p text:style-name="P227"><text:span text:style-name="T97">A parent chapter's name, provide nil for top level chapters</text:span></text:p>
          </table:table-cell>
        </table:table-row>
        <table:table-row>
          <table:table-cell table:style-name="Tabelle40.A2" office:value-type="string">
            <text:p text:style-name="P112"><text:span text:style-name="T97">title</text:span></text:p>
          </table:table-cell>
          <table:table-cell table:style-name="Tabelle40.A2" office:value-type="string">
            <text:p text:style-name="P112"><text:span text:style-name="T97">String</text:span></text:p>
          </table:table-cell>
          <table:table-cell table:style-name="Tabelle40.C2" office:value-type="string">
            <text:p text:style-name="P227"><text:span text:style-name="T97">The title of the chapter to add</text:span></text:p>
          </table:table-cell>
        </table:table-row>
        <table:table-row>
          <table:table-cell table:style-name="Tabelle40.A2" office:value-type="string">
            <text:p text:style-name="P112"><text:span text:style-name="T97">content</text:span></text:p>
          </table:table-cell>
          <table:table-cell table:style-name="Tabelle40.A2" office:value-type="string">
            <text:p text:style-name="P112"><text:span text:style-name="T97">Table</text:span></text:p>
          </table:table-cell>
          <table:table-cell table:style-name="Tabelle40.C2" office:value-type="string">
            <text:p text:style-name="P227"><text:span text:style-name="T97">A lua table defining the contents of a chapter.</text:span></text:p>
            <text:p text:style-name="P227"><text:span text:style-name="T97">Can be set to nil for chapters which are only used to structure the table of contents.</text:span></text:p>
          </table:table-cell>
        </table:table-row>
        <table:table-row>
          <table:table-cell table:style-name="Tabelle40.A2" office:value-type="string">
            <text:p text:style-name="P112"><text:span text:style-name="T97">updateFlag</text:span></text:p>
          </table:table-cell>
          <table:table-cell table:style-name="Tabelle40.A2" office:value-type="string">
            <text:p text:style-name="P112"><text:span text:style-name="T97">Boolean</text:span></text:p>
          </table:table-cell>
          <table:table-cell table:style-name="Tabelle40.C2" office:value-type="string">
            <text:p text:style-name="P227"><text:span text:style-name="T97">This will update the content of the documentation widget. For largish documentations it is recommended to set it only to true for the last chapter to be added.</text:span></text:p>
          </table:table-cell>
        </table:table-row>
      </table:table>
      <text:h text:style-name="P221" text:outline-level="3"><text:bookmark-start text:name="__RefHeading__3367_943291493"/><text:soft-page-break/><text:span text:style-name="T95">The chapter parent</text:span><text:bookmark-end text:name="__RefHeading__3367_943291493"/></text:h>
      <text:p text:style-name="P263"><text:span text:style-name="T95">You are not limited to top level chapters. You can have up to three levels of sub chapters. </text:span><text:span text:style-name="T95"><text:s/>This is achieved by linking chapters to a parent chapter. This is the reason for the first parameter of the AddChapter() method.</text:span></text:p>
      <text:p text:style-name="P263"><text:span text:style-name="T95">For top level chapters simply provide nil as the parent value. For sub chapters you'll only need to provide the title of the parent chapter. The rest is done by the widget.</text:span></text:p>
      <text:p text:style-name="P263"><text:span text:style-name="T95">For example:</text:span></text:p>
      <text:p text:style-name="P188"><text:span text:style-name="T95">myManual:AddChapter(nil, 'Top chapter', nil, true)</text:span></text:p>
      <text:p text:style-name="P188"><text:span text:style-name="T95">myManual</text:span>:AddChapter(<text:span text:style-name="T95">'Top chapter'</text:span>, <text:span text:style-name="T95">'Sub chapter'</text:span>, <text:span text:style-name="T95">nil</text:span>, true)<text:tab/><text:tab/></text:p>
      <text:p text:style-name="P264"><text:span text:style-name="T96">The widget will handle the numbering of chapters. So there's no need to provide your own numbering in the chapter titles.</text:span></text:p>
      <text:h text:style-name="P221" text:outline-level="3"><text:bookmark-start text:name="__RefHeading__3369_943291493"/><text:span text:style-name="T97">The chapter title</text:span><text:bookmark-end text:name="__RefHeading__3369_943291493"/></text:h>
      <text:p text:style-name="P265"><text:span text:style-name="T97">As you probably will have guessed the second paramter is the title of a chapter. If a chapter has sub chapters, the title has to be unqiue in the whole documentation. Otherwiese the automated build of the structure will get messed up.</text:span></text:p>
      <text:h text:style-name="Heading_20_3" text:outline-level="3"><text:bookmark-start text:name="__RefHeading__3371_943291493"/><text:span text:style-name="T96">A chapter</text:span><text:span text:style-name="T99">'</text:span><text:span text:style-name="T96">s contents</text:span><text:bookmark-end text:name="__RefHeading__3371_943291493"/></text:h>
      <text:p text:style-name="P266"><text:span text:style-name="T98">The content parameter is the only 'complicated' part of creating a manual. A lot of the functionality of the contents is defined by this parameter. You'll have to provide a lua table using a special format.</text:span></text:p>
      <text:p text:style-name="P266"><text:span text:style-name="T98">A chapter can consist of none, one or unlimited number of content </text:span><text:span text:style-name="T99">definitions</text:span><text:span text:style-name="T98">. The table basically looks like this depending on the layout:</text:span></text:p>
      <text:p text:style-name="P266"><text:span text:style-name="T98"/></text:p>
      <table:table table:name="Tabelle41" table:style-name="Tabelle41">
        <table:table-column table:style-name="Tabelle41.A"/>
        <table:table-column table:style-name="Tabelle41.B"/>
        <table:table-row>
          <table:table-cell table:style-name="Tabelle41.A1" office:value-type="string">
            <text:p text:style-name="P266"><text:span text:style-name="T98">No content</text:span></text:p>
          </table:table-cell>
          <table:table-cell table:style-name="Tabelle41.B1" office:value-type="string">
            <text:p text:style-name="P137"><text:span text:style-name="T98">nil</text:span></text:p>
          </table:table-cell>
        </table:table-row>
        <table:table-row>
          <table:table-cell table:style-name="Tabelle41.A2" office:value-type="string">
            <text:p text:style-name="P266"><text:span text:style-name="T98">Just one content</text:span></text:p>
          </table:table-cell>
          <table:table-cell table:style-name="Tabelle41.B2" office:value-type="string">
            <text:p text:style-name="P137"><text:span text:style-name="T98">{ </text:span><text:span text:style-name="T99">{</text:span><text:span text:style-name="T98"> content definition </text:span><text:span text:style-name="T99">}</text:span><text:span text:style-name="T98"> }</text:span></text:p>
          </table:table-cell>
        </table:table-row>
        <table:table-row>
          <table:table-cell table:style-name="Tabelle41.A2" office:value-type="string">
            <text:p text:style-name="P228"><text:span text:style-name="T98">Multiple contents</text:span></text:p>
          </table:table-cell>
          <table:table-cell table:style-name="Tabelle41.B2" office:value-type="string">
            <text:p text:style-name="P137"><text:span text:style-name="T98">{ { content definition }, { content definition }, ... }</text:span></text:p>
          </table:table-cell>
        </table:table-row>
      </table:table>
      <text:p text:style-name="P266"><text:span text:style-name="T98"/></text:p>
      <text:p text:style-name="P267"><text:span text:style-name="T99">So each content definition itself is again a table. </text:span><text:span text:style-name="T100">This </text:span><text:span text:style-name="T98">table has to have a number of elments which differ depending on the type of information to display.</text:span></text:p>
      <text:h text:style-name="P202" text:outline-level="4"><text:bookmark-start text:name="__RefHeading__3373_943291493"/><text:span text:style-name="T100">A header</text:span><text:bookmark-end text:name="__RefHeading__3373_943291493"/></text:h>
      <text:p text:style-name="P267"><text:span text:style-name="T100">You can include a header by using the following content definition:</text:span></text:p>
      <table:table table:name="Tabelle42" table:style-name="Tabelle42">
        <table:table-column table:style-name="Tabelle42.A"/>
        <table:table-column table:style-name="Tabelle42.B"/>
        <table:table-row>
          <table:table-cell table:style-name="Tabelle42.A1" office:value-type="string">
            <text:p text:style-name="P267"><text:span text:style-name="T100">type</text:span></text:p>
          </table:table-cell>
          <table:table-cell table:style-name="Tabelle42.B1" office:value-type="string">
            <text:p text:style-name="P138"><text:span text:style-name="T100">'header'</text:span></text:p>
          </table:table-cell>
        </table:table-row>
        <table:table-row>
          <table:table-cell table:style-name="Tabelle42.A2" office:value-type="string">
            <text:p text:style-name="P267"><text:span text:style-name="T100">text</text:span></text:p>
          </table:table-cell>
          <table:table-cell table:style-name="Tabelle42.B2" office:value-type="string">
            <text:p text:style-name="P138"><text:span text:style-name="T100">String, Content header text</text:span></text:p>
          </table:table-cell>
        </table:table-row>
      </table:table>
      <text:p text:style-name="Text_20_body"><text:span text:style-name="T100"/></text:p>
      <text:p text:style-name="P267"><text:span text:style-name="T100">For example:</text:span></text:p>
      <text:p text:style-name="P189"><text:span text:style-name="T95">myManual:AddChapter(nil, 'Top chapter', </text:span><text:span text:style-name="T100">{{type = "header", text = "My sample header"}}</text:span><text:span text:style-name="T95">, true)</text:span></text:p>
      <text:h text:style-name="P202" text:outline-level="4"><text:bookmark-start text:name="__RefHeading__3375_943291493"/><text:soft-page-break/><text:span text:style-name="T100">Text body</text:span><text:bookmark-end text:name="__RefHeading__3375_943291493"/></text:h>
      <text:p text:style-name="P267"><text:span text:style-name="T100">A text body in itself is very simple to define:</text:span></text:p>
      <table:table table:name="Tabelle43" table:style-name="Tabelle43">
        <table:table-column table:style-name="Tabelle43.A"/>
        <table:table-column table:style-name="Tabelle43.B"/>
        <table:table-row>
          <table:table-cell table:style-name="Tabelle43.A1" office:value-type="string">
            <text:p text:style-name="P267"><text:span text:style-name="T100">type</text:span></text:p>
          </table:table-cell>
          <table:table-cell table:style-name="Tabelle43.B1" office:value-type="string">
            <text:p text:style-name="P138"><text:span text:style-name="T100">'text'</text:span></text:p>
          </table:table-cell>
        </table:table-row>
        <table:table-row>
          <table:table-cell table:style-name="Tabelle43.A2" office:value-type="string">
            <text:p text:style-name="P267"><text:span text:style-name="T100">text</text:span></text:p>
          </table:table-cell>
          <table:table-cell table:style-name="Tabelle43.B2" office:value-type="string">
            <text:p text:style-name="P138"><text:span text:style-name="T100">String, Content body text</text:span></text:p>
          </table:table-cell>
        </table:table-row>
      </table:table>
      <text:p text:style-name="P267"><text:span text:style-name="T100"/></text:p>
      <text:p text:style-name="P267"><text:span text:style-name="T100">For example:</text:span></text:p>
      <text:p text:style-name="P189"><text:span text:style-name="T95">myManual:AddChapter(nil, 'Top chapter', </text:span><text:span text:style-name="T100">{{type = "text", text = "My sample text"}}</text:span><text:span text:style-name="T95">, true)</text:span></text:p>
      <text:p text:style-name="P267"><text:span text:style-name="T100">It get's a bit more complicated though. The text can contain special instructions to format the text.</text:span></text:p>
      <table:table table:name="Tabelle44" table:style-name="Tabelle44">
        <table:table-column table:style-name="Tabelle44.A"/>
        <table:table-column table:style-name="Tabelle44.B"/>
        <table:table-row>
          <table:table-cell table:style-name="Tabelle44.A1" office:value-type="string">
            <text:p text:style-name="P267"><text:span text:style-name="T100">\n</text:span></text:p>
          </table:table-cell>
          <table:table-cell table:style-name="Tabelle44.B1" office:value-type="string">
            <text:p text:style-name="P138"><text:span text:style-name="T100">Break the text at this position to a new line</text:span></text:p>
          </table:table-cell>
        </table:table-row>
        <table:table-row>
          <table:table-cell table:style-name="Tabelle44.A2" office:value-type="string">
            <text:p text:style-name="P267"><text:span text:style-name="T100">&lt;u&gt;&lt;/u&gt;</text:span></text:p>
          </table:table-cell>
          <table:table-cell table:style-name="Tabelle44.B2" office:value-type="string">
            <text:p text:style-name="P138"><text:span text:style-name="T100">HTML tag to underline part of the text. Put the text to underline in between the tags: &lt;u&gt;text to underline&lt;/u&gt;</text:span></text:p>
          </table:table-cell>
        </table:table-row>
        <table:table-row>
          <table:table-cell table:style-name="Tabelle44.A2" office:value-type="string">
            <text:p text:style-name="P267"><text:span text:style-name="T100">&lt;font color="#hex"&gt;&lt;/font&gt;</text:span></text:p>
          </table:table-cell>
          <table:table-cell table:style-name="Tabelle44.B2" office:value-type="string">
            <text:p text:style-name="P138"><text:span text:style-name="T100">HTML tag to color part of the text. <text:s/>Put the text to color in between the tags: &lt;font color="#FFFFFF"&gt;text to color&lt;/font&gt;. </text:span></text:p>
            <text:p text:style-name="P138"><text:span text:style-name="T100"/></text:p>
            <text:p text:style-name="P138"><text:span text:style-name="T100">Note that the 'hex' value has to be a standard html hex color value. The value is split into three individual hex values: FF, FF, FF. Each translates into an RGB value of 0-255. So the first hex value is the red component, the second the green component and the third is the blue component.</text:span></text:p>
            <text:p text:style-name="P138"><text:span text:style-name="T100"/></text:p>
            <text:p text:style-name="P138"><text:span text:style-name="T100">You'll have to include leading zeros for values less than 17. </text:span></text:p>
            <text:p text:style-name="P138"><text:span text:style-name="T100"/></text:p>
            <text:p text:style-name="P138"><text:span text:style-name="T100">Read online about HTML coloring for more information if you're not aware about how this works.</text:span></text:p>
          </table:table-cell>
        </table:table-row>
      </table:table>
      <text:p text:style-name="Text_20_body"><text:span text:style-name="T100"/></text:p>
      <text:h text:style-name="P202" text:outline-level="4"><text:bookmark-start text:name="__RefHeading__3377_943291493"/><text:span text:style-name="T100">Images</text:span><text:bookmark-end text:name="__RefHeading__3377_943291493"/></text:h>
      <text:p text:style-name="P267"><text:span text:style-name="T100">You can even include images in the body. You'll have to supply the images with your addon (say for example in a /gfx subdirectory). The definition of an image content definition is as follows:</text:span></text:p>
      <table:table table:name="Tabelle45" table:style-name="Tabelle45">
        <table:table-column table:style-name="Tabelle45.A"/>
        <table:table-column table:style-name="Tabelle45.B"/>
        <table:table-row>
          <table:table-cell table:style-name="Tabelle45.A1" office:value-type="string">
            <text:p text:style-name="P268"><text:span text:style-name="T100">type</text:span></text:p>
          </table:table-cell>
          <table:table-cell table:style-name="Tabelle45.B1" office:value-type="string">
            <text:p text:style-name="P139"><text:span text:style-name="T100">'image'</text:span></text:p>
          </table:table-cell>
        </table:table-row>
        <table:table-row>
          <table:table-cell table:style-name="Tabelle45.A2" office:value-type="string">
            <text:p text:style-name="P268"><text:span text:style-name="T100">te</text:span><text:span text:style-name="T101">xt</text:span><text:span text:style-name="T100">ureType</text:span></text:p>
          </table:table-cell>
          <table:table-cell table:style-name="Tabelle45.B2" office:value-type="string">
            <text:p text:style-name="P139"><text:span text:style-name="T101">The type of texture. Normally that's your addon identifier if you provide the image with your image. You can supply 'Rift' if you want to include images supplied by Rift itself.</text:span></text:p>
          </table:table-cell>
        </table:table-row>
        <table:table-row>
          <table:table-cell table:style-name="Tabelle45.A2" office:value-type="string">
            <text:p text:style-name="P268"><text:span text:style-name="T101">texturePath</text:span></text:p>
          </table:table-cell>
          <table:table-cell table:style-name="Tabelle45.B2" office:value-type="string">
            <text:p text:style-name="P139"><text:span text:style-name="T101">The path to the image file.</text:span></text:p>
          </table:table-cell>
        </table:table-row>
        <table:table-row>
          <table:table-cell table:style-name="Tabelle45.A2" office:value-type="string">
            <text:p text:style-name="P268"><text:span text:style-name="T101">width</text:span></text:p>
          </table:table-cell>
          <table:table-cell table:style-name="Tabelle45.B2" office:value-type="string">
            <text:p text:style-name="P139"><text:span text:style-name="T101">The width of the image. This can be different than the actual image size.</text:span></text:p>
          </table:table-cell>
        </table:table-row>
        <table:table-row>
          <table:table-cell table:style-name="Tabelle45.A2" office:value-type="string">
            <text:p text:style-name="P268"><text:span text:style-name="T101">height</text:span></text:p>
          </table:table-cell>
          <table:table-cell table:style-name="Tabelle45.B2" office:value-type="string">
            <text:p text:style-name="P139"><text:span text:style-name="T101">The height of the image. This can be different than the actual image size.</text:span></text:p>
          </table:table-cell>
        </table:table-row>
        <text:soft-page-break/>
        <table:table-row>
          <table:table-cell table:style-name="Tabelle45.A2" office:value-type="string">
            <text:p text:style-name="P268"><text:span text:style-name="T101">align</text:span></text:p>
          </table:table-cell>
          <table:table-cell table:style-name="Tabelle45.B2" office:value-type="string">
            <text:p text:style-name="P139"><text:span text:style-name="T101">Aligns the image. See below.</text:span></text:p>
          </table:table-cell>
        </table:table-row>
      </table:table>
      <text:p text:style-name="P268"><text:span text:style-name="T101"/></text:p>
      <text:p text:style-name="P268"><text:span text:style-name="T101">If you would ommit the align element the image would be displayed below the previous element and the next element will be positioned below the image. Using the align paramter you can specify how to display the image:</text:span></text:p>
      <text:p text:style-name="P272"><text:span text:style-name="T101">left<text:tab/>The image will be shown to the left of the content pane. <text:line-break/><text:line-break/>The next content (should be text) will be positioned to the right of the image and sized to fit.</text:span></text:p>
      <text:p text:style-name="P273"><text:span text:style-name="T101">lastright<text:tab/>The image will be shown to the </text:span><text:span text:style-name="T102">right</text:span><text:span text:style-name="T101"> of the content pane. <text:line-break/><text:line-break/>The </text:span><text:span text:style-name="T102">previous</text:span><text:span text:style-name="T101"> content (should be text) will be </text:span><text:span text:style-name="T102">re-</text:span><text:span text:style-name="T101">positioned to the </text:span><text:span text:style-name="T102">left</text:span><text:span text:style-name="T101"> of the image and sized to fit.</text:span></text:p>
      <text:p text:style-name="P268"><text:span text:style-name="T101"/></text:p>
      <text:h text:style-name="P144" text:outline-level="1"><text:span text:style-name="T49"/></text:h>
      <text:h text:style-name="P149" text:outline-level="1"><text:bookmark-start text:name="__RefHeading__2751_943291493"/><text:span text:style-name="T49">Graphic effects</text:span><text:bookmark-end text:name="__RefHeading__2751_943291493"/></text:h>
      <text:h text:style-name="P159" text:outline-level="2"><text:bookmark-start text:name="__RefHeading__2753_943291493"/>Register an effect<text:bookmark-end text:name="__RefHeading__2753_943291493"/></text:h>
      <text:h text:style-name="Heading_20_2" text:outline-level="2"><text:bookmark-start text:name="__RefHeading__3170_943291493"/><text:span text:style-name="T50">Pause an effect</text:span><text:bookmark-end text:name="__RefHeading__3170_943291493"/></text:h>
      <text:h text:style-name="P159" text:outline-level="2"><text:bookmark-start text:name="__RefHeading__2755_943291493"/>Cancel an effect<text:bookmark-end text:name="__RefHeading__2755_943291493"/></text:h>
      <text:h text:style-name="P140" text:outline-level="1"/>
      <text:h text:style-name="P147" text:outline-level="1"><text:bookmark-start text:name="__RefHeading__2757_943291493"/>String handling<text:bookmark-end text:name="__RefHeading__2757_943291493"/></text:h>
      <text:p text:style-name="P236"><text:span text:style-name="T50">The string handling part of EnKai provides a number of methods to help in working with strings.</text:span></text:p>
      <text:h text:style-name="P160" text:outline-level="2"><text:bookmark-start text:name="__RefHeading__2759_943291493"/><text:span text:style-name="T51">s</text:span>plit<text:bookmark-end text:name="__RefHeading__2759_943291493"/></text:h>
      <text:p text:style-name="P237"><text:span text:style-name="T51">Splits a text into individual components based on a supplied delimiter and will return a lua table containing the components.</text:span></text:p>
      <text:p text:style-name="P237"><text:span text:style-name="T51">For example:</text:span></text:p>
      <text:p text:style-name="Code"><text:span text:style-name="T51">local retValue = EnKai.strings.split('a.b.c.d', '.')</text:span></text:p>
      <text:p text:style-name="P237"><text:span text:style-name="T51">will return a lua table of {'a', 'b', 'c', 'd'}</text:span></text:p>
      <text:p text:style-name="P237"><text:span text:style-name="T51"/></text:p>
      <table:table table:name="Tabelle20" table:style-name="Tabelle20">
        <table:table-column table:style-name="Tabelle20.A" table:number-columns-repeated="3"/>
        <table:table-column table:style-name="Tabelle20.D"/>
        <table:table-row>
          <table:table-cell table:style-name="Tabelle20.A1" office:value-type="string">
            <text:p text:style-name="P115"><text:span text:style-name="T51">Method</text:span></text:p>
          </table:table-cell>
          <table:table-cell table:style-name="Tabelle20.B1" table:number-columns-spanned="3" office:value-type="string">
            <text:p text:style-name="P115"><text:span text:style-name="T51">EnKai.strings.split(text, delimiter)</text:span></text:p>
          </table:table-cell>
          <table:covered-table-cell/>
          <table:covered-table-cell/>
        </table:table-row>
        <table:table-row>
          <table:table-cell table:style-name="Tabelle20.A2" office:value-type="string">
            <text:p text:style-name="P115"><text:span text:style-name="T51">Parameters</text:span></text:p>
          </table:table-cell>
          <table:table-cell table:style-name="Tabelle20.A2" office:value-type="string">
            <text:p text:style-name="P115"><text:span text:style-name="T51">text</text:span></text:p>
          </table:table-cell>
          <table:table-cell table:style-name="Tabelle20.A2" office:value-type="string">
            <text:p text:style-name="P115"><text:span text:style-name="T51">String</text:span></text:p>
          </table:table-cell>
          <table:table-cell table:style-name="Tabelle20.D2" office:value-type="string">
            <text:p text:style-name="P115"><text:span text:style-name="T51">The text to split into individual elements</text:span></text:p>
          </table:table-cell>
        </table:table-row>
        <table:table-row>
          <table:table-cell table:style-name="Tabelle20.A2" office:value-type="string">
            <text:p text:style-name="P115"/>
          </table:table-cell>
          <table:table-cell table:style-name="Tabelle20.A2" office:value-type="string">
            <text:p text:style-name="P115"><text:span text:style-name="T51">delimiter</text:span></text:p>
          </table:table-cell>
          <table:table-cell table:style-name="Tabelle20.A2" office:value-type="string">
            <text:p text:style-name="P115"><text:span text:style-name="T51">String</text:span></text:p>
          </table:table-cell>
          <table:table-cell table:style-name="Tabelle20.D2" office:value-type="string">
            <text:p text:style-name="P115"><text:span text:style-name="T51">The delimiter at which to split the text</text:span></text:p>
          </table:table-cell>
        </table:table-row>
      </table:table>
      <text:p text:style-name="Text_20_body"><text:span text:style-name="T49"/></text:p>
      <text:h text:style-name="Heading_20_2" text:outline-level="2"><text:bookmark-start text:name="__RefHeading__2761_943291493"/><text:span text:style-name="T49">Left</text:span><text:bookmark-end text:name="__RefHeading__2761_943291493"/></text:h>
      <text:p text:style-name="P238"><text:span text:style-name="T52">Scans a given text for the first occurance of a delimiter and will return the text string left of that delimiter.</text:span></text:p>
      <text:p text:style-name="P238"><text:span text:style-name="T51">For example:</text:span></text:p>
      <text:p text:style-name="P168"><text:span text:style-name="T51">local retValue = EnKai.strings.</text:span><text:span text:style-name="T52">left</text:span><text:span text:style-name="T51">('</text:span><text:span text:style-name="T52">This is my sample text</text:span><text:span text:style-name="T51">', '</text:span><text:span text:style-name="T52">my</text:span><text:span text:style-name="T51">')</text:span></text:p>
      <text:p text:style-name="P238"><text:span text:style-name="T51">will return a </text:span><text:span text:style-name="T52">string of 'This is '. </text:span><text:span text:style-name="T54">Mind the last space. To prevent this you could use ' my' as delimiter.</text:span></text:p>
      <text:p text:style-name="P238"/>
      <table:table table:name="Tabelle21" table:style-name="Tabelle21">
        <table:table-column table:style-name="Tabelle21.A" table:number-columns-repeated="3"/>
        <table:table-column table:style-name="Tabelle21.D"/>
        <table:table-row>
          <table:table-cell table:style-name="Tabelle21.A1" office:value-type="string">
            <text:p text:style-name="P116"><text:span text:style-name="T51">Method</text:span></text:p>
          </table:table-cell>
          <table:table-cell table:style-name="Tabelle21.B1" table:number-columns-spanned="3" office:value-type="string">
            <text:p text:style-name="P116"><text:span text:style-name="T51">EnKai.strings.</text:span><text:span text:style-name="T52">left</text:span><text:span text:style-name="T51">(text, delimiter)</text:span></text:p>
          </table:table-cell>
          <table:covered-table-cell/>
          <table:covered-table-cell/>
        </table:table-row>
        <table:table-row>
          <table:table-cell table:style-name="Tabelle21.A2" office:value-type="string">
            <text:p text:style-name="P116"><text:span text:style-name="T51">Parameters</text:span></text:p>
          </table:table-cell>
          <table:table-cell table:style-name="Tabelle21.A2" office:value-type="string">
            <text:p text:style-name="P116"><text:span text:style-name="T51">text</text:span></text:p>
          </table:table-cell>
          <table:table-cell table:style-name="Tabelle21.A2" office:value-type="string">
            <text:p text:style-name="P116"><text:span text:style-name="T51">String</text:span></text:p>
          </table:table-cell>
          <table:table-cell table:style-name="Tabelle21.D2" office:value-type="string">
            <text:p text:style-name="P116"><text:span text:style-name="T51">The text to </text:span><text:span text:style-name="T52">search in</text:span></text:p>
          </table:table-cell>
        </table:table-row>
        <table:table-row>
          <table:table-cell table:style-name="Tabelle21.A2" office:value-type="string">
            <text:p text:style-name="P116"/>
          </table:table-cell>
          <table:table-cell table:style-name="Tabelle21.A2" office:value-type="string">
            <text:p text:style-name="P116"><text:span text:style-name="T51">delimiter</text:span></text:p>
          </table:table-cell>
          <table:table-cell table:style-name="Tabelle21.A2" office:value-type="string">
            <text:p text:style-name="P116"><text:span text:style-name="T51">String</text:span></text:p>
          </table:table-cell>
          <table:table-cell table:style-name="Tabelle21.D2" office:value-type="string">
            <text:p text:style-name="P116"><text:span text:style-name="T51">The delimiter at which to </text:span><text:span text:style-name="T52">limit the text</text:span></text:p>
          </table:table-cell>
        </table:table-row>
      </table:table>
      <text:p text:style-name="Text_20_body"><text:span text:style-name="T52"/></text:p>
      <text:h text:style-name="Heading_20_2" text:outline-level="2"><text:bookmark-start text:name="__RefHeading__2763_943291493"/><text:span text:style-name="T52">l</text:span><text:span text:style-name="T49">eftBack</text:span><text:bookmark-end text:name="__RefHeading__2763_943291493"/></text:h>
      <text:p text:style-name="P238"><text:span text:style-name="T52">Scans a given text for the last occurance of a delimiter and will return the text string left of that last delimiter.</text:span></text:p>
      <text:p text:style-name="P238"><text:span text:style-name="T51">For example:</text:span></text:p>
      <text:p text:style-name="P168"><text:span text:style-name="T51">local retValue = EnKai.strings.</text:span><text:span text:style-name="T57">leftBack</text:span><text:span text:style-name="T51">('</text:span><text:span text:style-name="T52">One-Two-Three</text:span><text:span text:style-name="T51">', '</text:span><text:span text:style-name="T52">-</text:span><text:span text:style-name="T51">')</text:span></text:p>
      <text:p text:style-name="P238"><text:span text:style-name="T51">will return a </text:span><text:span text:style-name="T52">string of 'One-Two'.</text:span></text:p>
      <text:p text:style-name="P238"/>
      <table:table table:name="Tabelle22" table:style-name="Tabelle22">
        <table:table-column table:style-name="Tabelle22.A" table:number-columns-repeated="3"/>
        <table:table-column table:style-name="Tabelle22.D"/>
        <text:soft-page-break/>
        <table:table-row>
          <table:table-cell table:style-name="Tabelle22.A1" office:value-type="string">
            <text:p text:style-name="P116"><text:span text:style-name="T51">Method</text:span></text:p>
          </table:table-cell>
          <table:table-cell table:style-name="Tabelle22.B1" table:number-columns-spanned="3" office:value-type="string">
            <text:p text:style-name="P116"><text:span text:style-name="T51">EnKai.strings.</text:span><text:span text:style-name="T52">leftBack</text:span><text:span text:style-name="T51">(text, delimiter)</text:span></text:p>
          </table:table-cell>
          <table:covered-table-cell/>
          <table:covered-table-cell/>
        </table:table-row>
        <table:table-row>
          <table:table-cell table:style-name="Tabelle22.A2" office:value-type="string">
            <text:p text:style-name="P116"><text:span text:style-name="T51">Parameters</text:span></text:p>
          </table:table-cell>
          <table:table-cell table:style-name="Tabelle22.A2" office:value-type="string">
            <text:p text:style-name="P116"><text:span text:style-name="T51">text</text:span></text:p>
          </table:table-cell>
          <table:table-cell table:style-name="Tabelle22.A2" office:value-type="string">
            <text:p text:style-name="P116"><text:span text:style-name="T51">String</text:span></text:p>
          </table:table-cell>
          <table:table-cell table:style-name="Tabelle22.D2" office:value-type="string">
            <text:p text:style-name="P116"><text:span text:style-name="T51">The text to </text:span><text:span text:style-name="T52">search in</text:span></text:p>
          </table:table-cell>
        </table:table-row>
        <table:table-row>
          <table:table-cell table:style-name="Tabelle22.A2" office:value-type="string">
            <text:p text:style-name="P116"/>
          </table:table-cell>
          <table:table-cell table:style-name="Tabelle22.A2" office:value-type="string">
            <text:p text:style-name="P116"><text:span text:style-name="T51">delimiter</text:span></text:p>
          </table:table-cell>
          <table:table-cell table:style-name="Tabelle22.A2" office:value-type="string">
            <text:p text:style-name="P116"><text:span text:style-name="T51">String</text:span></text:p>
          </table:table-cell>
          <table:table-cell table:style-name="Tabelle22.D2" office:value-type="string">
            <text:p text:style-name="P116"><text:span text:style-name="T51">The delimiter at which to </text:span><text:span text:style-name="T52">limit the text</text:span></text:p>
          </table:table-cell>
        </table:table-row>
      </table:table>
      <text:p text:style-name="Text_20_body"><text:span text:style-name="T53"/></text:p>
      <text:h text:style-name="Heading_20_2" text:outline-level="2"><text:bookmark-start text:name="__RefHeading__3172_943291493"/><text:span text:style-name="T53">r</text:span><text:span text:style-name="T50">ight</text:span><text:bookmark-end text:name="__RefHeading__3172_943291493"/></text:h>
      <text:p text:style-name="P239"><text:span text:style-name="T52">Scans a given text for the first occurance of a delimiter and will return the text string </text:span><text:span text:style-name="T53">right</text:span><text:span text:style-name="T52"> of that delimiter.</text:span></text:p>
      <text:p text:style-name="P239"><text:span text:style-name="T51">For example:</text:span></text:p>
      <text:p text:style-name="P169"><text:span text:style-name="T51">local retValue = EnKai.strings.</text:span><text:span text:style-name="T57">right</text:span><text:span text:style-name="T51">('</text:span><text:span text:style-name="T52">This is my sample text</text:span><text:span text:style-name="T51">', '</text:span><text:span text:style-name="T52">my</text:span><text:span text:style-name="T51">')</text:span></text:p>
      <text:p text:style-name="P240"><text:span text:style-name="T51">will return a </text:span><text:span text:style-name="T52">string of ' </text:span><text:span text:style-name="T53">sample text</text:span><text:span text:style-name="T52">'. </text:span><text:span text:style-name="T51">will return a </text:span><text:span text:style-name="T52">string of 'This is '. </text:span><text:span text:style-name="T54">Mind the </text:span><text:span text:style-name="T55">first</text:span><text:span text:style-name="T54"> space. To prevent this you could use 'my ' as delimiter.</text:span></text:p>
      <text:p text:style-name="P239"><text:span text:style-name="T51"/></text:p>
      <table:table table:name="Tabelle23" table:style-name="Tabelle23">
        <table:table-column table:style-name="Tabelle23.A" table:number-columns-repeated="3"/>
        <table:table-column table:style-name="Tabelle23.D"/>
        <table:table-row>
          <table:table-cell table:style-name="Tabelle23.A1" office:value-type="string">
            <text:p text:style-name="P117"><text:span text:style-name="T51">Method</text:span></text:p>
          </table:table-cell>
          <table:table-cell table:style-name="Tabelle23.B1" table:number-columns-spanned="3" office:value-type="string">
            <text:p text:style-name="P117"><text:span text:style-name="T51">EnKai.strings.</text:span><text:span text:style-name="T56">right</text:span><text:span text:style-name="T51">(text, delimiter)</text:span></text:p>
          </table:table-cell>
          <table:covered-table-cell/>
          <table:covered-table-cell/>
        </table:table-row>
        <table:table-row>
          <table:table-cell table:style-name="Tabelle23.A2" office:value-type="string">
            <text:p text:style-name="P117"><text:span text:style-name="T51">Parameters</text:span></text:p>
          </table:table-cell>
          <table:table-cell table:style-name="Tabelle23.A2" office:value-type="string">
            <text:p text:style-name="P117"><text:span text:style-name="T51">text</text:span></text:p>
          </table:table-cell>
          <table:table-cell table:style-name="Tabelle23.A2" office:value-type="string">
            <text:p text:style-name="P117"><text:span text:style-name="T51">String</text:span></text:p>
          </table:table-cell>
          <table:table-cell table:style-name="Tabelle23.D2" office:value-type="string">
            <text:p text:style-name="P117"><text:span text:style-name="T51">The text to </text:span><text:span text:style-name="T52">search in</text:span></text:p>
          </table:table-cell>
        </table:table-row>
        <table:table-row>
          <table:table-cell table:style-name="Tabelle23.A2" office:value-type="string">
            <text:p text:style-name="P117"/>
          </table:table-cell>
          <table:table-cell table:style-name="Tabelle23.A2" office:value-type="string">
            <text:p text:style-name="P117"><text:span text:style-name="T51">delimiter</text:span></text:p>
          </table:table-cell>
          <table:table-cell table:style-name="Tabelle23.A2" office:value-type="string">
            <text:p text:style-name="P117"><text:span text:style-name="T51">String</text:span></text:p>
          </table:table-cell>
          <table:table-cell table:style-name="Tabelle23.D2" office:value-type="string">
            <text:p text:style-name="P117"><text:span text:style-name="T51">The delimiter at which to </text:span><text:span text:style-name="T52">limit the text</text:span></text:p>
          </table:table-cell>
        </table:table-row>
      </table:table>
      <text:p text:style-name="Text_20_body"><text:span text:style-name="T57"/></text:p>
      <text:h text:style-name="Heading_20_2" text:outline-level="2"><text:bookmark-start text:name="__RefHeading__2765_943291493"/><text:span text:style-name="T57">r</text:span><text:span text:style-name="T49">ightBack</text:span><text:bookmark-end text:name="__RefHeading__2765_943291493"/></text:h>
      <text:p text:style-name="P241"><text:span text:style-name="T52">Scans a given text for the last occurance of a delimiter and will return the text string </text:span><text:span text:style-name="T57">right</text:span><text:span text:style-name="T52"> of that last delimiter.</text:span></text:p>
      <text:p text:style-name="P241"><text:span text:style-name="T51">For example:</text:span></text:p>
      <text:p text:style-name="P170"><text:span text:style-name="T51">local retValue = EnKai.strings.</text:span><text:span text:style-name="T57">rightBack</text:span><text:span text:style-name="T51">('</text:span><text:span text:style-name="T52">One-Two-Three</text:span><text:span text:style-name="T51">', '</text:span><text:span text:style-name="T52">-</text:span><text:span text:style-name="T51">')</text:span></text:p>
      <text:p text:style-name="P241"><text:span text:style-name="T51">will return a </text:span><text:span text:style-name="T52">string of '</text:span><text:span text:style-name="T57">Three</text:span><text:span text:style-name="T52">'.</text:span></text:p>
      <text:p text:style-name="P241"><text:span text:style-name="T51"/></text:p>
      <table:table table:name="Tabelle24" table:style-name="Tabelle24">
        <table:table-column table:style-name="Tabelle24.A" table:number-columns-repeated="3"/>
        <table:table-column table:style-name="Tabelle24.D"/>
        <table:table-row>
          <table:table-cell table:style-name="Tabelle24.A1" office:value-type="string">
            <text:p text:style-name="P118"><text:span text:style-name="T51">Method</text:span></text:p>
          </table:table-cell>
          <table:table-cell table:style-name="Tabelle24.B1" table:number-columns-spanned="3" office:value-type="string">
            <text:p text:style-name="P118"><text:span text:style-name="T51">EnKai.strings.</text:span><text:span text:style-name="T52">leftBack</text:span><text:span text:style-name="T51">(text, delimiter)</text:span></text:p>
          </table:table-cell>
          <table:covered-table-cell/>
          <table:covered-table-cell/>
        </table:table-row>
        <table:table-row>
          <table:table-cell table:style-name="Tabelle24.A2" office:value-type="string">
            <text:p text:style-name="P118"><text:span text:style-name="T51">Parameters</text:span></text:p>
          </table:table-cell>
          <table:table-cell table:style-name="Tabelle24.A2" office:value-type="string">
            <text:p text:style-name="P118"><text:span text:style-name="T51">text</text:span></text:p>
          </table:table-cell>
          <table:table-cell table:style-name="Tabelle24.A2" office:value-type="string">
            <text:p text:style-name="P118"><text:span text:style-name="T51">String</text:span></text:p>
          </table:table-cell>
          <table:table-cell table:style-name="Tabelle24.D2" office:value-type="string">
            <text:p text:style-name="P118"><text:span text:style-name="T51">The text to </text:span><text:span text:style-name="T52">search in</text:span></text:p>
          </table:table-cell>
        </table:table-row>
        <table:table-row>
          <table:table-cell table:style-name="Tabelle24.A2" office:value-type="string">
            <text:p text:style-name="P118"/>
          </table:table-cell>
          <table:table-cell table:style-name="Tabelle24.A2" office:value-type="string">
            <text:p text:style-name="P118"><text:span text:style-name="T51">delimiter</text:span></text:p>
          </table:table-cell>
          <table:table-cell table:style-name="Tabelle24.A2" office:value-type="string">
            <text:p text:style-name="P118"><text:span text:style-name="T51">String</text:span></text:p>
          </table:table-cell>
          <table:table-cell table:style-name="Tabelle24.D2" office:value-type="string">
            <text:p text:style-name="P118"><text:span text:style-name="T51">The delimiter at which to </text:span><text:span text:style-name="T52">limit the text</text:span></text:p>
          </table:table-cell>
        </table:table-row>
      </table:table>
      <text:h text:style-name="P143" text:outline-level="1"><text:span text:style-name="T49"/></text:h>
      <text:h text:style-name="P145" text:outline-level="1"><text:bookmark-start text:name="__RefHeading__2767_943291493"/><text:span text:style-name="T49">Tools</text:span><text:bookmark-end text:name="__RefHeading__2767_943291493"/></text:h>
      <text:h text:style-name="P159" text:outline-level="2"><text:bookmark-start text:name="__RefHeading__2769_943291493"/>Table tools<text:bookmark-end text:name="__RefHeading__2769_943291493"/></text:h>
      <text:h text:style-name="P216" text:outline-level="3"><text:bookmark-start text:name="__RefHeading__2771_943291493"/>IsMember<text:bookmark-end text:name="__RefHeading__2771_943291493"/></text:h>
      <text:p text:style-name="P251"><text:span text:style-name="T74">Scans a lua table and checks if a given value is part of that table.</text:span></text:p>
      <text:p text:style-name="P251"><text:span text:style-name="T51">For example:</text:span></text:p>
      <text:p text:style-name="P177"><text:span text:style-name="T51">local retValue = EnKai.</text:span><text:span text:style-name="T74">tools.table</text:span><text:span text:style-name="T51">.</text:span><text:span text:style-name="T74">isMember</text:span><text:span text:style-name="T51">(</text:span><text:span text:style-name="T74">{'a', 'b', 'c', 'd'}</text:span><text:span text:style-name="T51">, '</text:span><text:span text:style-name="T74">c</text:span><text:span text:style-name="T51">')</text:span></text:p>
      <text:p text:style-name="P251"><text:span text:style-name="T51">will return </text:span><text:span text:style-name="T75">true.</text:span></text:p>
      <text:p text:style-name="P251"/>
      <table:table table:name="Tabelle30" table:style-name="Tabelle30">
        <table:table-column table:style-name="Tabelle30.A" table:number-columns-repeated="3"/>
        <table:table-column table:style-name="Tabelle30.D"/>
        <table:table-row>
          <table:table-cell table:style-name="Tabelle30.A1" office:value-type="string">
            <text:p text:style-name="P125"><text:span text:style-name="T51">Method</text:span></text:p>
          </table:table-cell>
          <table:table-cell table:style-name="Tabelle30.B1" table:number-columns-spanned="3" office:value-type="string">
            <text:p text:style-name="P125"><text:span text:style-name="T51">EnKai.</text:span><text:span text:style-name="T75">tools.table.isMember</text:span><text:span text:style-name="T51">(</text:span><text:span text:style-name="T75">table</text:span><text:span text:style-name="T51">, </text:span><text:span text:style-name="T75">value</text:span><text:span text:style-name="T51">)</text:span></text:p>
          </table:table-cell>
          <table:covered-table-cell/>
          <table:covered-table-cell/>
        </table:table-row>
        <table:table-row>
          <table:table-cell table:style-name="Tabelle30.A2" office:value-type="string">
            <text:p text:style-name="P125"><text:span text:style-name="T51">Parameters</text:span></text:p>
          </table:table-cell>
          <table:table-cell table:style-name="Tabelle30.A2" office:value-type="string">
            <text:p text:style-name="P126"><text:span text:style-name="T75">table</text:span></text:p>
          </table:table-cell>
          <table:table-cell table:style-name="Tabelle30.A2" office:value-type="string">
            <text:p text:style-name="P129"><text:span text:style-name="T79">Table</text:span></text:p>
          </table:table-cell>
          <table:table-cell table:style-name="Tabelle30.D2" office:value-type="string">
            <text:p text:style-name="P126"><text:span text:style-name="T75">The table to look in</text:span></text:p>
          </table:table-cell>
        </table:table-row>
        <table:table-row>
          <table:table-cell table:style-name="Tabelle30.A2" office:value-type="string">
            <text:p text:style-name="P125"/>
          </table:table-cell>
          <table:table-cell table:style-name="Tabelle30.A2" office:value-type="string">
            <text:p text:style-name="P126"><text:span text:style-name="T75">value</text:span></text:p>
          </table:table-cell>
          <table:table-cell table:style-name="Tabelle30.A2" office:value-type="string">
            <text:p text:style-name="P125"><text:span text:style-name="T51">String</text:span></text:p>
          </table:table-cell>
          <table:table-cell table:style-name="Tabelle30.D2" office:value-type="string">
            <text:p text:style-name="P126"><text:span text:style-name="T75">The value to look for</text:span></text:p>
          </table:table-cell>
        </table:table-row>
      </table:table>
      <text:p text:style-name="P251"><text:span text:style-name="T53"/></text:p>
      <text:h text:style-name="P216" text:outline-level="3"><text:bookmark-start text:name="__RefHeading__2773_943291493"/><text:span text:style-name="T76">g</text:span>etTablePos<text:bookmark-end text:name="__RefHeading__2773_943291493"/></text:h>
      <text:p text:style-name="P252"><text:span text:style-name="T74">Scans a lua table and </text:span><text:span text:style-name="T76">returns the position of </text:span><text:span text:style-name="T74">a given value </text:span><text:span text:style-name="T76">in </text:span><text:span text:style-name="T74">that table.</text:span></text:p>
      <text:p text:style-name="P252"><text:span text:style-name="T51">For example:</text:span></text:p>
      <text:p text:style-name="P178"><text:span text:style-name="T51">local retValue = EnKai.</text:span><text:span text:style-name="T74">tools.table</text:span><text:span text:style-name="T51">.</text:span><text:span text:style-name="T76">getTablePos</text:span><text:span text:style-name="T51">(</text:span><text:span text:style-name="T74">{'a', 'b', 'c', 'd'}</text:span><text:span text:style-name="T51">, '</text:span><text:span text:style-name="T74">c</text:span><text:span text:style-name="T51">')</text:span></text:p>
      <text:p text:style-name="P252"><text:span text:style-name="T51">will return </text:span><text:span text:style-name="T76">3</text:span><text:span text:style-name="T75">.</text:span></text:p>
      <text:p text:style-name="P252"/>
      <table:table table:name="Tabelle31" table:style-name="Tabelle31">
        <table:table-column table:style-name="Tabelle31.A" table:number-columns-repeated="3"/>
        <table:table-column table:style-name="Tabelle31.D"/>
        <table:table-row>
          <table:table-cell table:style-name="Tabelle31.A1" office:value-type="string">
            <text:p text:style-name="P127"><text:span text:style-name="T51">Method</text:span></text:p>
          </table:table-cell>
          <table:table-cell table:style-name="Tabelle31.B1" table:number-columns-spanned="3" office:value-type="string">
            <text:p text:style-name="P127"><text:span text:style-name="T51">EnKai.</text:span><text:span text:style-name="T75">tools.table.</text:span><text:span text:style-name="T76">getTablePos</text:span><text:span text:style-name="T51">(</text:span><text:span text:style-name="T75">table</text:span><text:span text:style-name="T51">, </text:span><text:span text:style-name="T75">value</text:span><text:span text:style-name="T51">)</text:span></text:p>
          </table:table-cell>
          <table:covered-table-cell/>
          <table:covered-table-cell/>
        </table:table-row>
        <table:table-row>
          <table:table-cell table:style-name="Tabelle31.A2" office:value-type="string">
            <text:p text:style-name="P127"><text:span text:style-name="T51">Parameters</text:span></text:p>
          </table:table-cell>
          <table:table-cell table:style-name="Tabelle31.A2" office:value-type="string">
            <text:p text:style-name="P127"><text:span text:style-name="T75">table</text:span></text:p>
          </table:table-cell>
          <table:table-cell table:style-name="Tabelle31.A2" office:value-type="string">
            <text:p text:style-name="P129"><text:span text:style-name="T79">Table</text:span></text:p>
          </table:table-cell>
          <table:table-cell table:style-name="Tabelle31.D2" office:value-type="string">
            <text:p text:style-name="P127"><text:span text:style-name="T75">The table to look in</text:span></text:p>
          </table:table-cell>
        </table:table-row>
        <table:table-row>
          <table:table-cell table:style-name="Tabelle31.A2" office:value-type="string">
            <text:p text:style-name="P127"/>
          </table:table-cell>
          <table:table-cell table:style-name="Tabelle31.A2" office:value-type="string">
            <text:p text:style-name="P127"><text:span text:style-name="T75">value</text:span></text:p>
          </table:table-cell>
          <table:table-cell table:style-name="Tabelle31.A2" office:value-type="string">
            <text:p text:style-name="P127"><text:span text:style-name="T51">String</text:span></text:p>
          </table:table-cell>
          <table:table-cell table:style-name="Tabelle31.D2" office:value-type="string">
            <text:p text:style-name="P127"><text:span text:style-name="T75">The value to look for</text:span></text:p>
          </table:table-cell>
        </table:table-row>
      </table:table>
      <text:p text:style-name="P252"><text:span text:style-name="T53"/></text:p>
      <text:h text:style-name="P216" text:outline-level="3"><text:bookmark-start text:name="__RefHeading__2775_943291493"/><text:span text:style-name="T76">g</text:span>etSortedKeys<text:bookmark-end text:name="__RefHeading__2775_943291493"/></text:h>
      <text:p text:style-name="P252"><text:span text:style-name="T74">Scans a lua table and </text:span><text:span text:style-name="T76">returns the index values in form of a sorted table.</text:span></text:p>
      <text:p text:style-name="P252"><text:span text:style-name="T51">For example:</text:span></text:p>
      <text:p text:style-name="P178"><text:span text:style-name="T51">local retValue = EnKai.</text:span><text:span text:style-name="T74">tools.table</text:span><text:span text:style-name="T51">.</text:span><text:span text:style-name="T76">getSortedKeys</text:span><text:span text:style-name="T51">(</text:span><text:span text:style-name="T74">{a</text:span><text:span text:style-name="T76">=1</text:span><text:span text:style-name="T74">, b</text:span><text:span text:style-name="T76">=2</text:span><text:span text:style-name="T74">, c</text:span><text:span text:style-name="T76">=3</text:span><text:span text:style-name="T74">, d</text:span><text:span text:style-name="T76">=4</text:span><text:span text:style-name="T74">}</text:span><text:span text:style-name="T51">)</text:span></text:p>
      <text:p text:style-name="P252"><text:span text:style-name="T51">will return </text:span><text:span text:style-name="T76">a new lua table of {'a','b','c','d'}.</text:span></text:p>
      <text:p text:style-name="P252"/>
      <table:table table:name="Tabelle32" table:style-name="Tabelle32">
        <table:table-column table:style-name="Tabelle32.A" table:number-columns-repeated="3"/>
        <table:table-column table:style-name="Tabelle32.D"/>
        <table:table-row>
          <table:table-cell table:style-name="Tabelle32.A1" office:value-type="string">
            <text:p text:style-name="P127"><text:span text:style-name="T51">Method</text:span></text:p>
          </table:table-cell>
          <table:table-cell table:style-name="Tabelle32.B1" table:number-columns-spanned="3" office:value-type="string">
            <text:p text:style-name="P127"><text:span text:style-name="T51">EnKai.</text:span><text:span text:style-name="T75">tools.table.</text:span><text:span text:style-name="T76">getSortedKeys</text:span><text:span text:style-name="T51">(</text:span><text:span text:style-name="T75">table</text:span><text:span text:style-name="T51">)</text:span></text:p>
          </table:table-cell>
          <table:covered-table-cell/>
          <table:covered-table-cell/>
        </table:table-row>
        <table:table-row>
          <table:table-cell table:style-name="Tabelle32.A2" office:value-type="string">
            <text:p text:style-name="P127"><text:span text:style-name="T51">Parameters</text:span></text:p>
          </table:table-cell>
          <table:table-cell table:style-name="Tabelle32.A2" office:value-type="string">
            <text:p text:style-name="P127"><text:span text:style-name="T75">table</text:span></text:p>
          </table:table-cell>
          <table:table-cell table:style-name="Tabelle32.A2" office:value-type="string">
            <text:p text:style-name="P129"><text:span text:style-name="T79">Table</text:span></text:p>
          </table:table-cell>
          <table:table-cell table:style-name="Tabelle32.D2" office:value-type="string">
            <text:p text:style-name="P127"><text:span text:style-name="T75">The table to </text:span><text:span text:style-name="T76">scan for index values</text:span></text:p>
          </table:table-cell>
        </table:table-row>
      </table:table>
      <text:p text:style-name="P252"><text:span text:style-name="T53"/></text:p>
      <text:h text:style-name="P216" text:outline-level="3"><text:bookmark-start text:name="__RefHeading__2777_943291493"/><text:soft-page-break/><text:span text:style-name="T77">m</text:span>erge<text:bookmark-end text:name="__RefHeading__2777_943291493"/></text:h>
      <text:p text:style-name="P253"><text:span text:style-name="T77">Merges two </text:span><text:span text:style-name="T83">standard</text:span><text:span text:style-name="T77"> lua tables and will </text:span><text:span text:style-name="T80">add all members of table2 into table1. This will modify table1. </text:span><text:span text:style-name="T82">This function works </text:span><text:span text:style-name="T83">only </text:span><text:span text:style-name="T82">on </text:span><text:span text:style-name="T83">standard </text:span><text:span text:style-name="T82">lua tables.</text:span></text:p>
      <text:p text:style-name="P253"><text:span text:style-name="T51">For example:</text:span></text:p>
      <text:p text:style-name="P180"><text:span text:style-name="T80">local table1 = </text:span><text:span text:style-name="T74">{</text:span><text:span text:style-name="T78">'</text:span><text:span text:style-name="T74">a</text:span><text:span text:style-name="T78">',</text:span><text:span text:style-name="T74"> </text:span><text:span text:style-name="T78">'</text:span><text:span text:style-name="T74">b</text:span><text:span text:style-name="T78">'</text:span><text:span text:style-name="T77">}</text:span></text:p>
      <text:p text:style-name="P180"><text:span text:style-name="T80">local table2 = </text:span><text:span text:style-name="T77">{</text:span><text:span text:style-name="T78">'</text:span><text:span text:style-name="T74">c</text:span><text:span text:style-name="T78">'</text:span><text:span text:style-name="T74">, </text:span><text:span text:style-name="T78">'d'</text:span><text:span text:style-name="T74">}</text:span></text:p>
      <text:p text:style-name="P179"><text:span text:style-name="T51">EnKai.</text:span><text:span text:style-name="T74">tools.table</text:span><text:span text:style-name="T51">.</text:span><text:span text:style-name="T77">merge</text:span><text:span text:style-name="T51">(</text:span><text:span text:style-name="T80">table1</text:span><text:span text:style-name="T77">, </text:span><text:span text:style-name="T80">table2</text:span><text:span text:style-name="T51">)</text:span></text:p>
      <text:p text:style-name="P253"><text:span text:style-name="T51">will </text:span><text:span text:style-name="T80">set table1 to </text:span><text:span text:style-name="T76">{'a','b','c','d'}.</text:span></text:p>
      <text:p text:style-name="P253"/>
      <table:table table:name="Tabelle33" table:style-name="Tabelle33">
        <table:table-column table:style-name="Tabelle33.A" table:number-columns-repeated="3"/>
        <table:table-column table:style-name="Tabelle33.D"/>
        <table:table-row>
          <table:table-cell table:style-name="Tabelle33.A1" office:value-type="string">
            <text:p text:style-name="P128"><text:span text:style-name="T51">Method</text:span></text:p>
          </table:table-cell>
          <table:table-cell table:style-name="Tabelle33.B1" table:number-columns-spanned="3" office:value-type="string">
            <text:p text:style-name="P128"><text:span text:style-name="T51">EnKai.</text:span><text:span text:style-name="T75">tools.table.</text:span><text:span text:style-name="T79">merge</text:span><text:span text:style-name="T51">(</text:span><text:span text:style-name="T75">table</text:span><text:span text:style-name="T79">1, table2</text:span><text:span text:style-name="T51">)</text:span></text:p>
          </table:table-cell>
          <table:covered-table-cell/>
          <table:covered-table-cell/>
        </table:table-row>
        <table:table-row>
          <table:table-cell table:style-name="Tabelle33.A2" office:value-type="string">
            <text:p text:style-name="P128"><text:span text:style-name="T51">Parameters</text:span></text:p>
          </table:table-cell>
          <table:table-cell table:style-name="Tabelle33.A2" office:value-type="string">
            <text:p text:style-name="P128"><text:span text:style-name="T79">t</text:span><text:span text:style-name="T75">able</text:span><text:span text:style-name="T79">1</text:span></text:p>
          </table:table-cell>
          <table:table-cell table:style-name="Tabelle33.A2" office:value-type="string">
            <text:p text:style-name="P129"><text:span text:style-name="T79">Table</text:span></text:p>
          </table:table-cell>
          <table:table-cell table:style-name="Tabelle33.D2" office:value-type="string">
            <text:p text:style-name="P129"><text:span text:style-name="T79">The first table to merge</text:span></text:p>
          </table:table-cell>
        </table:table-row>
        <table:table-row>
          <table:table-cell table:style-name="Tabelle33.A2" office:value-type="string">
            <text:p text:style-name="P128"/>
          </table:table-cell>
          <table:table-cell table:style-name="Tabelle33.A2" office:value-type="string">
            <text:p text:style-name="P129"><text:span text:style-name="T79">table2</text:span></text:p>
          </table:table-cell>
          <table:table-cell table:style-name="Tabelle33.A2" office:value-type="string">
            <text:p text:style-name="P129"><text:span text:style-name="T79">Table</text:span></text:p>
          </table:table-cell>
          <table:table-cell table:style-name="Tabelle33.D2" office:value-type="string">
            <text:p text:style-name="P129"><text:span text:style-name="T79">The secon</text:span><text:span text:style-name="T81">d</text:span><text:span text:style-name="T79"> table to merge</text:span></text:p>
          </table:table-cell>
        </table:table-row>
      </table:table>
      <text:p text:style-name="P253"><text:span text:style-name="T53"/></text:p>
      <text:h text:style-name="P217" text:outline-level="3"><text:bookmark-start text:name="__RefHeading__2779_943291493"/><text:span text:style-name="T84">m</text:span>ergeIndexed<text:bookmark-end text:name="__RefHeading__2779_943291493"/></text:h>
      <text:p text:style-name="P254"><text:span text:style-name="T77">Merges two </text:span><text:span text:style-name="T84">indexed </text:span><text:span text:style-name="T77">lua tables and </text:span><text:span text:style-name="T84">will add all members of table2 into table1. This will modify table1. This funtion works only on indexed lua tables.</text:span></text:p>
      <text:p text:style-name="P254"><text:span text:style-name="T51">For example:</text:span></text:p>
      <text:p text:style-name="P181"><text:span text:style-name="T80">local table1 = </text:span><text:span text:style-name="T74">{a</text:span><text:span text:style-name="T84">=1</text:span><text:span text:style-name="T78">,</text:span><text:span text:style-name="T74"> b</text:span><text:span text:style-name="T84">=2</text:span><text:span text:style-name="T77">}</text:span></text:p>
      <text:p text:style-name="P181"><text:span text:style-name="T80">local table2 = </text:span><text:span text:style-name="T77">{</text:span><text:span text:style-name="T74">c</text:span><text:span text:style-name="T84">=3</text:span><text:span text:style-name="T74">, </text:span><text:span text:style-name="T78">d</text:span><text:span text:style-name="T84">=4</text:span><text:span text:style-name="T74">}</text:span></text:p>
      <text:p text:style-name="P181"><text:span text:style-name="T51">EnKai.</text:span><text:span text:style-name="T74">tools.table</text:span><text:span text:style-name="T51">.</text:span><text:span text:style-name="T77">merge</text:span><text:span text:style-name="T51">(</text:span><text:span text:style-name="T80">table1</text:span><text:span text:style-name="T77">, </text:span><text:span text:style-name="T80">table2</text:span><text:span text:style-name="T51">)</text:span></text:p>
      <text:p text:style-name="P255"><text:span text:style-name="T51">will </text:span><text:span text:style-name="T80">set table1 to </text:span><text:span text:style-name="T76">{a</text:span><text:span text:style-name="T84">=1</text:span><text:span text:style-name="T76">,b</text:span><text:span text:style-name="T84">=2</text:span><text:span text:style-name="T76">,c</text:span><text:span text:style-name="T84">=3</text:span><text:span text:style-name="T76">,d</text:span><text:span text:style-name="T84">=4</text:span><text:span text:style-name="T76">}.</text:span></text:p>
      <text:p text:style-name="P254"/>
      <table:table table:name="Tabelle34" table:style-name="Tabelle34">
        <table:table-column table:style-name="Tabelle34.A" table:number-columns-repeated="3"/>
        <table:table-column table:style-name="Tabelle34.D"/>
        <table:table-row>
          <table:table-cell table:style-name="Tabelle34.A1" office:value-type="string">
            <text:p text:style-name="P130"><text:span text:style-name="T51">Method</text:span></text:p>
          </table:table-cell>
          <table:table-cell table:style-name="Tabelle34.B1" table:number-columns-spanned="3" office:value-type="string">
            <text:p text:style-name="P130"><text:span text:style-name="T51">EnKai.</text:span><text:span text:style-name="T75">tools.table.</text:span><text:span text:style-name="T79">merge</text:span><text:span text:style-name="T84">Indexed</text:span><text:span text:style-name="T51">(</text:span><text:span text:style-name="T75">table</text:span><text:span text:style-name="T79">1, table2</text:span><text:span text:style-name="T51">)</text:span></text:p>
          </table:table-cell>
          <table:covered-table-cell/>
          <table:covered-table-cell/>
        </table:table-row>
        <table:table-row>
          <table:table-cell table:style-name="Tabelle34.A2" office:value-type="string">
            <text:p text:style-name="P130"><text:span text:style-name="T51">Parameters</text:span></text:p>
          </table:table-cell>
          <table:table-cell table:style-name="Tabelle34.A2" office:value-type="string">
            <text:p text:style-name="P130"><text:span text:style-name="T79">t</text:span><text:span text:style-name="T75">able</text:span><text:span text:style-name="T79">1</text:span></text:p>
          </table:table-cell>
          <table:table-cell table:style-name="Tabelle34.A2" office:value-type="string">
            <text:p text:style-name="P130"><text:span text:style-name="T79">Table</text:span></text:p>
          </table:table-cell>
          <table:table-cell table:style-name="Tabelle34.D2" office:value-type="string">
            <text:p text:style-name="P130"><text:span text:style-name="T79">The first table to merge</text:span></text:p>
          </table:table-cell>
        </table:table-row>
        <table:table-row>
          <table:table-cell table:style-name="Tabelle34.A2" office:value-type="string">
            <text:p text:style-name="P130"/>
          </table:table-cell>
          <table:table-cell table:style-name="Tabelle34.A2" office:value-type="string">
            <text:p text:style-name="P130"><text:span text:style-name="T79">table2</text:span></text:p>
          </table:table-cell>
          <table:table-cell table:style-name="Tabelle34.A2" office:value-type="string">
            <text:p text:style-name="P130"><text:span text:style-name="T79">Table</text:span></text:p>
          </table:table-cell>
          <table:table-cell table:style-name="Tabelle34.D2" office:value-type="string">
            <text:p text:style-name="P130"><text:span text:style-name="T79">The secon table to merge</text:span></text:p>
          </table:table-cell>
        </table:table-row>
      </table:table>
      <text:p text:style-name="P254"><text:span text:style-name="T53"/></text:p>
      <text:h text:style-name="P216" text:outline-level="3"><text:bookmark-start text:name="__RefHeading__2781_943291493"/><text:span text:style-name="T85">g</text:span>etKeyByValue<text:bookmark-end text:name="__RefHeading__2781_943291493"/></text:h>
      <text:p text:style-name="P256"><text:span text:style-name="T85">Scans an indexed lua table for a given value and returns the index.</text:span></text:p>
      <text:p text:style-name="P256"><text:span text:style-name="T51">For example:</text:span></text:p>
      <text:p text:style-name="P182"><text:span text:style-name="T85">local retValue = </text:span><text:span text:style-name="T51">EnKai.</text:span><text:span text:style-name="T74">tools.table</text:span><text:span text:style-name="T51">.</text:span><text:span text:style-name="T77">merge</text:span><text:span text:style-name="T51">(</text:span><text:span text:style-name="T74">{a</text:span><text:span text:style-name="T84">=1</text:span><text:span text:style-name="T78">,</text:span><text:span text:style-name="T74"> b</text:span><text:span text:style-name="T84">=2, </text:span><text:span text:style-name="T85">c=3, d=4</text:span><text:span text:style-name="T77">}, </text:span><text:span text:style-name="T85">3</text:span><text:span text:style-name="T51">)</text:span></text:p>
      <text:p text:style-name="P256"><text:span text:style-name="T51">will </text:span><text:span text:style-name="T85">return 'c'.</text:span></text:p>
      <text:p text:style-name="P256"/>
      <table:table table:name="Tabelle35" table:style-name="Tabelle35">
        <table:table-column table:style-name="Tabelle35.A" table:number-columns-repeated="3"/>
        <table:table-column table:style-name="Tabelle35.D"/>
        <table:table-row>
          <table:table-cell table:style-name="Tabelle35.A1" office:value-type="string">
            <text:p text:style-name="P131"><text:span text:style-name="T51">Method</text:span></text:p>
          </table:table-cell>
          <table:table-cell table:style-name="Tabelle35.B1" table:number-columns-spanned="3" office:value-type="string">
            <text:p text:style-name="P131"><text:span text:style-name="T51">EnKai.</text:span><text:span text:style-name="T75">tools.table.</text:span><text:span text:style-name="T86">getKeyByValue</text:span><text:span text:style-name="T51">(</text:span><text:span text:style-name="T75">table,</text:span><text:span text:style-name="T79"> </text:span><text:span text:style-name="T86">value</text:span><text:span text:style-name="T51">)</text:span></text:p>
          </table:table-cell>
          <table:covered-table-cell/>
          <table:covered-table-cell/>
        </table:table-row>
        <table:table-row>
          <table:table-cell table:style-name="Tabelle35.A2" office:value-type="string">
            <text:p text:style-name="P131"><text:span text:style-name="T51">Parameters</text:span></text:p>
          </table:table-cell>
          <table:table-cell table:style-name="Tabelle35.A2" office:value-type="string">
            <text:p text:style-name="P131"><text:span text:style-name="T86">t</text:span><text:span text:style-name="T75">able</text:span></text:p>
          </table:table-cell>
          <table:table-cell table:style-name="Tabelle35.A2" office:value-type="string">
            <text:p text:style-name="P131"><text:span text:style-name="T79">Table</text:span></text:p>
          </table:table-cell>
          <table:table-cell table:style-name="Tabelle35.D2" office:value-type="string">
            <text:p text:style-name="P127"><text:span text:style-name="T75">The table to look in</text:span></text:p>
          </table:table-cell>
        </table:table-row>
        <table:table-row>
          <table:table-cell table:style-name="Tabelle35.A2" office:value-type="string">
            <text:p text:style-name="P131"/>
          </table:table-cell>
          <table:table-cell table:style-name="Tabelle35.A2" office:value-type="string">
            <text:p text:style-name="P132"><text:span text:style-name="T86">value</text:span></text:p>
          </table:table-cell>
          <table:table-cell table:style-name="Tabelle35.A2" office:value-type="string">
            <text:p text:style-name="P132"><text:span text:style-name="T86">Any</text:span></text:p>
          </table:table-cell>
          <table:table-cell table:style-name="Tabelle35.D2" office:value-type="string">
            <text:p text:style-name="P132"><text:span text:style-name="T86">The value to look for. Can by any value type but has to correspond to the table values.</text:span></text:p>
          </table:table-cell>
        </table:table-row>
      </table:table>
      <text:p text:style-name="P256"><text:soft-page-break/><text:span text:style-name="T53"/></text:p>
      <text:h text:style-name="P216" text:outline-level="3"><text:bookmark-start text:name="__RefHeading__2783_943291493"/><text:span text:style-name="T87">c</text:span>opy<text:bookmark-end text:name="__RefHeading__2783_943291493"/></text:h>
      <text:p text:style-name="P257"><text:span text:style-name="T88">This will create a copy of a given table so that you can modify it without altering the original table variable.</text:span></text:p>
      <text:p text:style-name="P257"><text:span text:style-name="T51">For example:</text:span></text:p>
      <text:p text:style-name="P183"><text:span text:style-name="T85">local </text:span><text:span text:style-name="T88">newTable</text:span><text:span text:style-name="T85"> = </text:span><text:span text:style-name="T51">EnKai.</text:span><text:span text:style-name="T74">tools.table</text:span><text:span text:style-name="T51">.</text:span><text:span text:style-name="T88">copy</text:span><text:span text:style-name="T51">(</text:span><text:span text:style-name="T74">{a</text:span><text:span text:style-name="T84">=1</text:span><text:span text:style-name="T78">,</text:span><text:span text:style-name="T74"> b</text:span><text:span text:style-name="T84">=2, </text:span><text:span text:style-name="T85">c=3, d=4</text:span><text:span text:style-name="T77">}</text:span><text:span text:style-name="T51">)</text:span></text:p>
      <table:table table:name="Tabelle36" table:style-name="Tabelle36">
        <table:table-column table:style-name="Tabelle36.A" table:number-columns-repeated="3"/>
        <table:table-column table:style-name="Tabelle36.D"/>
        <table:table-row>
          <table:table-cell table:style-name="Tabelle36.A1" office:value-type="string">
            <text:p text:style-name="P133"><text:span text:style-name="T51">Method</text:span></text:p>
          </table:table-cell>
          <table:table-cell table:style-name="Tabelle36.B1" table:number-columns-spanned="3" office:value-type="string">
            <text:p text:style-name="P133"><text:span text:style-name="T51">EnKai.</text:span><text:span text:style-name="T75">tools.table.</text:span><text:span text:style-name="T88">copy</text:span><text:span text:style-name="T51">(</text:span><text:span text:style-name="T75">table</text:span><text:span text:style-name="T51">)</text:span></text:p>
          </table:table-cell>
          <table:covered-table-cell/>
          <table:covered-table-cell/>
        </table:table-row>
        <table:table-row>
          <table:table-cell table:style-name="Tabelle36.A2" office:value-type="string">
            <text:p text:style-name="P133"><text:span text:style-name="T51">Parameters</text:span></text:p>
          </table:table-cell>
          <table:table-cell table:style-name="Tabelle36.A2" office:value-type="string">
            <text:p text:style-name="P133"><text:span text:style-name="T86">t</text:span><text:span text:style-name="T75">able</text:span></text:p>
          </table:table-cell>
          <table:table-cell table:style-name="Tabelle36.A2" office:value-type="string">
            <text:p text:style-name="P133"><text:span text:style-name="T79">Table</text:span></text:p>
          </table:table-cell>
          <table:table-cell table:style-name="Tabelle36.D2" office:value-type="string">
            <text:p text:style-name="P133"><text:span text:style-name="T75">The table to </text:span><text:span text:style-name="T88">copy</text:span></text:p>
          </table:table-cell>
        </table:table-row>
      </table:table>
      <text:p text:style-name="P257"><text:span text:style-name="T53"/></text:p>
      <text:h text:style-name="P220" text:outline-level="3"><text:bookmark-start text:name="__RefHeading__2785_943291493"/><text:span text:style-name="T89">g</text:span>etSize<text:bookmark-end text:name="__RefHeading__2785_943291493"/></text:h>
      <text:p text:style-name="P259"><text:span text:style-name="T90">For a standard table you can do #tableVariable to get the size of that table. This doesn't work for an indexed table. Using getSize() you can get the number of elements in an indexed table.</text:span></text:p>
      <text:p text:style-name="P258"><text:span text:style-name="T51">For example:</text:span></text:p>
      <text:p text:style-name="P184"><text:span text:style-name="T85">local </text:span><text:span text:style-name="T90">size</text:span><text:span text:style-name="T85"> = </text:span><text:span text:style-name="T51">EnKai.</text:span><text:span text:style-name="T74">tools.table</text:span><text:span text:style-name="T51">.</text:span><text:span text:style-name="T90">getSize</text:span><text:span text:style-name="T51">(</text:span><text:span text:style-name="T74">{a</text:span><text:span text:style-name="T84">=1</text:span><text:span text:style-name="T78">,</text:span><text:span text:style-name="T74"> b</text:span><text:span text:style-name="T84">=2, </text:span><text:span text:style-name="T85">c=3, d=4</text:span><text:span text:style-name="T77">}</text:span><text:span text:style-name="T51">)</text:span></text:p>
      <text:p text:style-name="P259"><text:span text:style-name="T90">will return 4.</text:span></text:p>
      <text:p text:style-name="P259"><text:span text:style-name="T90"/></text:p>
      <table:table table:name="Tabelle37" table:style-name="Tabelle37">
        <table:table-column table:style-name="Tabelle37.A" table:number-columns-repeated="3"/>
        <table:table-column table:style-name="Tabelle37.D"/>
        <table:table-row>
          <table:table-cell table:style-name="Tabelle37.A1" office:value-type="string">
            <text:p text:style-name="P134"><text:span text:style-name="T51">Method</text:span></text:p>
          </table:table-cell>
          <table:table-cell table:style-name="Tabelle37.B1" table:number-columns-spanned="3" office:value-type="string">
            <text:p text:style-name="P134"><text:span text:style-name="T51">EnKai.</text:span><text:span text:style-name="T75">tools.table.</text:span><text:span text:style-name="T90">getSize</text:span><text:span text:style-name="T51">(</text:span><text:span text:style-name="T75">table</text:span><text:span text:style-name="T51">)</text:span></text:p>
          </table:table-cell>
          <table:covered-table-cell/>
          <table:covered-table-cell/>
        </table:table-row>
        <table:table-row>
          <table:table-cell table:style-name="Tabelle37.A2" office:value-type="string">
            <text:p text:style-name="P134"><text:span text:style-name="T51">Parameters</text:span></text:p>
          </table:table-cell>
          <table:table-cell table:style-name="Tabelle37.A2" office:value-type="string">
            <text:p text:style-name="P134"><text:span text:style-name="T86">t</text:span><text:span text:style-name="T75">able</text:span></text:p>
          </table:table-cell>
          <table:table-cell table:style-name="Tabelle37.A2" office:value-type="string">
            <text:p text:style-name="P134"><text:span text:style-name="T79">Table</text:span></text:p>
          </table:table-cell>
          <table:table-cell table:style-name="Tabelle37.D2" office:value-type="string">
            <text:p text:style-name="P134"><text:span text:style-name="T75">The table </text:span><text:span text:style-name="T90">who's size to get</text:span></text:p>
          </table:table-cell>
        </table:table-row>
      </table:table>
      <text:p text:style-name="P258"><text:span text:style-name="T53"/></text:p>
      <text:h text:style-name="P216" text:outline-level="3"><text:bookmark-start text:name="__RefHeading__2787_943291493"/><text:span text:style-name="T91">s</text:span>erialize<text:bookmark-end text:name="__RefHeading__2787_943291493"/></text:h>
      <text:p text:style-name="P260"><text:span text:style-name="T91">This will convert a table into a string to send it over the Rift message api or to later use it in a loadstring() method.</text:span></text:p>
      <text:p text:style-name="P260"><text:span text:style-name="T91">For example:</text:span></text:p>
      <text:p text:style-name="P185"><text:span text:style-name="T85">local </text:span><text:span text:style-name="T91">serializedTable</text:span><text:span text:style-name="T85"> = </text:span><text:span text:style-name="T51">EnKai.</text:span><text:span text:style-name="T74">tools.table</text:span><text:span text:style-name="T51">.</text:span><text:span text:style-name="T91">serialize</text:span><text:span text:style-name="T51">(</text:span><text:span text:style-name="T74">{a</text:span><text:span text:style-name="T84">=</text:span><text:span text:style-name="T91">{'a1','a2','a3'}</text:span><text:span text:style-name="T78">,</text:span><text:span text:style-name="T74"> b</text:span><text:span text:style-name="T84">=2, </text:span><text:span text:style-name="T85">c=3, d=4</text:span><text:span text:style-name="T77">}</text:span><text:span text:style-name="T51">)</text:span></text:p>
      <text:p text:style-name="P260"><text:span text:style-name="T90">will return </text:span><text:span text:style-name="T91">a string of 'a={"a1","a2","a3"},b=2,c=3,d=4'.</text:span></text:p>
      <text:p text:style-name="P260"><text:span text:style-name="T90"/></text:p>
      <table:table table:name="Tabelle38" table:style-name="Tabelle38">
        <table:table-column table:style-name="Tabelle38.A" table:number-columns-repeated="3"/>
        <table:table-column table:style-name="Tabelle38.D"/>
        <table:table-row>
          <table:table-cell table:style-name="Tabelle38.A1" office:value-type="string">
            <text:p text:style-name="P135"><text:span text:style-name="T51">Method</text:span></text:p>
          </table:table-cell>
          <table:table-cell table:style-name="Tabelle38.B1" table:number-columns-spanned="3" office:value-type="string">
            <text:p text:style-name="P135"><text:span text:style-name="T51">EnKai.</text:span><text:span text:style-name="T75">tools.table.</text:span><text:span text:style-name="T91">serialize</text:span><text:span text:style-name="T51">(</text:span><text:span text:style-name="T75">table</text:span><text:span text:style-name="T51">)</text:span></text:p>
          </table:table-cell>
          <table:covered-table-cell/>
          <table:covered-table-cell/>
        </table:table-row>
        <table:table-row>
          <table:table-cell table:style-name="Tabelle38.A2" office:value-type="string">
            <text:p text:style-name="P135"><text:span text:style-name="T51">Parameters</text:span></text:p>
          </table:table-cell>
          <table:table-cell table:style-name="Tabelle38.A2" office:value-type="string">
            <text:p text:style-name="P135"><text:span text:style-name="T86">t</text:span><text:span text:style-name="T75">able</text:span></text:p>
          </table:table-cell>
          <table:table-cell table:style-name="Tabelle38.A2" office:value-type="string">
            <text:p text:style-name="P135"><text:span text:style-name="T79">Table</text:span></text:p>
          </table:table-cell>
          <table:table-cell table:style-name="Tabelle38.D2" office:value-type="string">
            <text:p text:style-name="P135"><text:span text:style-name="T75">The table </text:span><text:span text:style-name="T91">to serialize</text:span></text:p>
          </table:table-cell>
        </table:table-row>
      </table:table>
      <text:p text:style-name="P260"><text:span text:style-name="T53"/></text:p>
      <text:h text:style-name="P161" text:outline-level="2"/>
      <text:h text:style-name="P165" text:outline-level="2"><text:bookmark-start text:name="__RefHeading__2789_943291493"/>Math tools<text:bookmark-end text:name="__RefHeading__2789_943291493"/></text:h>
      <text:h text:style-name="P216" text:outline-level="3"><text:bookmark-start text:name="__RefHeading__2791_943291493"/><text:span text:style-name="T92">r</text:span>ound<text:bookmark-end text:name="__RefHeading__2791_943291493"/></text:h>
      <text:p text:style-name="P261"><text:span text:style-name="T91">This will </text:span><text:span text:style-name="T93">round an numeric value. You'll have to provide the precision the number of digits cause otherwise the method will round to a full integer value.</text:span></text:p>
      <text:p text:style-name="P261"><text:span text:style-name="T91">For example:</text:span></text:p>
      <text:p text:style-name="P186"><text:span text:style-name="T85">local </text:span><text:span text:style-name="T93">roundedValue </text:span><text:span text:style-name="T85">= </text:span><text:span text:style-name="T51">EnKai.</text:span><text:span text:style-name="T74">tools.</text:span><text:span text:style-name="T93">math</text:span><text:span text:style-name="T51">.</text:span><text:span text:style-name="T93">round</text:span><text:span text:style-name="T51">(</text:span><text:span text:style-name="T93">1.5334</text:span><text:span text:style-name="T51">)</text:span></text:p>
      <text:p text:style-name="P261"><text:span text:style-name="T90">will return </text:span><text:span text:style-name="T93">2</text:span><text:span text:style-name="T91">.</text:span></text:p>
      <text:p text:style-name="P261"><text:span text:style-name="T90"/></text:p>
      <table:table table:name="Tabelle39" table:style-name="Tabelle39">
        <table:table-column table:style-name="Tabelle39.A" table:number-columns-repeated="3"/>
        <table:table-column table:style-name="Tabelle39.D"/>
        <table:table-row>
          <table:table-cell table:style-name="Tabelle39.A1" office:value-type="string">
            <text:p text:style-name="P136"><text:span text:style-name="T51">Method</text:span></text:p>
          </table:table-cell>
          <table:table-cell table:style-name="Tabelle39.B1" table:number-columns-spanned="3" office:value-type="string">
            <text:p text:style-name="P136"><text:span text:style-name="T51">EnKai.</text:span><text:span text:style-name="T75">tools.</text:span><text:span text:style-name="T93">math</text:span><text:span text:style-name="T75">.</text:span><text:span text:style-name="T93">round</text:span><text:span text:style-name="T51">(</text:span><text:span text:style-name="T93">value, precision</text:span><text:span text:style-name="T51">)</text:span></text:p>
          </table:table-cell>
          <table:covered-table-cell/>
          <table:covered-table-cell/>
        </table:table-row>
        <table:table-row>
          <table:table-cell table:style-name="Tabelle39.A2" office:value-type="string">
            <text:p text:style-name="P136"><text:span text:style-name="T51">Parameters</text:span></text:p>
          </table:table-cell>
          <table:table-cell table:style-name="Tabelle39.A2" office:value-type="string">
            <text:p text:style-name="P136"><text:span text:style-name="T93">value</text:span></text:p>
          </table:table-cell>
          <table:table-cell table:style-name="Tabelle39.A2" office:value-type="string">
            <text:p text:style-name="P136"><text:span text:style-name="T93">Decimal</text:span></text:p>
          </table:table-cell>
          <table:table-cell table:style-name="Tabelle39.D2" office:value-type="string">
            <text:p text:style-name="P136"><text:span text:style-name="T93">The value to round</text:span></text:p>
          </table:table-cell>
        </table:table-row>
        <table:table-row>
          <table:table-cell table:style-name="Tabelle39.A2" office:value-type="string">
            <text:p text:style-name="P136"/>
          </table:table-cell>
          <table:table-cell table:style-name="Tabelle39.A2" office:value-type="string">
            <text:p text:style-name="P136"><text:span text:style-name="T93">precision</text:span></text:p>
          </table:table-cell>
          <table:table-cell table:style-name="Tabelle39.A2" office:value-type="string">
            <text:p text:style-name="P136"><text:span text:style-name="T93">Integer</text:span></text:p>
          </table:table-cell>
          <table:table-cell table:style-name="Tabelle39.D2" office:value-type="string">
            <text:p text:style-name="P136"><text:span text:style-name="T93">To which digit to round to. Optional.</text:span></text:p>
          </table:table-cell>
        </table:table-row>
      </table:table>
      <text:p text:style-name="P261"><text:span text:style-name="T53"/></text:p>
      <text:h text:style-name="P159" text:outline-level="2"><text:bookmark-start text:name="__RefHeading__2793_943291493"/>Language handling<text:bookmark-end text:name="__RefHeading__2793_943291493"/></text:h>
      <text:p text:style-name="P243"><text:span text:style-name="T61">Supporting the various languages of Rift can hard at some times. Most addon authors imlement a table containing the various language texts and reference that table. This approach is perfectly fine and I'm using the same approach in my addons.</text:span></text:p>
      <text:p text:style-name="P243"><text:span text:style-name="T61">However in order to actually test the language entries you'll have to switch the Rift client language which is only possible to some extend. It is for example not possible to switch to Russian language from a German or English client.</text:span></text:p>
      <text:p text:style-name="P243"><text:span text:style-name="T61">Appart from implementing a standard approach to language identification this is where EnKai can help you. If you use EnKai's language methods you can switch the language from in game and test all languages you want to support.</text:span></text:p>
      <text:p text:style-name="P176"><text:span text:style-name="T71">Local myTexts = {}</text:span></text:p>
      <text:p text:style-name="Code">if ( EnKai.tools.lang.getLanguage() == "German" <text:s/>) then</text:p>
      <text:p text:style-name="Code"><text:tab/><text:span text:style-name="T71">myText = { yes = 'Ja', no = 'Nein' }</text:span></text:p>
      <text:p text:style-name="P176"><text:span text:style-name="T71">} else {</text:span></text:p>
      <text:p text:style-name="P176"><text:span text:style-name="T71"><text:tab/>myText = { yes = 'Yes', no = '</text:span><text:span text:style-name="T72">No</text:span><text:span text:style-name="T71">' }</text:span></text:p>
      <text:p text:style-name="P176"><text:span text:style-name="T71">}</text:span></text:p>
      <text:h text:style-name="Heading_20_3" text:outline-level="3"><text:bookmark-start text:name="__RefHeading__2795_943291493"/><text:span text:style-name="T64">g</text:span>etLanguage<text:bookmark-end text:name="__RefHeading__2795_943291493"/></text:h>
      <text:p text:style-name="P244"><text:span text:style-name="T62">Retrieves the currently set language. Will retrieve the Rift client language setting if no other language was set using </text:span><text:span text:style-name="T63">s</text:span><text:span text:style-name="T62">etLanguage().</text:span></text:p>
      <text:p text:style-name="P172"><text:span text:style-name="T62">Local curLanguage = EnKai.tools.lang.getLanguage</text:span><text:span text:style-name="T51">()</text:span></text:p>
      <table:table table:name="Tabelle26" table:style-name="Tabelle26">
        <table:table-column table:style-name="Tabelle26.A"/>
        <table:table-column table:style-name="Tabelle26.B"/>
        <table:table-row>
          <table:table-cell table:style-name="Tabelle26.A1" office:value-type="string">
            <text:p text:style-name="P120"><text:span text:style-name="T51">Method</text:span></text:p>
          </table:table-cell>
          <table:table-cell table:style-name="Tabelle26.B1" office:value-type="string">
            <text:p text:style-name="P120"><text:span text:style-name="T51">EnKai.</text:span><text:span text:style-name="T59">tools</text:span><text:span text:style-name="T51">.</text:span><text:span text:style-name="T66">lang.getLanguage</text:span><text:span text:style-name="T51">(</text:span><text:span text:style-name="T51">)</text:span></text:p>
          </table:table-cell>
        </table:table-row>
      </table:table>
      <text:h text:style-name="P216" text:outline-level="3"><text:bookmark-start text:name="__RefHeading__2797_943291493"/><text:span text:style-name="T65">g</text:span>etLanguageShort<text:bookmark-end text:name="__RefHeading__2797_943291493"/></text:h>
      <text:p text:style-name="P245"><text:span text:style-name="T62">Retrieves the currently set language </text:span><text:span text:style-name="T63">in a shortened form</text:span><text:span text:style-name="T62">:</text:span></text:p>
      <text:p text:style-name="P246"><text:span text:style-name="T63">English<text:tab/>EN</text:span></text:p>
      <text:p text:style-name="P246"><text:soft-page-break/><text:span text:style-name="T63">German<text:tab/>DE</text:span></text:p>
      <text:p text:style-name="P246"><text:span text:style-name="T63">French<text:tab/>FR</text:span></text:p>
      <text:p text:style-name="P246"><text:span text:style-name="T63">Russian<text:tab/>RU</text:span></text:p>
      <text:p text:style-name="P246"><text:span text:style-name="T63">As it uses EnKai.tools.lang.getLanguage() to retrieve the language it will also support language overriding using setLanguage().</text:span></text:p>
      <text:p text:style-name="P173"><text:span text:style-name="T62">Local </text:span><text:span text:style-name="T63">short</text:span><text:span text:style-name="T62">Language = EnKai.tools.lang.getLanguage</text:span><text:span text:style-name="T63">Short</text:span><text:span text:style-name="T51">()</text:span></text:p>
      <table:table table:name="Tabelle27" table:style-name="Tabelle27">
        <table:table-column table:style-name="Tabelle27.A"/>
        <table:table-column table:style-name="Tabelle27.B"/>
        <table:table-row>
          <table:table-cell table:style-name="Tabelle27.A1" office:value-type="string">
            <text:p text:style-name="P121"><text:span text:style-name="T51">Method</text:span></text:p>
          </table:table-cell>
          <table:table-cell table:style-name="Tabelle27.B1" office:value-type="string">
            <text:p text:style-name="P122"><text:span text:style-name="T51">EnKai.</text:span><text:span text:style-name="T59">tools</text:span><text:span text:style-name="T51">.</text:span><text:span text:style-name="T66">lang.getLanguage</text:span><text:span text:style-name="T67">Short</text:span><text:span text:style-name="T51">()</text:span></text:p>
          </table:table-cell>
        </table:table-row>
      </table:table>
      <text:h text:style-name="P218" text:outline-level="3"><text:bookmark-start text:name="__RefHeading__2799_943291493"/><text:span text:style-name="T69">s</text:span>etLanguage<text:bookmark-end text:name="__RefHeading__2799_943291493"/></text:h>
      <text:p text:style-name="P247"><text:span text:style-name="T66">This will override the Rift client language. </text:span><text:span text:style-name="T68">You can set any language you like, you should however stick to the default languages used and returned by Inspect.System.Language(). </text:span><text:span text:style-name="T69">From then on getLanguage() will then set language until you change it again or reset it.</text:span></text:p>
      <text:p text:style-name="P174"><text:span text:style-name="T62">EnKai.tools.lang.</text:span><text:span text:style-name="T69">setLanguage</text:span><text:span text:style-name="T51">(</text:span><text:span text:style-name="T69">'German'</text:span><text:span text:style-name="T51">)</text:span></text:p>
      <table:table table:name="Tabelle28" table:style-name="Tabelle28">
        <table:table-column table:style-name="Tabelle28.A" table:number-columns-repeated="3"/>
        <table:table-column table:style-name="Tabelle28.D"/>
        <table:table-row>
          <table:table-cell table:style-name="Tabelle28.A1" office:value-type="string">
            <text:p text:style-name="P123"><text:span text:style-name="T51">Method</text:span></text:p>
          </table:table-cell>
          <table:table-cell table:style-name="Tabelle28.B1" table:number-columns-spanned="3" office:value-type="string">
            <text:p text:style-name="P123"><text:span text:style-name="T51">EnKai.</text:span><text:span text:style-name="T69">tools</text:span><text:span text:style-name="T51">.</text:span><text:span text:style-name="T69">lang.setLanguage(language)</text:span></text:p>
          </table:table-cell>
          <table:covered-table-cell/>
          <table:covered-table-cell/>
        </table:table-row>
        <table:table-row>
          <table:table-cell table:style-name="Tabelle28.A2" office:value-type="string">
            <text:p text:style-name="P123"><text:span text:style-name="T51">Parameters</text:span></text:p>
          </table:table-cell>
          <table:table-cell table:style-name="Tabelle28.A2" office:value-type="string">
            <text:p text:style-name="P123"><text:span text:style-name="T69">language</text:span></text:p>
          </table:table-cell>
          <table:table-cell table:style-name="Tabelle28.A2" office:value-type="string">
            <text:p text:style-name="P123"><text:span text:style-name="T51">String</text:span></text:p>
          </table:table-cell>
          <table:table-cell table:style-name="Tabelle28.D2" office:value-type="string">
            <text:p text:style-name="P123"><text:span text:style-name="T69">The new language to store</text:span></text:p>
          </table:table-cell>
        </table:table-row>
      </table:table>
      <text:h text:style-name="P219" text:outline-level="3"><text:bookmark-start text:name="__RefHeading__2801_943291493"/><text:span text:style-name="T69">r</text:span>esetLanguage<text:bookmark-end text:name="__RefHeading__2801_943291493"/></text:h>
      <text:p text:style-name="P248"><text:span text:style-name="T70">This will reset the language setting back to the Rift client language.</text:span></text:p>
      <text:p text:style-name="P175"><text:span text:style-name="T62">EnKai.tools.lang.</text:span><text:span text:style-name="T70">reset</text:span><text:span text:style-name="T62">Language</text:span><text:span text:style-name="T51">()</text:span></text:p>
      <table:table table:name="Tabelle29" table:style-name="Tabelle29">
        <table:table-column table:style-name="Tabelle29.A"/>
        <table:table-column table:style-name="Tabelle29.B"/>
        <table:table-row>
          <table:table-cell table:style-name="Tabelle29.A1" office:value-type="string">
            <text:p text:style-name="P124"><text:span text:style-name="T51">Method</text:span></text:p>
          </table:table-cell>
          <table:table-cell table:style-name="Tabelle29.B1" office:value-type="string">
            <text:p text:style-name="P124"><text:span text:style-name="T51">EnKai.</text:span><text:span text:style-name="T59">tools</text:span><text:span text:style-name="T51">.</text:span><text:span text:style-name="T66">lang.</text:span><text:span text:style-name="T70">reset</text:span><text:span text:style-name="T66">Language</text:span><text:span text:style-name="T51">()</text:span></text:p>
          </table:table-cell>
        </table:table-row>
      </table:table>
      <text:h text:style-name="Heading_20_2" text:outline-level="2"><text:bookmark-start text:name="__RefHeading__3174_943291493"/><text:span text:style-name="T58">Error Handling</text:span><text:bookmark-end text:name="__RefHeading__3174_943291493"/></text:h>
      <text:p text:style-name="P242"><text:span text:style-name="T59">EnKai provides error handling functionality to raise and display errors. The error message will be displayed in the players global chat window.</text:span></text:p>
      <text:h text:style-name="Heading_20_3" text:outline-level="3"><text:bookmark-start text:name="__RefHeading__3176_943291493"/><text:span text:style-name="T60">d</text:span><text:span text:style-name="T58">isplay</text:span><text:bookmark-end text:name="__RefHeading__3176_943291493"/></text:h>
      <text:p text:style-name="P171"><text:span text:style-name="T51">EnKai.</text:span><text:span text:style-name="T60">tools</text:span><text:span text:style-name="T51">.</text:span><text:span text:style-name="T60">error.display</text:span><text:span text:style-name="T51">(</text:span><text:span text:style-name="T60">'myAddon', 'This is an addon generated error message'</text:span><text:span text:style-name="T51">)</text:span></text:p>
      <table:table table:name="Tabelle25" table:style-name="Tabelle25">
        <table:table-column table:style-name="Tabelle25.A" table:number-columns-repeated="3"/>
        <table:table-column table:style-name="Tabelle25.D"/>
        <table:table-row>
          <table:table-cell table:style-name="Tabelle25.A1" office:value-type="string">
            <text:p text:style-name="P119"><text:span text:style-name="T51">Method</text:span></text:p>
          </table:table-cell>
          <table:table-cell table:style-name="Tabelle25.B1" table:number-columns-spanned="3" office:value-type="string">
            <text:p text:style-name="P119"><text:span text:style-name="T51">EnKai.</text:span><text:span text:style-name="T59">tools</text:span><text:span text:style-name="T51">.</text:span><text:span text:style-name="T59">error.display</text:span><text:span text:style-name="T51">(</text:span><text:span text:style-name="T59">addon</text:span><text:span text:style-name="T51">, </text:span><text:span text:style-name="T59">message</text:span><text:span text:style-name="T51">)</text:span></text:p>
          </table:table-cell>
          <table:covered-table-cell/>
          <table:covered-table-cell/>
        </table:table-row>
        <table:table-row>
          <table:table-cell table:style-name="Tabelle25.A2" office:value-type="string">
            <text:p text:style-name="P119"><text:span text:style-name="T51">Parameters</text:span></text:p>
          </table:table-cell>
          <table:table-cell table:style-name="Tabelle25.A2" office:value-type="string">
            <text:p text:style-name="P119"><text:span text:style-name="T59">addon</text:span></text:p>
          </table:table-cell>
          <table:table-cell table:style-name="Tabelle25.A2" office:value-type="string">
            <text:p text:style-name="P119"><text:span text:style-name="T51">String</text:span></text:p>
          </table:table-cell>
          <table:table-cell table:style-name="Tabelle25.D2" office:value-type="string">
            <text:p text:style-name="P119"><text:span text:style-name="T59">The addon raising the error</text:span></text:p>
          </table:table-cell>
        </table:table-row>
        <table:table-row>
          <table:table-cell table:style-name="Tabelle25.A2" office:value-type="string">
            <text:p text:style-name="P119"/>
          </table:table-cell>
          <table:table-cell table:style-name="Tabelle25.A2" office:value-type="string">
            <text:p text:style-name="P119"><text:span text:style-name="T59">message</text:span></text:p>
          </table:table-cell>
          <table:table-cell table:style-name="Tabelle25.A2" office:value-type="string">
            <text:p text:style-name="P119"><text:span text:style-name="T51">String</text:span></text:p>
          </table:table-cell>
          <table:table-cell table:style-name="Tabelle25.D2" office:value-type="string">
            <text:p text:style-name="P119"><text:span text:style-name="T59">The error message to display</text:span></text:p>
          </table:table-cell>
        </table:table-row>
      </table:table>
      <text:h text:style-name="P140" text:outline-level="1"/>
      <text:h text:style-name="P147" text:outline-level="1"><text:bookmark-start text:name="__RefHeading__2811_943291493"/>Data compression<text:bookmark-end text:name="__RefHeading__2811_943291493"/></text:h>
      <text:h text:style-name="P159" text:outline-level="2"><text:bookmark-start text:name="__RefHeading__2813_943291493"/>Compress data<text:bookmark-end text:name="__RefHeading__2813_943291493"/></text:h>
      <text:h text:style-name="P159" text:outline-level="2"><text:bookmark-start text:name="__RefHeading__2815_943291493"/>Uncompress data<text:bookmark-end text:name="__RefHeading__2815_943291493"/></text:h>
      <text:h text:style-name="P159" text:outline-level="2"><text:bookmark-start text:name="__RefHeading__2817_943291493"/>Calcuate checksum<text:bookmark-end text:name="__RefHeading__2817_943291493"/></text:h>
      <text:h text:style-name="P141" text:outline-level="1"/>
      <text:h text:style-name="P148" text:outline-level="1"><text:bookmark-start text:name="__RefHeading__2819_943291493"/>Version Checker<text:bookmark-end text:name="__RefHeading__2819_943291493"/></text:h>
      <text:p text:style-name="P229">EnKai includes functionality to automatically check for new versions of addons and report identified new versions to the player. This is done by broadcasting and storing version information from one player to the other.</text:p>
      <text:p text:style-name="P229">In order for the version check to work you'll have to register your addon using the following method:</text:p>
      <text:p text:style-name="P166">EnKai.version.init(addonName, addonVersion)<text:tab/></text:p>
      <text:p text:style-name="P229">The parameters should be the corresponding identifier and version settings from your addon's RiftAddon.toc file. You can get them automatically. For this simply put the following line at the top of all of your addon's files:</text:p>
      <text:p text:style-name="Code">local addonInfo, privateVars = ...<text:span text:style-name="T34"><text:tab/></text:span></text:p>
      <text:p text:style-name="P229">Then you can access the RiftAddon.toc file contents using the following references:</text:p>
      <text:p text:style-name="Code">EnKai.version.init(addonInfo.toc.Identifier, addonInfo.toc.Version)</text:p>
      <text:p text:style-name="P229">The version number check does support major and minor version numbers separated by dots. Actually you can have as many sub versions as you like. For example 4.3.2.1 does work.</text:p>
      <text:p text:style-name="P46"><text:span text:style-name="T34">You should however not include anything other than digits in your version number. For example 1.0a or V1.0 will </text:span><text:span text:style-name="T35">not </text:span><text:span text:style-name="T34">work.</text:span></text:p>
      <text:p text:style-name="P229">By using EnKai.version.init a local addon will be registered at the version checker and newly detected newer versions will be reported to the user. To prevent spam the same new version will only be reported once a day. If a higher version number than the last detected one is registered, that will be reported even if lower version has already been reported that day.</text:p>
      <text:p text:style-name="P229">The local deinstallation of an addon will be detected automatically and the user will no longer receive version update messages for that addon. Of course he would need to have at least one other addon installed which uses EnKai as otherwise the version checker wouldn't be running at all locally.</text:p>
      <text:p text:style-name="P229">Versions numbers are exchanged through internal communication between players. If the library recognizes a player who also has an addon installed which uses EnKai then there'll be short exchange of addon and version numbers between the two users. This is all silent and the user will not notice this.</text:p>
      <text:p text:style-name="P229">To minimize the amount of data being send around there'll be just one single communication between two players between to sessions (a new session start on new login or /reloadui).</text:p>
      <text:p text:style-name="P229">The library will exchange and store locally information about addons the user has not even installed. This is done in order to propagate version numbers faster and is a workaround to the limits of the Rift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OpenSymbol" svg:font-family="OpenSymbol"/>
    <style:font-face style:name="Tahoma1" svg:font-family="Tahoma"/>
    <style:font-face style:name="Consolas1" svg:font-family="Consolas" style:font-family-generic="roman"/>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 fo:language="zxx" fo:country="none" style:language-asian="zxx" style:country-asian="none" style:language-complex="zxx" style:country-complex="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5cm" fo:margin-bottom="0.21cm" style:contextual-spacing="false">
        <style:tab-stops/>
      </style:paragraph-properties>
      <style:text-properties fo:font-size="14pt" fo:font-style="italic" fo:font-weight="bold" officeooo:rsid="0006f98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011cm" fo:margin-right="0cm" fo:margin-top="0.499cm" fo:margin-bottom="0.21cm" style:contextual-spacing="false" fo:text-indent="-2.011cm" style:auto-text-indent="false">
        <style:tab-stops/>
      </style:paragraph-properties>
      <style:text-properties fo:font-size="14pt" fo:font-weight="bold" officeooo:rsid="002a17e3"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margin-top="0.499cm" fo:margin-bottom="0.499cm" style:contextual-spacing="true" fo:text-align="start" style:justify-single-word="false" fo:padding="0.049cm" fo:border="0.06pt solid #000000" style:shadow="none"/>
      <style:text-properties style:font-name="Courier New" fo:font-size="9pt" style:font-size-asian="9pt" style:font-size-complex="9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2M52S</meta:editing-duration>
    <meta:editing-cycles>120</meta:editing-cycles>
    <meta:generator>LibreOffice/4.0.5.2$Windows_x86 LibreOffice_project/5464147a081647a250913f19c0715bca595af2f</meta:generator>
    <dc:date>2013-10-12T13:06:51.08</dc:date>
    <meta:document-statistic meta:table-count="45" meta:image-count="0" meta:object-count="0" meta:page-count="40" meta:paragraph-count="1184" meta:word-count="9086" meta:character-count="54560" meta:non-whitespace-character-count="46300"/>
    <meta:user-defined meta:name="Info 1"/>
    <meta:user-defined meta:name="Info 2"/>
    <meta:user-defined meta:name="Info 3"/>
    <meta:user-defined meta:name="Info 4"/>
  </office:meta>
</office:document-meta>
</file>